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Normale_32_2" style:data-style-name="N36">
      <style:table-cell-properties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" style:family="table-cell" style:parent-style-name="Normale_32_2" style:data-style-name="N0">
      <style:table-cell-properties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#FFFFFF"/>
    </style:style>
    <style:style style:name="ce8" style:family="table-cell" style:parent-style-name="Normale_32_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7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/>
    </style:style>
    <style:style style:name="ce1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wrap-option="wrap"/>
      <style:text-properties fo:font-style="italic" style:font-style-asian="italic" style:font-style-complex="italic"/>
    </style:style>
    <style:style style:name="ce21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fo:background-color="#FFFFFF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/>
    </style:style>
    <style:style style:name="ce25" style:family="table-cell" style:parent-style-name="Default" style:data-style-name="N0">
      <style:table-cell-properties fo:border="thin solid #000000" style:vertical-align="automatic" fo:wrap-option="wrap"/>
      <style:text-properties fo:color="#000000" fo:font-style="italic" style:font-style-asian="italic" style:font-style-complex="italic"/>
    </style:style>
    <style:style style:name="ce26" style:family="table-cell" style:parent-style-name="Default" style:data-style-name="N0">
      <style:table-cell-properties fo:border="thin solid #000000" style:vertical-align="automatic" fo:wrap-option="wrap"/>
      <style:text-properties fo:color="#000000"/>
    </style:style>
    <style:style style:name="ce2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28" style:family="table-cell" style:parent-style-name="Default" style:data-style-name="N0">
      <style:table-cell-properties fo:border="thin solid #000000" style:vertical-align="automatic" fo:wrap-option="wrap"/>
      <style:text-properties fo:color="#000000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36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76933C" style:repeat-content="false"/>
      <style:paragraph-properties fo:text-align="center"/>
    </style:style>
    <style:style style:name="ce41" style:family="table-cell" style:parent-style-name="Normale_32_2" style:data-style-name="N0">
      <style:table-cell-properties fo:border-top="none" fo:border-bottom="none" fo:border-left="thin solid #000000" fo:border-right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42" style:family="table-cell" style:parent-style-name="Normale_32_2" style:data-style-name="N0">
      <style:table-cell-properties fo:border-top="none" fo:border-bottom="none" fo:border-left="none" fo:border-right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3" style:family="table-cell" style:parent-style-name="Normale_32_2" style:data-style-name="N0">
      <style:table-cell-properties fo:border-top="none" fo:border-bottom="none" fo:border-left="thin solid #000000" fo:border-right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4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C4D79B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47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48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4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0" style:family="table-cell" style:parent-style-name="Normale_32_2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40.15pt" style:use-optimal-row-height="false" fo:break-before="auto"/>
    </style:style>
    <style:style style:name="ro3" style:family="table-row">
      <style:table-row-properties style:row-height="4.15pt" style:use-optimal-row-height="false" fo:break-before="auto"/>
    </style:style>
    <style:style style:name="ro4" style:family="table-row">
      <style:table-row-properties style:row-height="79.9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FFFFFF"/>
      <style:map style:condition="of:cell-content()=&quot;NO&quot;" style:apply-style-name="cf1"/>
    </style:style>
    <style:style style:name="ce52" style:family="table-cell" style:parent-style-name="Default" style:data-style-name="N0">
      <style:table-cell-properties fo:border="thin solid #000000" fo:background-color="#FFFFFF"/>
      <style:map style:condition="of:cell-content()=&quot;NO&quot;" style:apply-style-name="cf1"/>
    </style:style>
    <style:style style:name="ce5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map style:condition="of:cell-content()=&quot;NO&quot;" style:apply-style-name="cf1"/>
    </style:style>
    <style:style style:name="ce54" style:family="table-cell" style:parent-style-name="Default" style:data-style-name="N0">
      <style:table-cell-properties fo:border="thin solid #000000" style:vertical-align="automatic" fo:wrap-option="wrap"/>
      <style:map style:condition="of:cell-content()=&quot;NO&quot;" style:apply-style-name="cf1"/>
    </style:style>
    <style:style style:name="ce55" style:family="table-cell" style:parent-style-name="Default" style:data-style-name="N0">
      <style:table-cell-properties fo:border="thin solid #000000"/>
      <style:map style:condition="of:cell-content()=&quot;NO&quot;" style:apply-style-name="cf1"/>
    </style:style>
    <style:style style:name="ce56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map style:condition="of:cell-content()=&quot;NO&quot;" style:apply-style-name="cf1"/>
    </style:style>
    <style:style style:name="ce5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&quot;NO&quot;" style:apply-style-name="cf1"/>
    </style:style>
    <style:style style:name="ce5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  <style:map style:condition="of:cell-content()=&quot;NO&quot;" style:apply-style-name="cf1"/>
    </style:style>
    <style:style style:name="ce59" style:family="table-cell" style:parent-style-name="Default" style:data-style-name="N0">
      <style:table-cell-properties fo:border="thin solid #000000"/>
      <style:map style:condition="of:cell-content()=&quot;no&quot;" style:apply-style-name="cf1"/>
    </style:style>
    <style:style style:name="ce60" style:family="table-cell" style:parent-style-name="Default" style:data-style-name="N0">
      <style:table-cell-properties fo:border="thin solid #000000" style:vertical-align="automatic" fo:wrap-option="wrap"/>
      <style:map style:condition="of:cell-content()=&quot;no&quot;" style:apply-style-name="cf1"/>
    </style:style>
    <style:style style:name="ce6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  <style:map style:condition="of:cell-content()=&quot;NO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asilicata" table:style-name="ta1">
        <table:table-column table:style-name="co1" table:default-cell-style-name="ce9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0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0"/>
        <table:table-column table:style-name="co10" table:default-cell-style-name="ce1"/>
        <table:table-column table:style-name="co11" table:default-cell-style-name="ce2"/>
        <table:table-column table:style-name="co3" table:default-cell-style-name="ce14"/>
        <table:table-column table:style-name="co12" table:default-cell-style-name="ce12"/>
        <table:table-column table:style-name="co13" table:default-cell-style-name="ce34"/>
        <table:table-column table:style-name="co14" table:number-columns-repeated="16369" table:default-cell-style-name="ce1"/>
        <table:table-row table:style-name="ro1">
          <table:table-cell office:value-type="string" table:number-columns-spanned="15" table:number-rows-spanned="1" table:style-name="ce46">
            <text:p><text:s/>REGIONE BASILICATA</text:p>
          </table:table-cell>
          <table:covered-table-cell table:number-columns-repeated="14"/>
          <table:table-cell table:number-columns-repeated="16369" table:style-name="ce1"/>
        </table:table-row>
        <table:table-row table:style-name="ro2">
          <table:table-cell office:value-type="string" table:number-columns-spanned="1" table:number-rows-spanned="2" table:style-name="ce47">
            <text:p>ID</text:p>
          </table:table-cell>
          <table:table-cell office:value-type="string" table:number-columns-spanned="1" table:number-rows-spanned="2" table:style-name="ce49">
            <text:p>N. SCHEDA</text:p>
          </table:table-cell>
          <table:table-cell office:value-type="string" table:number-columns-spanned="1" table:number-rows-spanned="2" table:style-name="ce47">
            <text:p>PROVINCIA</text:p>
          </table:table-cell>
          <table:table-cell office:value-type="string" table:number-columns-spanned="1" table:number-rows-spanned="2" table:style-name="ce47">
            <text:p>COMUNE</text:p>
          </table:table-cell>
          <table:table-cell office:value-type="string" table:number-columns-spanned="1" table:number-rows-spanned="2" table:style-name="ce47">
            <text:p>LOCALITA’</text:p>
          </table:table-cell>
          <table:table-cell office:value-type="string" table:number-columns-spanned="1" table:number-rows-spanned="2" table:style-name="ce47">
            <text:p><text:s/>LATITUDINE <text:s text:c="21"/>su GIS</text:p>
          </table:table-cell>
          <table:table-cell office:value-type="string" table:number-columns-spanned="1" table:number-rows-spanned="2" table:style-name="ce47">
            <text:p>LONGITUDINE <text:s text:c="10"/>su GIS</text:p>
          </table:table-cell>
          <table:table-cell office:value-type="string" table:number-columns-spanned="1" table:number-rows-spanned="2" table:style-name="ce47">
            <text:p>ALTITUDINE <text:s text:c="9"/>(m s.l.m.)</text:p>
          </table:table-cell>
          <table:table-cell office:value-type="string" table:number-columns-spanned="1" table:number-rows-spanned="2" table:style-name="ce47">
            <text:p>CONTESTO URBANO <text:s text:c="20"/>si/no</text:p>
          </table:table-cell>
          <table:table-cell office:value-type="string" table:number-columns-spanned="2" table:number-rows-spanned="1" table:style-name="ce49">
            <text:p>SPECIE</text:p>
          </table:table-cell>
          <table:covered-table-cell/>
          <table:table-cell office:value-type="string" table:number-columns-spanned="1" table:number-rows-spanned="2" table:style-name="ce47">
            <text:p>CIRCONFERENZA FUSTO <text:s text:c="21"/>(cm)</text:p>
          </table:table-cell>
          <table:table-cell office:value-type="string" table:number-columns-spanned="1" table:number-rows-spanned="2" table:style-name="ce50">
            <text:p>ALTEZZA <text:s text:c="26"/>(m)</text:p>
          </table:table-cell>
          <table:table-cell office:value-type="string" table:number-columns-spanned="1" table:number-rows-spanned="2" table:style-name="ce47">
            <text:p>CRITERI DI MONUMENTALITA'</text:p>
          </table:table-cell>
          <table:table-cell office:value-type="string" table:number-columns-spanned="1" table:number-rows-spanned="2" table:style-name="ce47">
            <text:p>PROPOSTA DICHIARAZIONE NOTEVOLE INTERESSE PUBBLICO</text:p>
          </table:table-cell>
          <table:table-cell table:number-columns-repeated="16369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NOME SCIENTIFICO</text:p>
          </table:table-cell>
          <table:table-cell office:value-type="string" table:style-name="ce44">
            <text:p><text:s/>NOME VOLGARE</text:p>
          </table:table-cell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3">
          <table:table-cell table:style-name="ce40"/>
          <table:table-cell table:style-name="ce41"/>
          <table:table-cell table:style-name="ce42"/>
          <table:table-cell table:number-columns-repeated="2" table:style-name="ce43"/>
          <table:table-cell table:number-columns-repeated="3" table:style-name="ce4"/>
          <table:table-cell office:value-type="string" table:style-name="ce43">
            <text:p><text:s text:c="12"/></text:p>
          </table:table-cell>
          <table:table-cell table:number-columns-repeated="3" table:style-name="ce4"/>
          <table:table-cell table:style-name="ce3"/>
          <table:table-cell table:number-columns-repeated="2" table:style-name="ce4"/>
          <table:table-cell table:number-columns-repeated="16369" table:style-name="ce5"/>
        </table:table-row>
        <table:table-row table:style-name="ro4">
          <table:table-cell office:value-type="float" office:value="1" table:style-name="ce45">
            <text:p>1</text:p>
          </table:table-cell>
          <table:table-cell office:value-type="string" table:style-name="ce38">
            <text:p>01/D547/MT/17</text:p>
          </table:table-cell>
          <table:table-cell office:value-type="string" table:style-name="ce7">
            <text:p>Matera</text:p>
          </table:table-cell>
          <table:table-cell office:value-type="string" table:style-name="ce7">
            <text:p>Ferrandina</text:p>
          </table:table-cell>
          <table:table-cell office:value-type="string" table:style-name="ce16">
            <text:p>Fosso di Carpatiello</text:p>
          </table:table-cell>
          <table:table-cell office:value-type="string" table:style-name="ce27">
            <text:p>40°29'02,70''</text:p>
          </table:table-cell>
          <table:table-cell office:value-type="string" table:style-name="ce27">
            <text:p>16°28'60,00''</text:p>
          </table:table-cell>
          <table:table-cell office:value-type="float" office:value="340" table:style-name="ce19">
            <text:p>340</text:p>
          </table:table-cell>
          <table:table-cell office:value-type="string" table:style-name="ce19">
            <text:p>no</text:p>
          </table:table-cell>
          <table:table-cell office:value-type="string" table:style-name="ce16">
            <text:p><text:span text:style-name="T4">Olea europaea</text:span><text:s/><text:span text:style-name="T3">L</text:span><text:span text:style-name="T5">.</text:span></text:p>
          </table:table-cell>
          <table:table-cell office:value-type="string" table:style-name="ce7">
            <text:p>Olivo</text:p>
          </table:table-cell>
          <table:table-cell office:value-type="float" office:value="550" table:style-name="ce19">
            <text:p>550</text:p>
          </table:table-cell>
          <table:table-cell office:value-type="float" office:value="6.5" table:style-name="ce19">
            <text:p>6,5</text:p>
          </table:table-cell>
          <table:table-cell office:value-type="string" table:style-name="ce16">
            <text:p>a) età e/o dimensioni <text:s text:c="35"/>b) forma e portamento <text:s text:c="33"/>f) pregio paesaggistico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2" table:formula="of:=[.A5]+1" table:style-name="ce45">
            <text:p>2</text:p>
          </table:table-cell>
          <table:table-cell office:value-type="string" table:style-name="ce38">
            <text:p>02/D547/MT/17</text:p>
          </table:table-cell>
          <table:table-cell office:value-type="string" table:style-name="ce7">
            <text:p>Matera</text:p>
          </table:table-cell>
          <table:table-cell office:value-type="string" table:style-name="ce7">
            <text:p>Ferrandina</text:p>
          </table:table-cell>
          <table:table-cell office:value-type="string" table:style-name="ce16">
            <text:p>Fosso di Carpatiello</text:p>
          </table:table-cell>
          <table:table-cell office:value-type="string" table:style-name="ce27">
            <text:p>40°29'18,10''</text:p>
          </table:table-cell>
          <table:table-cell office:value-type="string" table:style-name="ce31">
            <text:p>16°28'06,10''</text:p>
          </table:table-cell>
          <table:table-cell office:value-type="float" office:value="340" table:style-name="ce19">
            <text:p>340</text:p>
          </table:table-cell>
          <table:table-cell office:value-type="string" table:style-name="ce19">
            <text:p>no</text:p>
          </table:table-cell>
          <table:table-cell office:value-type="string" table:style-name="ce16">
            <text:p><text:span text:style-name="T4">Olea europaea</text:span><text:s/><text:span text:style-name="T3">L</text:span><text:span text:style-name="T5">.</text:span></text:p>
          </table:table-cell>
          <table:table-cell office:value-type="string" table:style-name="ce7">
            <text:p>Olivo</text:p>
          </table:table-cell>
          <table:table-cell office:value-type="float" office:value="750" table:style-name="ce19">
            <text:p>750</text:p>
          </table:table-cell>
          <table:table-cell office:value-type="float" office:value="4.5" table:style-name="ce19">
            <text:p>4,5</text:p>
          </table:table-cell>
          <table:table-cell office:value-type="string" table:style-name="ce16">
            <text:p>a) età e/o dimensioni <text:s text:c="37"/>b) forma e portamento <text:s text:c="33"/>f) pregio paesaggistico</text:p>
          </table:table-cell>
          <table:table-cell office:value-type="string" table:style-name="ce32">
            <text:p>si</text:p>
          </table:table-cell>
          <table:table-cell table:number-columns-repeated="16369" table:style-name="ce5"/>
        </table:table-row>
        <table:table-row table:style-name="ro4">
          <table:table-cell office:value-type="float" office:value="3" table:formula="of:=[.A6]+1" table:style-name="ce45">
            <text:p>3</text:p>
          </table:table-cell>
          <table:table-cell office:value-type="string" table:style-name="ce32">
            <text:p>03/D547/MT/17</text:p>
          </table:table-cell>
          <table:table-cell office:value-type="string" table:style-name="ce29">
            <text:p>Matera</text:p>
          </table:table-cell>
          <table:table-cell office:value-type="string" table:style-name="ce29">
            <text:p>Ferrandina</text:p>
          </table:table-cell>
          <table:table-cell office:value-type="string" table:style-name="ce30">
            <text:p>Fosso di Carpatiello</text:p>
          </table:table-cell>
          <table:table-cell office:value-type="string" table:style-name="ce31">
            <text:p>40°29'18,10''</text:p>
          </table:table-cell>
          <table:table-cell office:value-type="string" table:style-name="ce31">
            <text:p>16°28'06,10''</text:p>
          </table:table-cell>
          <table:table-cell office:value-type="float" office:value="340" table:style-name="ce32">
            <text:p>340</text:p>
          </table:table-cell>
          <table:table-cell office:value-type="string" table:style-name="ce19">
            <text:p>no</text:p>
          </table:table-cell>
          <table:table-cell office:value-type="string" table:style-name="ce30">
            <text:p><text:span text:style-name="T4">Olea europaea</text:span><text:s/><text:span text:style-name="T3">L</text:span><text:span text:style-name="T5">.</text:span></text:p>
          </table:table-cell>
          <table:table-cell office:value-type="string" table:style-name="ce29">
            <text:p>Olivo</text:p>
          </table:table-cell>
          <table:table-cell office:value-type="float" office:value="750" table:style-name="ce32">
            <text:p>750</text:p>
          </table:table-cell>
          <table:table-cell office:value-type="float" office:value="7" table:style-name="ce33">
            <text:p>7,0</text:p>
          </table:table-cell>
          <table:table-cell office:value-type="string" table:style-name="ce30">
            <text:p>a) età e/o dimensioni <text:s text:c="37"/>b) forma e portamento <text:s text:c="36"/>f) pregio paesaggistico</text:p>
          </table:table-cell>
          <table:table-cell office:value-type="string" table:style-name="ce32">
            <text:p>si</text:p>
          </table:table-cell>
          <table:table-cell table:number-columns-repeated="16369" table:style-name="ce5"/>
        </table:table-row>
        <table:table-row table:style-name="ro4">
          <table:table-cell office:value-type="float" office:value="4" table:formula="of:=[.A7]+1" table:style-name="ce45">
            <text:p>4</text:p>
          </table:table-cell>
          <table:table-cell office:value-type="string" table:style-name="ce13">
            <text:p>01/F052/MT/17</text:p>
          </table:table-cell>
          <table:table-cell office:value-type="string" table:style-name="ce6">
            <text:p>Matera</text:p>
          </table:table-cell>
          <table:table-cell office:value-type="string" table:style-name="ce6">
            <text:p>Matera</text:p>
          </table:table-cell>
          <table:table-cell office:value-type="string" table:style-name="ce11">
            <text:p>Masseria Malvezzi</text:p>
          </table:table-cell>
          <table:table-cell office:value-type="string" table:style-name="ce27">
            <text:p>40°36'38,00"</text:p>
          </table:table-cell>
          <table:table-cell office:value-type="string" table:style-name="ce27">
            <text:p>16°42'07,00"</text:p>
          </table:table-cell>
          <table:table-cell office:value-type="float" office:value="366" table:style-name="ce13">
            <text:p>366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trojana<text:s/></text:span><text:span text:style-name="T3">Webb.</text:span></text:p>
          </table:table-cell>
          <table:table-cell office:value-type="string" table:style-name="ce6">
            <text:p>Fragno</text:p>
          </table:table-cell>
          <table:table-cell office:value-type="float" office:value="210" table:style-name="ce13">
            <text:p>210</text:p>
          </table:table-cell>
          <table:table-cell office:value-type="float" office:value="15" table:style-name="ce15">
            <text:p>15,0</text:p>
          </table:table-cell>
          <table:table-cell office:value-type="string" table:style-name="ce30">
            <text:p><text:s text:c="79"/>c) valore ecologico <text:s text:c="39"/>d) rarità botanica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5" table:formula="of:=[.A8]+1" table:style-name="ce45">
            <text:p>5</text:p>
          </table:table-cell>
          <table:table-cell office:value-type="string" table:style-name="ce13">
            <text:p>02/F052/MT/17</text:p>
          </table:table-cell>
          <table:table-cell office:value-type="string" table:style-name="ce6">
            <text:p>Matera</text:p>
          </table:table-cell>
          <table:table-cell office:value-type="string" table:style-name="ce6">
            <text:p>Matera</text:p>
          </table:table-cell>
          <table:table-cell office:value-type="string" table:style-name="ce11">
            <text:p>Masseria Selva Teresa</text:p>
          </table:table-cell>
          <table:table-cell office:value-type="string" table:style-name="ce27">
            <text:p>40°37'16,10"</text:p>
          </table:table-cell>
          <table:table-cell office:value-type="string" table:style-name="ce27">
            <text:p>16°40'25,80"<text:s/></text:p>
          </table:table-cell>
          <table:table-cell office:value-type="float" office:value="367" table:style-name="ce13">
            <text:p>367</text:p>
          </table:table-cell>
          <table:table-cell office:value-type="string" table:style-name="ce13">
            <text:p>no</text:p>
          </table:table-cell>
          <table:table-cell office:value-type="string" table:style-name="ce24">
            <text:p><text:span text:style-name="T4">Juniperus oxycedrus</text:span><text:s/>L.</text:p>
          </table:table-cell>
          <table:table-cell office:value-type="string" table:style-name="ce7">
            <text:p>Ginepro coccolone</text:p>
          </table:table-cell>
          <table:table-cell office:value-type="float" office:value="190" table:style-name="ce13">
            <text:p>190</text:p>
          </table:table-cell>
          <table:table-cell office:value-type="float" office:value="11" table:style-name="ce15">
            <text:p>11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6" table:formula="of:=[.A9]+1" table:style-name="ce45">
            <text:p>6</text:p>
          </table:table-cell>
          <table:table-cell office:value-type="string" table:style-name="ce13">
            <text:p>03/F052/MT/17</text:p>
          </table:table-cell>
          <table:table-cell office:value-type="string" table:style-name="ce6">
            <text:p>Matera</text:p>
          </table:table-cell>
          <table:table-cell office:value-type="string" table:style-name="ce6">
            <text:p>Matera</text:p>
          </table:table-cell>
          <table:table-cell office:value-type="string" table:style-name="ce11">
            <text:p>Via Aldo Moro</text:p>
          </table:table-cell>
          <table:table-cell office:value-type="string" table:style-name="ce27">
            <text:p>40°39'51,60"</text:p>
          </table:table-cell>
          <table:table-cell office:value-type="string" table:style-name="ce27">
            <text:p>16°35'52,87"</text:p>
          </table:table-cell>
          <table:table-cell office:value-type="float" office:value="406" table:style-name="ce13">
            <text:p>406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4">Pinus pinea</text:span><text:s/><text:span text:style-name="T3">L.</text:span></text:p>
          </table:table-cell>
          <table:table-cell office:value-type="string" table:style-name="ce6">
            <text:p>Pino domestico</text:p>
          </table:table-cell>
          <table:table-cell office:value-type="float" office:value="290" table:style-name="ce13">
            <text:p>290</text:p>
          </table:table-cell>
          <table:table-cell office:value-type="float" office:value="22" table:style-name="ce15">
            <text:p>22,0</text:p>
          </table:table-cell>
          <table:table-cell office:value-type="string" table:style-name="ce30">
            <text:p>c) valore ecologico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7" table:formula="of:=[.A10]+1" table:style-name="ce45">
            <text:p>7</text:p>
          </table:table-cell>
          <table:table-cell office:value-type="string" table:style-name="ce13">
            <text:p>04/F052/MT/17</text:p>
          </table:table-cell>
          <table:table-cell office:value-type="string" table:style-name="ce6">
            <text:p>Matera</text:p>
          </table:table-cell>
          <table:table-cell office:value-type="string" table:style-name="ce6">
            <text:p>Matera</text:p>
          </table:table-cell>
          <table:table-cell office:value-type="string" table:style-name="ce11">
            <text:p>Masseria Lo Russo</text:p>
          </table:table-cell>
          <table:table-cell office:value-type="string" table:style-name="ce27">
            <text:p>40°43'30,60"</text:p>
          </table:table-cell>
          <table:table-cell office:value-type="string" table:style-name="ce27">
            <text:p>16°31'26,10"</text:p>
          </table:table-cell>
          <table:table-cell office:value-type="float" office:value="403" table:style-name="ce13">
            <text:p>403</text:p>
          </table:table-cell>
          <table:table-cell office:value-type="string" table:style-name="ce13">
            <text:p>no</text:p>
          </table:table-cell>
          <table:table-cell office:value-type="string" table:style-name="ce25">
            <text:p>Quercus pubescens<text:s/><text:span text:style-name="T2">Willd.</text:span></text:p>
          </table:table-cell>
          <table:table-cell office:value-type="string" table:style-name="ce6">
            <text:p>Roverella<text:s/></text:p>
          </table:table-cell>
          <table:table-cell office:value-type="float" office:value="496" table:style-name="ce13">
            <text:p>496</text:p>
          </table:table-cell>
          <table:table-cell office:value-type="float" office:value="15" table:style-name="ce15">
            <text:p>15,0</text:p>
          </table:table-cell>
          <table:table-cell office:value-type="string" table:style-name="ce30">
            <text:p>a) età e/o dimensioni <text:s text:c="42"/>b) forma e portamento <text:s text:c="78"/>f) pregio paesaggistico</text:p>
          </table:table-cell>
          <table:table-cell office:value-type="string" table:style-name="ce32">
            <text:p>si</text:p>
          </table:table-cell>
          <table:table-cell table:number-columns-repeated="16369" table:style-name="ce5"/>
        </table:table-row>
        <table:table-row table:style-name="ro4">
          <table:table-cell office:value-type="float" office:value="8" table:formula="of:=[.A11]+1" table:style-name="ce45">
            <text:p>8</text:p>
          </table:table-cell>
          <table:table-cell office:value-type="string" table:style-name="ce13">
            <text:p>05/F052/MT/17</text:p>
          </table:table-cell>
          <table:table-cell office:value-type="string" table:style-name="ce6">
            <text:p>Matera</text:p>
          </table:table-cell>
          <table:table-cell office:value-type="string" table:style-name="ce6">
            <text:p>Matera</text:p>
          </table:table-cell>
          <table:table-cell office:value-type="string" table:style-name="ce11">
            <text:p>Masseria Monte Grosso</text:p>
          </table:table-cell>
          <table:table-cell office:value-type="string" table:style-name="ce27">
            <text:p>40°41'17,20"</text:p>
          </table:table-cell>
          <table:table-cell office:value-type="string" table:style-name="ce27">
            <text:p>16°41'52,70''<text:s/></text:p>
          </table:table-cell>
          <table:table-cell office:value-type="float" office:value="377" table:style-name="ce13">
            <text:p>377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Salix alba</text:span><text:span text:style-name="T2"><text:s/>L.</text:span></text:p>
          </table:table-cell>
          <table:table-cell office:value-type="string" table:style-name="ce6">
            <text:p>Salice bianco</text:p>
          </table:table-cell>
          <table:table-cell office:value-type="float" office:value="370" table:style-name="ce13">
            <text:p>370</text:p>
          </table:table-cell>
          <table:table-cell office:value-type="float" office:value="14" table:style-name="ce15">
            <text:p>14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9" table:formula="of:=[.A12]+1" table:style-name="ce45">
            <text:p>9</text:p>
          </table:table-cell>
          <table:table-cell office:value-type="string" table:style-name="ce13">
            <text:p>06/F052/MT/17</text:p>
          </table:table-cell>
          <table:table-cell office:value-type="string" table:style-name="ce6">
            <text:p>Matera</text:p>
          </table:table-cell>
          <table:table-cell office:value-type="string" table:style-name="ce6">
            <text:p>Matera</text:p>
          </table:table-cell>
          <table:table-cell office:value-type="string" table:style-name="ce11">
            <text:p>Masseria Passarelli</text:p>
          </table:table-cell>
          <table:table-cell office:value-type="string" table:style-name="ce27">
            <text:p>40°36'44,00"</text:p>
          </table:table-cell>
          <table:table-cell office:value-type="string" table:style-name="ce27">
            <text:p>16°38'50,00"</text:p>
          </table:table-cell>
          <table:table-cell office:value-type="float" office:value="151" table:style-name="ce13">
            <text:p>151</text:p>
          </table:table-cell>
          <table:table-cell office:value-type="string" table:style-name="ce13">
            <text:p>no</text:p>
          </table:table-cell>
          <table:table-cell office:value-type="string" table:style-name="ce16">
            <text:p><text:span text:style-name="T4">Juniperus oxycedrus</text:span><text:s/>L.</text:p>
          </table:table-cell>
          <table:table-cell office:value-type="string" table:style-name="ce7">
            <text:p>Ginepro coccolone</text:p>
          </table:table-cell>
          <table:table-cell office:value-type="string" table:style-name="ce13">
            <text:p>107/122</text:p>
          </table:table-cell>
          <table:table-cell office:value-type="float" office:value="5" table:style-name="ce15">
            <text:p>5,0</text:p>
          </table:table-cell>
          <table:table-cell office:value-type="string" table:style-name="ce30">
            <text:p>b) forma e portamento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10" table:formula="of:=[.A13]+1" table:style-name="ce45">
            <text:p>10</text:p>
          </table:table-cell>
          <table:table-cell office:value-type="string" table:style-name="ce13">
            <text:p>07/F052/MT/17</text:p>
          </table:table-cell>
          <table:table-cell office:value-type="string" table:style-name="ce6">
            <text:p>Matera</text:p>
          </table:table-cell>
          <table:table-cell office:value-type="string" table:style-name="ce6">
            <text:p>Matera</text:p>
          </table:table-cell>
          <table:table-cell office:value-type="string" table:style-name="ce11">
            <text:p>Colle Timmari - Fontana della Madonna</text:p>
          </table:table-cell>
          <table:table-cell office:value-type="string" table:style-name="ce27">
            <text:p>40°39'02,50''</text:p>
          </table:table-cell>
          <table:table-cell office:value-type="string" table:style-name="ce27">
            <text:p>16°29'23,00"</text:p>
          </table:table-cell>
          <table:table-cell office:value-type="float" office:value="385" table:style-name="ce13">
            <text:p>385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Populus nigra<text:s/></text:span>L.</text:p>
          </table:table-cell>
          <table:table-cell office:value-type="string" table:style-name="ce6">
            <text:p>Pioppo nero</text:p>
          </table:table-cell>
          <table:table-cell office:value-type="float" office:value="420" table:style-name="ce13">
            <text:p>420</text:p>
          </table:table-cell>
          <table:table-cell office:value-type="float" office:value="22" table:style-name="ce15">
            <text:p>22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11" table:formula="of:=[.A14]+1" table:style-name="ce45">
            <text:p>11</text:p>
          </table:table-cell>
          <table:table-cell office:value-type="string" table:style-name="ce13">
            <text:p>08/F052/MT/17</text:p>
          </table:table-cell>
          <table:table-cell office:value-type="string" table:style-name="ce6">
            <text:p>Matera</text:p>
          </table:table-cell>
          <table:table-cell office:value-type="string" table:style-name="ce6">
            <text:p>Matera</text:p>
          </table:table-cell>
          <table:table-cell office:value-type="string" table:style-name="ce11">
            <text:p>Masseria Passarelli</text:p>
          </table:table-cell>
          <table:table-cell office:value-type="string" table:style-name="ce27">
            <text:p>40°36'46,00"</text:p>
          </table:table-cell>
          <table:table-cell office:value-type="string" table:style-name="ce27">
            <text:p>16°38'50,00"</text:p>
          </table:table-cell>
          <table:table-cell office:value-type="float" office:value="159" table:style-name="ce13">
            <text:p>159</text:p>
          </table:table-cell>
          <table:table-cell office:value-type="string" table:style-name="ce13">
            <text:p>no</text:p>
          </table:table-cell>
          <table:table-cell office:value-type="string" table:style-name="ce16">
            <text:p><text:span text:style-name="T4">Juniperus oxycedrus</text:span><text:s/>L.</text:p>
          </table:table-cell>
          <table:table-cell office:value-type="string" table:style-name="ce7">
            <text:p>Ginepro coccolone</text:p>
          </table:table-cell>
          <table:table-cell office:value-type="float" office:value="132" table:style-name="ce13">
            <text:p>132</text:p>
          </table:table-cell>
          <table:table-cell office:value-type="float" office:value="5" table:style-name="ce15">
            <text:p>5,0</text:p>
          </table:table-cell>
          <table:table-cell office:value-type="string" table:style-name="ce30">
            <text:p>a) età e/o dimensioni <text:s text:c="32"/>b) forma e portamento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12" table:formula="of:=[.A15]+1" table:style-name="ce45">
            <text:p>12</text:p>
          </table:table-cell>
          <table:table-cell office:value-type="string" table:style-name="ce13">
            <text:p>09/F052/MT/17</text:p>
          </table:table-cell>
          <table:table-cell office:value-type="string" table:style-name="ce6">
            <text:p>Matera</text:p>
          </table:table-cell>
          <table:table-cell office:value-type="string" table:style-name="ce6">
            <text:p>Matera</text:p>
          </table:table-cell>
          <table:table-cell office:value-type="string" table:style-name="ce11">
            <text:p>Contrada La Vaglia</text:p>
          </table:table-cell>
          <table:table-cell office:value-type="string" table:style-name="ce27">
            <text:p>40°40'55,00"</text:p>
          </table:table-cell>
          <table:table-cell office:value-type="string" table:style-name="ce27">
            <text:p>16°35'53,23"</text:p>
          </table:table-cell>
          <table:table-cell office:value-type="float" office:value="333" table:style-name="ce13">
            <text:p>333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4">Prunus mahaleb</text:span><text:s/>L.</text:p>
          </table:table-cell>
          <table:table-cell office:value-type="string" table:style-name="ce6">
            <text:p>Ciliegio canino</text:p>
          </table:table-cell>
          <table:table-cell office:value-type="string" table:style-name="ce13">
            <text:p>70/84/88/91</text:p>
          </table:table-cell>
          <table:table-cell office:value-type="float" office:value="5" table:style-name="ce15">
            <text:p>5,0</text:p>
          </table:table-cell>
          <table:table-cell office:value-type="string" table:style-name="ce30">
            <text:p>d) rarità botanica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13" table:formula="of:=[.A16]+1" table:style-name="ce45">
            <text:p>13</text:p>
          </table:table-cell>
          <table:table-cell office:value-type="string" table:style-name="ce13">
            <text:p>01/F637/MT/17</text:p>
          </table:table-cell>
          <table:table-cell office:value-type="string" table:style-name="ce6">
            <text:p>Matera</text:p>
          </table:table-cell>
          <table:table-cell office:value-type="string" table:style-name="ce6">
            <text:p>Montescaglioso</text:p>
          </table:table-cell>
          <table:table-cell office:value-type="string" table:style-name="ce11">
            <text:p>Oliveto dei Monaci</text:p>
          </table:table-cell>
          <table:table-cell office:value-type="string" table:style-name="ce27">
            <text:p>40°31'02,50''</text:p>
          </table:table-cell>
          <table:table-cell office:value-type="string" table:style-name="ce27">
            <text:p>16°42'02,20''</text:p>
          </table:table-cell>
          <table:table-cell office:value-type="float" office:value="180" table:style-name="ce13">
            <text:p>18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Pinus halepensis</text:span><text:s/>Mill.</text:p>
          </table:table-cell>
          <table:table-cell office:value-type="string" table:style-name="ce6">
            <text:p>Pino d'Aleppo</text:p>
          </table:table-cell>
          <table:table-cell office:value-type="float" office:value="410" table:style-name="ce13">
            <text:p>410</text:p>
          </table:table-cell>
          <table:table-cell office:value-type="float" office:value="20" table:style-name="ce15">
            <text:p>20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14" table:formula="of:=[.A17]+1" table:style-name="ce45">
            <text:p>14</text:p>
          </table:table-cell>
          <table:table-cell office:value-type="string" table:style-name="ce13">
            <text:p>01/H591/MT/17</text:p>
          </table:table-cell>
          <table:table-cell office:value-type="string" table:style-name="ce6">
            <text:p>Matera</text:p>
          </table:table-cell>
          <table:table-cell office:value-type="string" table:style-name="ce6">
            <text:p>Rotondella</text:p>
          </table:table-cell>
          <table:table-cell office:value-type="string" table:style-name="ce11">
            <text:p>Bosco Finocchio</text:p>
          </table:table-cell>
          <table:table-cell office:value-type="string" table:style-name="ce27">
            <text:p>40°09'05,60''</text:p>
          </table:table-cell>
          <table:table-cell office:value-type="string" table:style-name="ce27">
            <text:p>16°28'50,00''</text:p>
          </table:table-cell>
          <table:table-cell office:value-type="float" office:value="650" table:style-name="ce13">
            <text:p>65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Fraxinus angustifolia<text:s/></text:span><text:span text:style-name="T3">Vahl</text:span></text:p>
          </table:table-cell>
          <table:table-cell office:value-type="string" table:style-name="ce6">
            <text:p>Frassino meridionale<text:s/></text:p>
          </table:table-cell>
          <table:table-cell office:value-type="float" office:value="300" table:style-name="ce13">
            <text:p>300</text:p>
          </table:table-cell>
          <table:table-cell office:value-type="float" office:value="7" table:style-name="ce15">
            <text:p>7,0</text:p>
          </table:table-cell>
          <table:table-cell office:value-type="string" table:style-name="ce16">
            <text:p>a) età e/o dimensioni <text:s text:c="39"/>c) valore ecologico <text:s text:c="40"/>d) rarità botanica<text:s text:c="27"/>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15" table:formula="of:=[.A18]+1" table:style-name="ce45">
            <text:p>15</text:p>
          </table:table-cell>
          <table:table-cell office:value-type="string" table:style-name="ce13">
            <text:p>01/H687/MT/17</text:p>
          </table:table-cell>
          <table:table-cell office:value-type="string" table:style-name="ce6">
            <text:p>Matera</text:p>
          </table:table-cell>
          <table:table-cell office:value-type="string" table:style-name="ce6">
            <text:p>Salandra</text:p>
          </table:table-cell>
          <table:table-cell office:value-type="string" table:style-name="ce11">
            <text:p>Il Padre</text:p>
          </table:table-cell>
          <table:table-cell office:value-type="string" table:style-name="ce27">
            <text:p>40°32'20,50''</text:p>
          </table:table-cell>
          <table:table-cell office:value-type="string" table:style-name="ce27">
            <text:p>16°19'41,50''</text:p>
          </table:table-cell>
          <table:table-cell office:value-type="float" office:value="500" table:style-name="ce13">
            <text:p>50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495" table:style-name="ce13">
            <text:p>495</text:p>
          </table:table-cell>
          <table:table-cell office:value-type="float" office:value="24" table:style-name="ce17">
            <text:p>24,0</text:p>
          </table:table-cell>
          <table:table-cell office:value-type="string" table:style-name="ce11">
            <text:p>a) età e/o dimensioni <text:s text:c="38"/>b) forma e portamento <text:s text:c="34"/>f) pregio paesaggistico</text:p>
          </table:table-cell>
          <table:table-cell office:value-type="string" table:style-name="ce32">
            <text:p>si</text:p>
          </table:table-cell>
          <table:table-cell table:number-columns-repeated="16369" table:style-name="ce5"/>
        </table:table-row>
        <table:table-row table:style-name="ro4">
          <table:table-cell office:value-type="float" office:value="16" table:formula="of:=[.A19]+1" table:style-name="ce45">
            <text:p>16</text:p>
          </table:table-cell>
          <table:table-cell office:value-type="string" table:style-name="ce13">
            <text:p>02/H687/MT/17</text:p>
          </table:table-cell>
          <table:table-cell office:value-type="string" table:style-name="ce6">
            <text:p>Matera</text:p>
          </table:table-cell>
          <table:table-cell office:value-type="string" table:style-name="ce6">
            <text:p>Salandra</text:p>
          </table:table-cell>
          <table:table-cell office:value-type="string" table:style-name="ce11">
            <text:p>Villa Comunale<text:s/></text:p>
          </table:table-cell>
          <table:table-cell office:value-type="string" table:style-name="ce27">
            <text:p>40°31'31,41''</text:p>
          </table:table-cell>
          <table:table-cell office:value-type="string" table:style-name="ce27">
            <text:p>16°19'08,73''</text:p>
          </table:table-cell>
          <table:table-cell office:value-type="float" office:value="560" table:style-name="ce13">
            <text:p>560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4">Pinus halepensis</text:span><text:s/>Mill.</text:p>
          </table:table-cell>
          <table:table-cell office:value-type="string" table:style-name="ce6">
            <text:p>Pino d'Aleppo</text:p>
          </table:table-cell>
          <table:table-cell office:value-type="float" office:value="360" table:style-name="ce13">
            <text:p>360</text:p>
          </table:table-cell>
          <table:table-cell office:value-type="float" office:value="25" table:style-name="ce15">
            <text:p>25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17" table:formula="of:=[.A20]+1" table:style-name="ce45">
            <text:p>17</text:p>
          </table:table-cell>
          <table:table-cell office:value-type="string" table:style-name="ce13">
            <text:p>01/H888/MT/17</text:p>
          </table:table-cell>
          <table:table-cell office:value-type="string" table:style-name="ce6">
            <text:p>Matera</text:p>
          </table:table-cell>
          <table:table-cell office:value-type="string" table:style-name="ce6">
            <text:p>San Giorgio Lucano</text:p>
          </table:table-cell>
          <table:table-cell office:value-type="string" table:style-name="ce11">
            <text:p>Fontana Vecchia</text:p>
          </table:table-cell>
          <table:table-cell office:value-type="string" table:style-name="ce27">
            <text:p>40°06'41,54''</text:p>
          </table:table-cell>
          <table:table-cell office:value-type="string" table:style-name="ce27">
            <text:p>16°23'06,26''</text:p>
          </table:table-cell>
          <table:table-cell office:value-type="float" office:value="300" table:style-name="ce13">
            <text:p>30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ilex</text:span><text:s/><text:span text:style-name="T3">L.</text:span></text:p>
          </table:table-cell>
          <table:table-cell office:value-type="string" table:style-name="ce6">
            <text:p>Leccio</text:p>
          </table:table-cell>
          <table:table-cell office:value-type="float" office:value="220" table:style-name="ce13">
            <text:p>220</text:p>
          </table:table-cell>
          <table:table-cell office:value-type="float" office:value="17" table:style-name="ce15">
            <text:p>17,0</text:p>
          </table:table-cell>
          <table:table-cell office:value-type="string" table:style-name="ce30">
            <text:p><text:s text:c="102"/>f) pregio paesaggistico<text:s text:c="27"/></text:p>
          </table:table-cell>
          <table:table-cell office:value-type="string" table:style-name="ce32">
            <text:p>si</text:p>
          </table:table-cell>
          <table:table-cell table:number-columns-repeated="16369" table:style-name="ce5"/>
        </table:table-row>
        <table:table-row table:style-name="ro4">
          <table:table-cell office:value-type="float" office:value="18" table:formula="of:=[.A21]+1" table:style-name="ce45">
            <text:p>18</text:p>
          </table:table-cell>
          <table:table-cell office:value-type="string" table:style-name="ce13">
            <text:p>01/A131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Albano di Lucania</text:p>
          </table:table-cell>
          <table:table-cell office:value-type="string" table:style-name="ce11">
            <text:p>Bosco Cupolicchio</text:p>
          </table:table-cell>
          <table:table-cell office:value-type="string" table:style-name="ce27">
            <text:p>40°37'17.76''</text:p>
          </table:table-cell>
          <table:table-cell office:value-type="string" table:style-name="ce27">
            <text:p>16°01'46,92''</text:p>
          </table:table-cell>
          <table:table-cell office:value-type="float" office:value="1060" table:style-name="ce13">
            <text:p>1060</text:p>
          </table:table-cell>
          <table:table-cell office:value-type="string" table:style-name="ce13">
            <text:p>no</text:p>
          </table:table-cell>
          <table:table-cell office:value-type="string" table:style-name="ce16">
            <text:p><text:span text:style-name="T4">Quercus frainetto<text:s/></text:span>Ten.<text:s/></text:p>
          </table:table-cell>
          <table:table-cell office:value-type="string" table:style-name="ce8">
            <text:p>Farnetto</text:p>
          </table:table-cell>
          <table:table-cell office:value-type="float" office:value="416" table:style-name="ce13">
            <text:p>416</text:p>
          </table:table-cell>
          <table:table-cell office:value-type="float" office:value="28.5" table:style-name="ce13">
            <text:p>28,5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19" table:formula="of:=[.A22]+1" table:style-name="ce45">
            <text:p>19</text:p>
          </table:table-cell>
          <table:table-cell office:value-type="string" table:style-name="ce57">
            <text:p>01/A519/PZ/17</text:p>
          </table:table-cell>
          <table:table-cell office:value-type="string" table:style-name="ce6">
            <text:p>Potenza</text:p>
          </table:table-cell>
          <table:table-cell office:value-type="string" table:style-name="ce59">
            <text:p>Avigliano</text:p>
          </table:table-cell>
          <table:table-cell office:value-type="string" table:style-name="ce60">
            <text:p>Frusci</text:p>
          </table:table-cell>
          <table:table-cell office:value-type="string" table:style-name="ce58">
            <text:p>40°46'21,30''</text:p>
          </table:table-cell>
          <table:table-cell office:value-type="string" table:style-name="ce58">
            <text:p>15°43'35,50''</text:p>
          </table:table-cell>
          <table:table-cell office:value-type="float" office:value="1040" table:style-name="ce57">
            <text:p>1040</text:p>
          </table:table-cell>
          <table:table-cell office:value-type="string" table:style-name="ce13">
            <text:p>no</text:p>
          </table:table-cell>
          <table:table-cell office:value-type="string" table:style-name="ce51">
            <text:p><text:span text:style-name="T4">Quercus cerris</text:span><text:s/>L.</text:p>
          </table:table-cell>
          <table:table-cell office:value-type="string" table:style-name="ce52">
            <text:p>Cerro</text:p>
          </table:table-cell>
          <table:table-cell office:value-type="float" office:value="490" table:style-name="ce53">
            <text:p>490</text:p>
          </table:table-cell>
          <table:table-cell office:value-type="float" office:value="18" table:style-name="ce15">
            <text:p>18,0</text:p>
          </table:table-cell>
          <table:table-cell office:value-type="string" table:style-name="ce11">
            <text:p>a) età e/o dimensioni <text:s text:c="45"/>b) forma e portamento <text:s text:c="40"/>f) pregio paesaggistico<text:s text:c="29"/>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20" table:formula="of:=[.A23]+1" table:style-name="ce45">
            <text:p>20</text:p>
          </table:table-cell>
          <table:table-cell office:value-type="string" table:style-name="ce57">
            <text:p>02/A519/PZ/17</text:p>
          </table:table-cell>
          <table:table-cell office:value-type="string" table:style-name="ce6">
            <text:p>Potenza</text:p>
          </table:table-cell>
          <table:table-cell office:value-type="string" table:style-name="ce59">
            <text:p>Avigliano</text:p>
          </table:table-cell>
          <table:table-cell office:value-type="string" table:style-name="ce60">
            <text:p>Villa Monastero</text:p>
          </table:table-cell>
          <table:table-cell office:value-type="string" table:style-name="ce58">
            <text:p>40°43'55,00''</text:p>
          </table:table-cell>
          <table:table-cell office:value-type="string" table:style-name="ce58">
            <text:p>15°43'12,00''</text:p>
          </table:table-cell>
          <table:table-cell office:value-type="float" office:value="890" table:style-name="ce57">
            <text:p>890</text:p>
          </table:table-cell>
          <table:table-cell office:value-type="string" table:style-name="ce13">
            <text:p>si</text:p>
          </table:table-cell>
          <table:table-cell office:value-type="string" table:style-name="ce54">
            <text:p><text:span text:style-name="T2">Insieme omogeneo di<text:s/></text:span><text:span text:style-name="T4">Populus nigra<text:s/></text:span>L.</text:p>
          </table:table-cell>
          <table:table-cell office:value-type="string" table:style-name="ce55">
            <text:p>Pioppo nero</text:p>
          </table:table-cell>
          <table:table-cell office:value-type="string" table:style-name="ce56">
            <text:p>337 (med) <text:s text:c="26"/>500 (max)</text:p>
          </table:table-cell>
          <table:table-cell office:value-type="string" table:style-name="ce56">
            <text:p>26,0 (med) <text:s text:c="13"/>30,0 <text:s/>(max)</text:p>
          </table:table-cell>
          <table:table-cell office:value-type="string" table:style-name="ce11">
            <text:p>a) età e/o dimensioni <text:s text:c="67"/>f) pregio paesaggistico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21" table:formula="of:=[.A24]+1" table:style-name="ce45">
            <text:p>21</text:p>
          </table:table-cell>
          <table:table-cell office:value-type="string" table:style-name="ce13">
            <text:p>01/A66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Barile</text:p>
          </table:table-cell>
          <table:table-cell office:value-type="string" table:style-name="ce11">
            <text:p>Torre di Bozza</text:p>
          </table:table-cell>
          <table:table-cell office:value-type="string" table:style-name="ce27">
            <text:p>40°56'35,15''</text:p>
          </table:table-cell>
          <table:table-cell office:value-type="string" table:style-name="ce27">
            <text:p>15°41'14,52''</text:p>
          </table:table-cell>
          <table:table-cell office:value-type="float" office:value="540" table:style-name="ce13">
            <text:p>54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Pinus pinea</text:span><text:s/><text:span text:style-name="T3">L.</text:span></text:p>
          </table:table-cell>
          <table:table-cell office:value-type="string" table:style-name="ce6">
            <text:p>Pino domestico</text:p>
          </table:table-cell>
          <table:table-cell office:value-type="float" office:value="300" table:style-name="ce13">
            <text:p>300</text:p>
          </table:table-cell>
          <table:table-cell office:value-type="float" office:value="15" table:style-name="ce15">
            <text:p>15,0</text:p>
          </table:table-cell>
          <table:table-cell office:value-type="string" table:style-name="ce11">
            <text:p>b) forma e portamento <text:s text:c="44"/>f) pregio paesaggistico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22" table:formula="of:=[.A25]+1" table:style-name="ce45">
            <text:p>22</text:p>
          </table:table-cell>
          <table:table-cell office:value-type="string" table:style-name="ce13">
            <text:p>01/A743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Bella</text:p>
          </table:table-cell>
          <table:table-cell office:value-type="string" table:style-name="ce11">
            <text:p>Valle dei Tassi</text:p>
          </table:table-cell>
          <table:table-cell office:value-type="string" table:style-name="ce27">
            <text:p>40°46'20,06''</text:p>
          </table:table-cell>
          <table:table-cell office:value-type="string" table:style-name="ce27">
            <text:p>15°36'06,70'</text:p>
          </table:table-cell>
          <table:table-cell office:value-type="float" office:value="1095" table:style-name="ce13">
            <text:p>1095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Pyrus pyraster</text:span><text:s/>(L.) Burgsd.</text:p>
          </table:table-cell>
          <table:table-cell office:value-type="string" table:style-name="ce55">
            <text:p>Pero selvatico</text:p>
          </table:table-cell>
          <table:table-cell office:value-type="float" office:value="245" table:style-name="ce13">
            <text:p>245</text:p>
          </table:table-cell>
          <table:table-cell office:value-type="float" office:value="25" table:style-name="ce15">
            <text:p>25,0</text:p>
          </table:table-cell>
          <table:table-cell office:value-type="string" table:style-name="ce30">
            <text:p>a) età e/o dimensioni <text:s text:c="37"/>b) forma e portamento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23" table:formula="of:=[.A26]+1" table:style-name="ce45">
            <text:p>23</text:p>
          </table:table-cell>
          <table:table-cell office:value-type="string" table:style-name="ce13">
            <text:p>02/A743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Bella</text:p>
          </table:table-cell>
          <table:table-cell office:value-type="string" table:style-name="ce11">
            <text:p>Acqua del Conte</text:p>
          </table:table-cell>
          <table:table-cell office:value-type="string" table:style-name="ce27">
            <text:p>40°46'16,00''</text:p>
          </table:table-cell>
          <table:table-cell office:value-type="string" table:style-name="ce27">
            <text:p>15°35'10,00''</text:p>
          </table:table-cell>
          <table:table-cell office:value-type="float" office:value="950" table:style-name="ce13">
            <text:p>95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cerris</text:span><text:s/>L.</text:p>
          </table:table-cell>
          <table:table-cell office:value-type="string" table:style-name="ce55">
            <text:p>Cerro</text:p>
          </table:table-cell>
          <table:table-cell office:value-type="float" office:value="400" table:style-name="ce13">
            <text:p>400</text:p>
          </table:table-cell>
          <table:table-cell office:value-type="float" office:value="32" table:style-name="ce15">
            <text:p>32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24" table:formula="of:=[.A27]+1" table:style-name="ce45">
            <text:p>24</text:p>
          </table:table-cell>
          <table:table-cell office:value-type="string" table:style-name="ce13">
            <text:p>03/A743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Bella</text:p>
          </table:table-cell>
          <table:table-cell office:value-type="string" table:style-name="ce11">
            <text:p>Acqua del Mulinello</text:p>
          </table:table-cell>
          <table:table-cell office:value-type="string" table:style-name="ce27">
            <text:p>40°46'05,00''</text:p>
          </table:table-cell>
          <table:table-cell office:value-type="string" table:style-name="ce27">
            <text:p>15°35'22,00''</text:p>
          </table:table-cell>
          <table:table-cell office:value-type="float" office:value="870" table:style-name="ce13">
            <text:p>87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Fagus sylvatica</text:span><text:span text:style-name="T3"><text:s/>L.</text:span></text:p>
          </table:table-cell>
          <table:table-cell office:value-type="string" table:style-name="ce55">
            <text:p>Faggio</text:p>
          </table:table-cell>
          <table:table-cell office:value-type="float" office:value="390" table:style-name="ce13">
            <text:p>390</text:p>
          </table:table-cell>
          <table:table-cell office:value-type="float" office:value="35" table:style-name="ce15">
            <text:p>35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25" table:formula="of:=[.A28]+1" table:style-name="ce45">
            <text:p>25</text:p>
          </table:table-cell>
          <table:table-cell office:value-type="string" table:style-name="ce57">
            <text:p>04/A743/PZ/17</text:p>
          </table:table-cell>
          <table:table-cell office:value-type="string" table:style-name="ce6">
            <text:p>Potenza</text:p>
          </table:table-cell>
          <table:table-cell office:value-type="string" table:style-name="ce55">
            <text:p>Bella</text:p>
          </table:table-cell>
          <table:table-cell office:value-type="string" table:style-name="ce54">
            <text:p>Rocca</text:p>
          </table:table-cell>
          <table:table-cell office:value-type="string" table:style-name="ce58">
            <text:p>40°45'24,80''</text:p>
          </table:table-cell>
          <table:table-cell office:value-type="string" table:style-name="ce58">
            <text:p>15°32'05,44''</text:p>
          </table:table-cell>
          <table:table-cell office:value-type="float" office:value="620" table:style-name="ce57">
            <text:p>620</text:p>
          </table:table-cell>
          <table:table-cell office:value-type="string" table:style-name="ce13">
            <text:p>no</text:p>
          </table:table-cell>
          <table:table-cell office:value-type="string" table:style-name="ce54">
            <text:p><text:span text:style-name="T4">Quercus pubescens<text:s/></text:span>Willd.</text:p>
          </table:table-cell>
          <table:table-cell office:value-type="string" table:style-name="ce55">
            <text:p>Roverella<text:s/></text:p>
          </table:table-cell>
          <table:table-cell office:value-type="float" office:value="425" table:style-name="ce13">
            <text:p>425</text:p>
          </table:table-cell>
          <table:table-cell office:value-type="float" office:value="22" table:style-name="ce15">
            <text:p>22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26" table:formula="of:=[.A29]+1" table:style-name="ce45">
            <text:p>26</text:p>
          </table:table-cell>
          <table:table-cell office:value-type="string" table:style-name="ce53">
            <text:p>05/A743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Bella</text:p>
          </table:table-cell>
          <table:table-cell office:value-type="string" table:style-name="ce54">
            <text:p>Casale</text:p>
          </table:table-cell>
          <table:table-cell office:value-type="string" table:style-name="ce58">
            <text:p>40°44'6,2''</text:p>
          </table:table-cell>
          <table:table-cell office:value-type="string" table:style-name="ce58">
            <text:p>15°31'52,35''</text:p>
          </table:table-cell>
          <table:table-cell office:value-type="float" office:value="480" table:style-name="ce57">
            <text:p>480</text:p>
          </table:table-cell>
          <table:table-cell office:value-type="string" table:style-name="ce13">
            <text:p>no</text:p>
          </table:table-cell>
          <table:table-cell office:value-type="string" table:style-name="ce54">
            <text:p><text:span text:style-name="T4">Quercus pubescens<text:s/></text:span>Willd.</text:p>
          </table:table-cell>
          <table:table-cell office:value-type="string" table:style-name="ce55">
            <text:p>Roverella<text:s/></text:p>
          </table:table-cell>
          <table:table-cell office:value-type="float" office:value="425" table:style-name="ce13">
            <text:p>425</text:p>
          </table:table-cell>
          <table:table-cell office:value-type="float" office:value="25" table:style-name="ce15">
            <text:p>25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27" table:formula="of:=[.A30]+1" table:style-name="ce45">
            <text:p>27</text:p>
          </table:table-cell>
          <table:table-cell office:value-type="string" table:style-name="ce13">
            <text:p>01/B173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Brienza</text:p>
          </table:table-cell>
          <table:table-cell office:value-type="string" table:style-name="ce11">
            <text:p>Valle Cerasa</text:p>
          </table:table-cell>
          <table:table-cell office:value-type="string" table:style-name="ce27">
            <text:p>40°26'48,00''</text:p>
          </table:table-cell>
          <table:table-cell office:value-type="string" table:style-name="ce27">
            <text:p>15°35'44,00''</text:p>
          </table:table-cell>
          <table:table-cell office:value-type="float" office:value="889" table:style-name="ce13">
            <text:p>889</text:p>
          </table:table-cell>
          <table:table-cell office:value-type="string" table:style-name="ce13">
            <text:p>no</text:p>
          </table:table-cell>
          <table:table-cell office:value-type="string" table:style-name="ce20">
            <text:p>Quercus cerris<text:s/><text:span text:style-name="T1">L</text:span><text:span text:style-name="T4">.</text:span><text:span text:style-name="T1">x</text:span><text:span text:style-name="T4"><text:s/>Quercus pubescens<text:s/></text:span><text:span text:style-name="T1">Willd.</text:span></text:p>
          </table:table-cell>
          <table:table-cell office:value-type="string" table:style-name="ce18">
            <text:p>Ibrido Cerro-Roverella</text:p>
          </table:table-cell>
          <table:table-cell office:value-type="float" office:value="774" table:style-name="ce13">
            <text:p>774</text:p>
          </table:table-cell>
          <table:table-cell office:value-type="float" office:value="25" table:style-name="ce15">
            <text:p>25,0</text:p>
          </table:table-cell>
          <table:table-cell office:value-type="string" table:style-name="ce11">
            <text:p>a) età e/o dimensioni <text:s text:c="35"/>g) valore storico, culturale, religioso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28" table:formula="of:=[.A31]+1" table:style-name="ce45">
            <text:p>28</text:p>
          </table:table-cell>
          <table:table-cell office:value-type="string" table:style-name="ce13">
            <text:p>01/B440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Calvello</text:p>
          </table:table-cell>
          <table:table-cell office:value-type="string" table:style-name="ce11">
            <text:p>Fosso degli Ulivi</text:p>
          </table:table-cell>
          <table:table-cell office:value-type="string" table:style-name="ce27">
            <text:p>40°28'52,85''</text:p>
          </table:table-cell>
          <table:table-cell office:value-type="string" table:style-name="ce27">
            <text:p>15°51'23,86''</text:p>
          </table:table-cell>
          <table:table-cell office:value-type="float" office:value="740" table:style-name="ce13">
            <text:p>74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Populus nigra<text:s/></text:span>L.</text:p>
          </table:table-cell>
          <table:table-cell office:value-type="string" table:style-name="ce6">
            <text:p>Pioppo nero</text:p>
          </table:table-cell>
          <table:table-cell office:value-type="float" office:value="380" table:style-name="ce13">
            <text:p>380</text:p>
          </table:table-cell>
          <table:table-cell office:value-type="float" office:value="25" table:style-name="ce15">
            <text:p>25,0</text:p>
          </table:table-cell>
          <table:table-cell office:value-type="string" table:style-name="ce30">
            <text:p>a) età e/o dimensioni <text:s text:c="36"/>f) pregio paesaggistico<text:s text:c="24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29" table:formula="of:=[.A32]+1" table:style-name="ce45">
            <text:p>29</text:p>
          </table:table-cell>
          <table:table-cell office:value-type="string" table:style-name="ce13">
            <text:p>01/B549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Campomaggiore</text:p>
          </table:table-cell>
          <table:table-cell office:value-type="string" table:style-name="ce11">
            <text:p>Campomaggiore Vecchio</text:p>
          </table:table-cell>
          <table:table-cell office:value-type="string" table:style-name="ce27">
            <text:p>40°34'35,97''</text:p>
          </table:table-cell>
          <table:table-cell office:value-type="string" table:style-name="ce27">
            <text:p>16°05'51,86''</text:p>
          </table:table-cell>
          <table:table-cell office:value-type="float" office:value="533" table:style-name="ce13">
            <text:p>533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Pinus pinea</text:span><text:s/><text:span text:style-name="T3">L.</text:span></text:p>
          </table:table-cell>
          <table:table-cell office:value-type="string" table:style-name="ce6">
            <text:p>Pino domestico</text:p>
          </table:table-cell>
          <table:table-cell office:value-type="float" office:value="368" table:style-name="ce13">
            <text:p>368</text:p>
          </table:table-cell>
          <table:table-cell office:value-type="float" office:value="19.2" table:style-name="ce15">
            <text:p>19,2</text:p>
          </table:table-cell>
          <table:table-cell office:value-type="string" table:style-name="ce11">
            <text:p>d) rarità botanica <text:s text:c="44"/>e) architettura vegetale <text:s text:c="33"/>f) pregio paesaggistico<text:s text:c="35"/>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30" table:formula="of:=[.A33]+1" table:style-name="ce45">
            <text:p>30</text:p>
          </table:table-cell>
          <table:table-cell office:value-type="string" table:style-name="ce13">
            <text:p>02/B549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Campomaggiore</text:p>
          </table:table-cell>
          <table:table-cell office:value-type="string" table:style-name="ce11">
            <text:p>Campomaggiore Vecchio</text:p>
          </table:table-cell>
          <table:table-cell office:value-type="string" table:style-name="ce27">
            <text:p>40°34'35,41''</text:p>
          </table:table-cell>
          <table:table-cell office:value-type="string" table:style-name="ce27">
            <text:p>16°05'50,47''</text:p>
          </table:table-cell>
          <table:table-cell office:value-type="float" office:value="533" table:style-name="ce13">
            <text:p>533</text:p>
          </table:table-cell>
          <table:table-cell office:value-type="string" table:style-name="ce13">
            <text:p>no</text:p>
          </table:table-cell>
          <table:table-cell office:value-type="string" table:style-name="ce28">
            <text:p><text:span text:style-name="T5">Sequoiadendron giganteum</text:span><text:s/>(Lindl) J. Buchholz</text:p>
          </table:table-cell>
          <table:table-cell office:value-type="string" table:style-name="ce6">
            <text:p>Sequoia gigante<text:s/></text:p>
          </table:table-cell>
          <table:table-cell office:value-type="float" office:value="340" table:style-name="ce13">
            <text:p>340</text:p>
          </table:table-cell>
          <table:table-cell office:value-type="float" office:value="10" table:style-name="ce15">
            <text:p>10,0</text:p>
          </table:table-cell>
          <table:table-cell office:value-type="string" table:style-name="ce11">
            <text:p>d) rarità botanica <text:s text:c="44"/>e) architettura vegetale <text:s text:c="33"/>f) pregio paesaggistico <text:s text:c="34"/>g) valore storico, culturale, religioso<text:s text:c="27"/></text:p>
          </table:table-cell>
          <table:table-cell office:value-type="string" table:style-name="ce37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31" table:formula="of:=[.A34]+1" table:style-name="ce45">
            <text:p>31</text:p>
          </table:table-cell>
          <table:table-cell office:value-type="string" table:style-name="ce13">
            <text:p>01/B580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Cancellara</text:p>
          </table:table-cell>
          <table:table-cell office:value-type="string" table:style-name="ce11">
            <text:p>Fasano</text:p>
          </table:table-cell>
          <table:table-cell office:value-type="string" table:style-name="ce27">
            <text:p>40°43'02,40''</text:p>
          </table:table-cell>
          <table:table-cell office:value-type="string" table:style-name="ce27">
            <text:p>15°57'46,20''</text:p>
          </table:table-cell>
          <table:table-cell office:value-type="float" office:value="630" table:style-name="ce13">
            <text:p>63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480" table:style-name="ce13">
            <text:p>480</text:p>
          </table:table-cell>
          <table:table-cell office:value-type="float" office:value="14" table:style-name="ce15">
            <text:p>14,0</text:p>
          </table:table-cell>
          <table:table-cell office:value-type="string" table:style-name="ce11">
            <text:p>a) età e/o dimensioni <text:s text:c="35"/>b) forma e portamento<text:s text:c="20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32" table:formula="of:=[.A35]+1" table:style-name="ce45">
            <text:p>32</text:p>
          </table:table-cell>
          <table:table-cell office:value-type="string" table:style-name="ce13">
            <text:p>02/B580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Cancellara</text:p>
          </table:table-cell>
          <table:table-cell office:value-type="string" table:style-name="ce11">
            <text:p>Fontanili</text:p>
          </table:table-cell>
          <table:table-cell office:value-type="string" table:style-name="ce27">
            <text:p>40°43'09,93''</text:p>
          </table:table-cell>
          <table:table-cell office:value-type="string" table:style-name="ce27">
            <text:p>15°55'46,68''</text:p>
          </table:table-cell>
          <table:table-cell office:value-type="float" office:value="730" table:style-name="ce13">
            <text:p>73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480" table:style-name="ce13">
            <text:p>480</text:p>
          </table:table-cell>
          <table:table-cell office:value-type="float" office:value="16" table:style-name="ce15">
            <text:p>16,0</text:p>
          </table:table-cell>
          <table:table-cell office:value-type="string" table:style-name="ce11">
            <text:p>a) età e/o dimensioni <text:s text:c="47"/>b) forma e portamento<text:s text:c="20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33" table:formula="of:=[.A36]+1" table:style-name="ce45">
            <text:p>33</text:p>
          </table:table-cell>
          <table:table-cell office:value-type="string" table:style-name="ce13">
            <text:p>01/C619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Chiaromonte</text:p>
          </table:table-cell>
          <table:table-cell office:value-type="string" table:style-name="ce11">
            <text:p>Grottole</text:p>
          </table:table-cell>
          <table:table-cell office:value-type="string" table:style-name="ce27">
            <text:p>40°03'53,96''</text:p>
          </table:table-cell>
          <table:table-cell office:value-type="string" table:style-name="ce27">
            <text:p>16°10'30,79''</text:p>
          </table:table-cell>
          <table:table-cell office:value-type="float" office:value="460" table:style-name="ce13">
            <text:p>46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suber</text:span><text:s/>L.</text:p>
          </table:table-cell>
          <table:table-cell office:value-type="string" table:style-name="ce6">
            <text:p>Sughera</text:p>
          </table:table-cell>
          <table:table-cell office:value-type="float" office:value="345" table:style-name="ce13">
            <text:p>345</text:p>
          </table:table-cell>
          <table:table-cell office:value-type="float" office:value="22" table:style-name="ce15">
            <text:p>22,0</text:p>
          </table:table-cell>
          <table:table-cell office:value-type="string" table:style-name="ce30">
            <text:p>a) età e/o dimensioni <text:s text:c="36"/>d) rarità botanica<text:s text:c="40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34" table:formula="of:=[.A37]+1" table:style-name="ce45">
            <text:p>34</text:p>
          </table:table-cell>
          <table:table-cell office:value-type="string" table:style-name="ce13">
            <text:p>01/D593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Filiano</text:p>
          </table:table-cell>
          <table:table-cell office:value-type="string" table:style-name="ce11">
            <text:p>Iscalunga</text:p>
          </table:table-cell>
          <table:table-cell office:value-type="string" table:style-name="ce27">
            <text:p>40°49'29,20''</text:p>
          </table:table-cell>
          <table:table-cell office:value-type="string" table:style-name="ce27">
            <text:p>15°42'26,70''</text:p>
          </table:table-cell>
          <table:table-cell office:value-type="float" office:value="500" table:style-name="ce13">
            <text:p>500</text:p>
          </table:table-cell>
          <table:table-cell office:value-type="string" table:style-name="ce13">
            <text:p>si</text:p>
          </table:table-cell>
          <table:table-cell office:value-type="string" table:style-name="ce26">
            <text:p><text:span text:style-name="T4">Taxodium disticum</text:span><text:s/>(L.) Rich.</text:p>
          </table:table-cell>
          <table:table-cell office:value-type="string" table:style-name="ce6">
            <text:p>Cipresso calvo</text:p>
          </table:table-cell>
          <table:table-cell office:value-type="float" office:value="188" table:style-name="ce13">
            <text:p>188</text:p>
          </table:table-cell>
          <table:table-cell office:value-type="float" office:value="12" table:style-name="ce15">
            <text:p>12,0</text:p>
          </table:table-cell>
          <table:table-cell office:value-type="string" table:style-name="ce11">
            <text:p>d) rarità botanica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35" table:formula="of:=[.A38]+1" table:style-name="ce45">
            <text:p>35</text:p>
          </table:table-cell>
          <table:table-cell office:value-type="string" table:style-name="ce13">
            <text:p>01/D69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Forenza</text:p>
          </table:table-cell>
          <table:table-cell office:value-type="string" table:style-name="ce11">
            <text:p>Bosco Grande Derricelle</text:p>
          </table:table-cell>
          <table:table-cell office:value-type="string" table:style-name="ce27">
            <text:p>40°51'30,00''</text:p>
          </table:table-cell>
          <table:table-cell office:value-type="string" table:style-name="ce27">
            <text:p>15°46'34,00''</text:p>
          </table:table-cell>
          <table:table-cell office:value-type="float" office:value="780" table:style-name="ce13">
            <text:p>78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cerris</text:span><text:s/>L.</text:p>
          </table:table-cell>
          <table:table-cell office:value-type="string" table:style-name="ce6">
            <text:p>Cerro</text:p>
          </table:table-cell>
          <table:table-cell office:value-type="float" office:value="610" table:style-name="ce13">
            <text:p>610</text:p>
          </table:table-cell>
          <table:table-cell office:value-type="float" office:value="35" table:style-name="ce15">
            <text:p>35,0</text:p>
          </table:table-cell>
          <table:table-cell office:value-type="string" table:style-name="ce11">
            <text:p>a) età e/o dimensioni <text:s text:c="51"/>b) forma e portamento <text:s text:c="46"/>g) valore storico, culturale, religioso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36" table:formula="of:=[.A39]+1" table:style-name="ce45">
            <text:p>36</text:p>
          </table:table-cell>
          <table:table-cell office:value-type="string" table:style-name="ce39">
            <text:p>01/D76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Francavilla in Sinni<text:s/></text:p>
          </table:table-cell>
          <table:table-cell office:value-type="string" table:style-name="ce11">
            <text:p>San Biase</text:p>
          </table:table-cell>
          <table:table-cell office:value-type="string" table:style-name="ce27">
            <text:p>40°02'52,70''</text:p>
          </table:table-cell>
          <table:table-cell office:value-type="string" table:style-name="ce27">
            <text:p>16°12'59,50''</text:p>
          </table:table-cell>
          <table:table-cell office:value-type="float" office:value="760" table:style-name="ce13">
            <text:p>76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Castanea sativa<text:s/></text:span>Mill.</text:p>
          </table:table-cell>
          <table:table-cell office:value-type="string" table:style-name="ce6">
            <text:p>Castagno</text:p>
          </table:table-cell>
          <table:table-cell office:value-type="float" office:value="753" table:style-name="ce13">
            <text:p>753</text:p>
          </table:table-cell>
          <table:table-cell office:value-type="float" office:value="12" table:style-name="ce15">
            <text:p>12,0</text:p>
          </table:table-cell>
          <table:table-cell office:value-type="string" table:style-name="ce30">
            <text:p>a) età e/o dimensioni <text:s text:c="80"/>c) valore ecologico <text:s text:c="47"/>g) valore storico, culturale, religioso</text:p>
          </table:table-cell>
          <table:table-cell office:value-type="string" table:style-name="ce32">
            <text:p>si</text:p>
          </table:table-cell>
          <table:table-cell table:number-columns-repeated="16369" table:style-name="ce23"/>
        </table:table-row>
        <table:table-row table:style-name="ro4">
          <table:table-cell office:value-type="float" office:value="37" table:formula="of:=[.A40]+1" table:style-name="ce45">
            <text:p>37</text:p>
          </table:table-cell>
          <table:table-cell office:value-type="string" table:style-name="ce27">
            <text:p>02/D766/PZ/17</text:p>
          </table:table-cell>
          <table:table-cell office:value-type="string" table:style-name="ce7">
            <text:p>Potenza</text:p>
          </table:table-cell>
          <table:table-cell office:value-type="string" table:style-name="ce7">
            <text:p>Francavilla in Sinni<text:s/></text:p>
          </table:table-cell>
          <table:table-cell office:value-type="string" table:style-name="ce16">
            <text:p>Cesinale</text:p>
          </table:table-cell>
          <table:table-cell office:value-type="string" table:style-name="ce27">
            <text:p>40°04'42,58''</text:p>
          </table:table-cell>
          <table:table-cell office:value-type="string" table:style-name="ce27">
            <text:p>16°13'09,40''</text:p>
          </table:table-cell>
          <table:table-cell office:value-type="float" office:value="460" table:style-name="ce19">
            <text:p>460</text:p>
          </table:table-cell>
          <table:table-cell office:value-type="string" table:style-name="ce19">
            <text:p>no</text:p>
          </table:table-cell>
          <table:table-cell office:value-type="string" table:style-name="ce16">
            <text:p><text:span text:style-name="T4">Quercus pubescens<text:s/></text:span>Willd.</text:p>
          </table:table-cell>
          <table:table-cell office:value-type="string" table:style-name="ce7">
            <text:p>Roverella<text:s/></text:p>
          </table:table-cell>
          <table:table-cell office:value-type="float" office:value="420" table:style-name="ce19">
            <text:p>420</text:p>
          </table:table-cell>
          <table:table-cell office:value-type="float" office:value="18" table:style-name="ce17">
            <text:p>18,0</text:p>
          </table:table-cell>
          <table:table-cell office:value-type="string" table:style-name="ce16">
            <text:p>a) età e/o dimensioni <text:s text:c="61"/>g) valore storico, culturale, religioso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38" table:formula="of:=[.A41]+1" table:style-name="ce45">
            <text:p>38</text:p>
          </table:table-cell>
          <table:table-cell office:value-type="string" table:style-name="ce27">
            <text:p>01/D876/PZ/17</text:p>
          </table:table-cell>
          <table:table-cell office:value-type="string" table:style-name="ce7">
            <text:p>Potenza</text:p>
          </table:table-cell>
          <table:table-cell office:value-type="string" table:style-name="ce7">
            <text:p>Gallicchio</text:p>
          </table:table-cell>
          <table:table-cell office:value-type="string" table:style-name="ce16">
            <text:p>Santa Lucia</text:p>
          </table:table-cell>
          <table:table-cell office:value-type="string" table:style-name="ce27">
            <text:p>40°18'23,10"</text:p>
          </table:table-cell>
          <table:table-cell office:value-type="string" table:style-name="ce27">
            <text:p>16°09'14,70"</text:p>
          </table:table-cell>
          <table:table-cell office:value-type="float" office:value="660" table:style-name="ce19">
            <text:p>660</text:p>
          </table:table-cell>
          <table:table-cell office:value-type="string" table:style-name="ce19">
            <text:p>no</text:p>
          </table:table-cell>
          <table:table-cell office:value-type="string" table:style-name="ce16">
            <text:p><text:span text:style-name="T4">Quercus pubescens<text:s/></text:span>Willd.</text:p>
          </table:table-cell>
          <table:table-cell office:value-type="string" table:style-name="ce7">
            <text:p>Roverella<text:s/></text:p>
          </table:table-cell>
          <table:table-cell office:value-type="float" office:value="540" table:style-name="ce19">
            <text:p>540</text:p>
          </table:table-cell>
          <table:table-cell office:value-type="float" office:value="18" table:style-name="ce17">
            <text:p>18,0</text:p>
          </table:table-cell>
          <table:table-cell office:value-type="string" table:style-name="ce16">
            <text:p>a) età e/o dimensioni<text:s/>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39" table:formula="of:=[.A42]+1" table:style-name="ce45">
            <text:p>39</text:p>
          </table:table-cell>
          <table:table-cell office:value-type="string" table:style-name="ce27">
            <text:p>02/D876/PZ/17</text:p>
          </table:table-cell>
          <table:table-cell office:value-type="string" table:style-name="ce7">
            <text:p>Potenza</text:p>
          </table:table-cell>
          <table:table-cell office:value-type="string" table:style-name="ce7">
            <text:p>Gallicchio</text:p>
          </table:table-cell>
          <table:table-cell office:value-type="string" table:style-name="ce16">
            <text:p>Vignali</text:p>
          </table:table-cell>
          <table:table-cell office:value-type="string" table:style-name="ce27">
            <text:p>40°17'32,09"</text:p>
          </table:table-cell>
          <table:table-cell office:value-type="string" table:style-name="ce27">
            <text:p>16°07'46,61"</text:p>
          </table:table-cell>
          <table:table-cell office:value-type="float" office:value="820" table:style-name="ce19">
            <text:p>820</text:p>
          </table:table-cell>
          <table:table-cell office:value-type="string" table:style-name="ce19">
            <text:p>no</text:p>
          </table:table-cell>
          <table:table-cell office:value-type="string" table:style-name="ce16">
            <text:p><text:span text:style-name="T4">Quercus pubescens<text:s/></text:span>Willd.</text:p>
          </table:table-cell>
          <table:table-cell office:value-type="string" table:style-name="ce7">
            <text:p>Roverella<text:s/></text:p>
          </table:table-cell>
          <table:table-cell office:value-type="float" office:value="432" table:style-name="ce19">
            <text:p>432</text:p>
          </table:table-cell>
          <table:table-cell office:value-type="float" office:value="22" table:style-name="ce17">
            <text:p>22,0</text:p>
          </table:table-cell>
          <table:table-cell office:value-type="string" table:style-name="ce16">
            <text:p>a) età e/o dimensioni<text:s/>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40" table:formula="of:=[.A43]+1" table:style-name="ce45">
            <text:p>40</text:p>
          </table:table-cell>
          <table:table-cell office:value-type="string" table:style-name="ce13">
            <text:p>01/D971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Genzano di Lucania</text:p>
          </table:table-cell>
          <table:table-cell office:value-type="string" table:style-name="ce11">
            <text:p>Recchiaggini</text:p>
          </table:table-cell>
          <table:table-cell office:value-type="string" table:style-name="ce27">
            <text:p>40°49'35,60''</text:p>
          </table:table-cell>
          <table:table-cell office:value-type="string" table:style-name="ce27">
            <text:p>16°03'55,00''</text:p>
          </table:table-cell>
          <table:table-cell office:value-type="float" office:value="380" table:style-name="ce13">
            <text:p>38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433" table:style-name="ce13">
            <text:p>433</text:p>
          </table:table-cell>
          <table:table-cell office:value-type="float" office:value="15" table:style-name="ce15">
            <text:p>15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41" table:formula="of:=[.A44]+1" table:style-name="ce45">
            <text:p>41</text:p>
          </table:table-cell>
          <table:table-cell office:value-type="string" table:style-name="ce13">
            <text:p>01/E221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Grumento Nova</text:p>
          </table:table-cell>
          <table:table-cell office:value-type="string" table:style-name="ce11">
            <text:p>Spineta</text:p>
          </table:table-cell>
          <table:table-cell office:value-type="string" table:style-name="ce27">
            <text:p>40°16'49,86''</text:p>
          </table:table-cell>
          <table:table-cell office:value-type="string" table:style-name="ce27">
            <text:p>15°54'19,84''</text:p>
          </table:table-cell>
          <table:table-cell office:value-type="float" office:value="599" table:style-name="ce13">
            <text:p>599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730" table:style-name="ce13">
            <text:p>730</text:p>
          </table:table-cell>
          <table:table-cell office:value-type="float" office:value="27" table:style-name="ce15">
            <text:p>27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42" table:formula="of:=[.A45]+1" table:style-name="ce45">
            <text:p>42</text:p>
          </table:table-cell>
          <table:table-cell office:value-type="string" table:style-name="ce61">
            <text:p>01/E409/PZ/17</text:p>
          </table:table-cell>
          <table:table-cell office:value-type="string" table:style-name="ce59">
            <text:p>Potenza</text:p>
          </table:table-cell>
          <table:table-cell office:value-type="string" table:style-name="ce6">
            <text:p>Lagonegro</text:p>
          </table:table-cell>
          <table:table-cell office:value-type="string" table:style-name="ce60">
            <text:p>Castagnareto</text:p>
          </table:table-cell>
          <table:table-cell office:value-type="string" table:style-name="ce58">
            <text:p>40°08'29,00''</text:p>
          </table:table-cell>
          <table:table-cell office:value-type="string" table:style-name="ce58">
            <text:p>15°46'25,00''</text:p>
          </table:table-cell>
          <table:table-cell office:value-type="float" office:value="1289" table:style-name="ce57">
            <text:p>1289</text:p>
          </table:table-cell>
          <table:table-cell office:value-type="string" table:style-name="ce13">
            <text:p>no</text:p>
          </table:table-cell>
          <table:table-cell office:value-type="string" table:style-name="ce54">
            <text:p><text:span text:style-name="T4">Acer opalus<text:s/></text:span><text:span text:style-name="T2">Mill.</text:span></text:p>
          </table:table-cell>
          <table:table-cell office:value-type="string" table:style-name="ce55">
            <text:p>Acero opalo</text:p>
          </table:table-cell>
          <table:table-cell office:value-type="float" office:value="540" table:style-name="ce13">
            <text:p>540</text:p>
          </table:table-cell>
          <table:table-cell office:value-type="float" office:value="25" table:style-name="ce15">
            <text:p>25,0</text:p>
          </table:table-cell>
          <table:table-cell office:value-type="string" table:style-name="ce11">
            <text:p>a) età e/o dimensioni <text:s text:c="34"/>b) forma e portamento <text:s text:c="30"/>c) valore ecologico <text:s text:c="37"/>f) pregio paesaggistico</text:p>
          </table:table-cell>
          <table:table-cell office:value-type="string" table:style-name="ce32">
            <text:p>si</text:p>
          </table:table-cell>
          <table:table-cell table:number-columns-repeated="16369" table:style-name="ce5"/>
        </table:table-row>
        <table:table-row table:style-name="ro4">
          <table:table-cell office:value-type="float" office:value="43" table:formula="of:=[.A46]+1" table:style-name="ce45">
            <text:p>43</text:p>
          </table:table-cell>
          <table:table-cell office:value-type="string" table:style-name="ce61">
            <text:p>02/E409/PZ/17</text:p>
          </table:table-cell>
          <table:table-cell office:value-type="string" table:style-name="ce59">
            <text:p>Potenza</text:p>
          </table:table-cell>
          <table:table-cell office:value-type="string" table:style-name="ce6">
            <text:p>Lagonegro</text:p>
          </table:table-cell>
          <table:table-cell office:value-type="string" table:style-name="ce60">
            <text:p>Bonfilio</text:p>
          </table:table-cell>
          <table:table-cell office:value-type="string" table:style-name="ce58">
            <text:p>40°07'53,00''</text:p>
          </table:table-cell>
          <table:table-cell office:value-type="string" table:style-name="ce58">
            <text:p>15°47'29,00''</text:p>
          </table:table-cell>
          <table:table-cell office:value-type="float" office:value="877" table:style-name="ce57">
            <text:p>877</text:p>
          </table:table-cell>
          <table:table-cell office:value-type="string" table:style-name="ce13">
            <text:p>no</text:p>
          </table:table-cell>
          <table:table-cell office:value-type="string" table:style-name="ce54">
            <text:p><text:span text:style-name="T4">Castanea sativa<text:s/></text:span>Mill.</text:p>
          </table:table-cell>
          <table:table-cell office:value-type="string" table:style-name="ce55">
            <text:p>Castagno</text:p>
          </table:table-cell>
          <table:table-cell office:value-type="float" office:value="762" table:style-name="ce13">
            <text:p>762</text:p>
          </table:table-cell>
          <table:table-cell office:value-type="float" office:value="18" table:style-name="ce15">
            <text:p>18,0</text:p>
          </table:table-cell>
          <table:table-cell office:value-type="string" table:style-name="ce11">
            <text:p>a) età e/o dimensioni <text:s text:c="37"/>b) forma e portamento<text:s text:c="20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44" table:formula="of:=[.A47]+1" table:style-name="ce45">
            <text:p>44</text:p>
          </table:table-cell>
          <table:table-cell office:value-type="string" table:style-name="ce61">
            <text:p>03/E409/PZ/17</text:p>
          </table:table-cell>
          <table:table-cell office:value-type="string" table:style-name="ce59">
            <text:p>Potenza</text:p>
          </table:table-cell>
          <table:table-cell office:value-type="string" table:style-name="ce6">
            <text:p>Lagonegro</text:p>
          </table:table-cell>
          <table:table-cell office:value-type="string" table:style-name="ce60">
            <text:p>Niella</text:p>
          </table:table-cell>
          <table:table-cell office:value-type="string" table:style-name="ce58">
            <text:p>40°09'07,00''</text:p>
          </table:table-cell>
          <table:table-cell office:value-type="string" table:style-name="ce58">
            <text:p>15°49'26,00''</text:p>
          </table:table-cell>
          <table:table-cell office:value-type="float" office:value="1280" table:style-name="ce57">
            <text:p>1280</text:p>
          </table:table-cell>
          <table:table-cell office:value-type="string" table:style-name="ce13">
            <text:p>no</text:p>
          </table:table-cell>
          <table:table-cell office:value-type="string" table:style-name="ce54">
            <text:p><text:span text:style-name="T4">Taxus baccata</text:span><text:s/>L.</text:p>
          </table:table-cell>
          <table:table-cell office:value-type="string" table:style-name="ce55">
            <text:p>Tasso</text:p>
          </table:table-cell>
          <table:table-cell office:value-type="float" office:value="288" table:style-name="ce13">
            <text:p>288</text:p>
          </table:table-cell>
          <table:table-cell office:value-type="float" office:value="6" table:style-name="ce15">
            <text:p>6,0</text:p>
          </table:table-cell>
          <table:table-cell office:value-type="string" table:style-name="ce11">
            <text:p>a) età e/o dimensioni <text:s text:c="48"/>c) valore ecologico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45" table:formula="of:=[.A48]+1" table:style-name="ce45">
            <text:p>45</text:p>
          </table:table-cell>
          <table:table-cell office:value-type="string" table:style-name="ce61">
            <text:p>04/E409/PZ/17</text:p>
          </table:table-cell>
          <table:table-cell office:value-type="string" table:style-name="ce59">
            <text:p>Potenza</text:p>
          </table:table-cell>
          <table:table-cell office:value-type="string" table:style-name="ce6">
            <text:p>Lagonegro</text:p>
          </table:table-cell>
          <table:table-cell office:value-type="string" table:style-name="ce60">
            <text:p>Anfiteatro Sant'Anna</text:p>
          </table:table-cell>
          <table:table-cell office:value-type="string" table:style-name="ce58">
            <text:p>40°07'20,60''</text:p>
          </table:table-cell>
          <table:table-cell office:value-type="string" table:style-name="ce58">
            <text:p>15°45'58,30''</text:p>
          </table:table-cell>
          <table:table-cell office:value-type="float" office:value="600" table:style-name="ce57">
            <text:p>600</text:p>
          </table:table-cell>
          <table:table-cell office:value-type="string" table:style-name="ce13">
            <text:p>si</text:p>
          </table:table-cell>
          <table:table-cell office:value-type="string" table:style-name="ce54">
            <text:p><text:span text:style-name="T4">Sequoia sempervirens</text:span><text:s/><text:span text:style-name="T3">(D. Don) Endl.</text:span></text:p>
          </table:table-cell>
          <table:table-cell office:value-type="string" table:style-name="ce55">
            <text:p>Sequoia sempreverde</text:p>
          </table:table-cell>
          <table:table-cell office:value-type="float" office:value="200" table:style-name="ce13">
            <text:p>200</text:p>
          </table:table-cell>
          <table:table-cell office:value-type="float" office:value="12" table:style-name="ce15">
            <text:p>12,0</text:p>
          </table:table-cell>
          <table:table-cell office:value-type="string" table:style-name="ce11">
            <text:p>d) rarità botanica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46" table:formula="of:=[.A49]+1" table:style-name="ce45">
            <text:p>46</text:p>
          </table:table-cell>
          <table:table-cell office:value-type="string" table:style-name="ce13">
            <text:p>01/E482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Laurenzana</text:p>
          </table:table-cell>
          <table:table-cell office:value-type="string" table:style-name="ce11">
            <text:p>Masseria Battaglia</text:p>
          </table:table-cell>
          <table:table-cell office:value-type="string" table:style-name="ce27">
            <text:p>40°28'27,00''</text:p>
          </table:table-cell>
          <table:table-cell office:value-type="string" table:style-name="ce27">
            <text:p>15°59'07,00''</text:p>
          </table:table-cell>
          <table:table-cell office:value-type="float" office:value="1050" table:style-name="ce13">
            <text:p>105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830" table:style-name="ce13">
            <text:p>830</text:p>
          </table:table-cell>
          <table:table-cell office:value-type="float" office:value="20" table:style-name="ce15">
            <text:p>20,0</text:p>
          </table:table-cell>
          <table:table-cell office:value-type="string" table:style-name="ce11">
            <text:p>a) età e/o dimensioni <text:s text:c="34"/>b) forma e portamentoa <text:s text:c="29"/>c) valore ecologico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47" table:formula="of:=[.A50]+1" table:style-name="ce45">
            <text:p>47</text:p>
          </table:table-cell>
          <table:table-cell office:value-type="string" table:style-name="ce13">
            <text:p>02/E482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Laurenzana</text:p>
          </table:table-cell>
          <table:table-cell office:value-type="string" table:style-name="ce11">
            <text:p>Ponte Pasquini</text:p>
          </table:table-cell>
          <table:table-cell office:value-type="string" table:style-name="ce27">
            <text:p>40°27'34,00''</text:p>
          </table:table-cell>
          <table:table-cell office:value-type="string" table:style-name="ce27">
            <text:p>15°52'11,00''</text:p>
          </table:table-cell>
          <table:table-cell office:value-type="float" office:value="1108" table:style-name="ce13">
            <text:p>1108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cerris</text:span><text:s/>L.</text:p>
          </table:table-cell>
          <table:table-cell office:value-type="string" table:style-name="ce6">
            <text:p>Cerro</text:p>
          </table:table-cell>
          <table:table-cell office:value-type="float" office:value="552" table:style-name="ce13">
            <text:p>552</text:p>
          </table:table-cell>
          <table:table-cell office:value-type="float" office:value="19" table:style-name="ce15">
            <text:p>19,0</text:p>
          </table:table-cell>
          <table:table-cell office:value-type="string" table:style-name="ce11">
            <text:p>a) età e/o dimensioni <text:s text:c="46"/>c) valore ecologico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48" table:formula="of:=[.A51]+1" table:style-name="ce45">
            <text:p>48</text:p>
          </table:table-cell>
          <table:table-cell office:value-type="string" table:style-name="ce13">
            <text:p>03/E482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Laurenzana</text:p>
          </table:table-cell>
          <table:table-cell office:value-type="string" table:style-name="ce11">
            <text:p>Abetina di Laurenzana</text:p>
          </table:table-cell>
          <table:table-cell office:value-type="string" table:style-name="ce27">
            <text:p>40°24'35,00''</text:p>
          </table:table-cell>
          <table:table-cell office:value-type="string" table:style-name="ce27">
            <text:p>15°57'26,00''</text:p>
          </table:table-cell>
          <table:table-cell office:value-type="float" office:value="1171" table:style-name="ce13">
            <text:p>1171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cerris</text:span><text:s/>L.</text:p>
          </table:table-cell>
          <table:table-cell office:value-type="string" table:style-name="ce6">
            <text:p>Cerro</text:p>
          </table:table-cell>
          <table:table-cell office:value-type="float" office:value="550" table:style-name="ce13">
            <text:p>550</text:p>
          </table:table-cell>
          <table:table-cell office:value-type="float" office:value="20.5" table:style-name="ce13">
            <text:p>20,5</text:p>
          </table:table-cell>
          <table:table-cell office:value-type="string" table:style-name="ce11">
            <text:p>a) età e/o dimensioni <text:s text:c="53"/>b) forma e portamento <text:s text:c="43"/>f) pregio paesaggistico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49" table:formula="of:=[.A52]+1" table:style-name="ce45">
            <text:p>49</text:p>
          </table:table-cell>
          <table:table-cell office:value-type="string" table:style-name="ce13">
            <text:p>04/E482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Laurenzana</text:p>
          </table:table-cell>
          <table:table-cell office:value-type="string" table:style-name="ce11">
            <text:p>Abetina di Laurenzana</text:p>
          </table:table-cell>
          <table:table-cell office:value-type="string" table:style-name="ce27">
            <text:p>40°24'39,34''</text:p>
          </table:table-cell>
          <table:table-cell office:value-type="string" table:style-name="ce27">
            <text:p>15°57'31,12''</text:p>
          </table:table-cell>
          <table:table-cell office:value-type="float" office:value="1192" table:style-name="ce13">
            <text:p>1192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Abies alba</text:span><text:span text:style-name="T2"><text:s/>Mill.</text:span></text:p>
          </table:table-cell>
          <table:table-cell office:value-type="string" table:style-name="ce6">
            <text:p>Abete bianco</text:p>
          </table:table-cell>
          <table:table-cell office:value-type="float" office:value="410" table:style-name="ce13">
            <text:p>410</text:p>
          </table:table-cell>
          <table:table-cell office:value-type="float" office:value="23.5" table:style-name="ce13">
            <text:p>23,5</text:p>
          </table:table-cell>
          <table:table-cell office:value-type="string" table:style-name="ce11">
            <text:p>a) età e/o dimensioni <text:s text:c="54"/>b) forma e portamento <text:s text:c="42"/>c) valore ecologico <text:s text:c="62"/>f) pregio paesaggistico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50" table:formula="of:=[.A53]+1" table:style-name="ce45">
            <text:p>50</text:p>
          </table:table-cell>
          <table:table-cell office:value-type="string" table:style-name="ce13">
            <text:p>05/E482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Laurenzana</text:p>
          </table:table-cell>
          <table:table-cell office:value-type="string" table:style-name="ce11">
            <text:p>Acqua della Pietra</text:p>
          </table:table-cell>
          <table:table-cell office:value-type="string" table:style-name="ce27">
            <text:p>40°24'39,00''</text:p>
          </table:table-cell>
          <table:table-cell office:value-type="string" table:style-name="ce27">
            <text:p>15°57'31,00''</text:p>
          </table:table-cell>
          <table:table-cell office:value-type="float" office:value="1275" table:style-name="ce13">
            <text:p>1275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Abies alba</text:span><text:span text:style-name="T2"><text:s/>Mill.</text:span></text:p>
          </table:table-cell>
          <table:table-cell office:value-type="string" table:style-name="ce6">
            <text:p>Abete bianco</text:p>
          </table:table-cell>
          <table:table-cell office:value-type="float" office:value="400" table:style-name="ce13">
            <text:p>400</text:p>
          </table:table-cell>
          <table:table-cell office:value-type="float" office:value="27" table:style-name="ce15">
            <text:p>27,0</text:p>
          </table:table-cell>
          <table:table-cell office:value-type="string" table:style-name="ce11">
            <text:p>a) età e/o dimensioni <text:s text:c="36"/>b) forma e portamento <text:s text:c="29"/>c) valore ecologico <text:s text:c="38"/>f) pregio paesaggistico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51" table:formula="of:=[.A54]+1" table:style-name="ce45">
            <text:p>51</text:p>
          </table:table-cell>
          <table:table-cell office:value-type="string" table:style-name="ce13">
            <text:p>06/E482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Laurenzana</text:p>
          </table:table-cell>
          <table:table-cell office:value-type="string" table:style-name="ce11">
            <text:p>Acqua della Pietra</text:p>
          </table:table-cell>
          <table:table-cell office:value-type="string" table:style-name="ce27">
            <text:p>40°24'50,00''</text:p>
          </table:table-cell>
          <table:table-cell office:value-type="string" table:style-name="ce27">
            <text:p>15°55'26,00''</text:p>
          </table:table-cell>
          <table:table-cell office:value-type="float" office:value="1273" table:style-name="ce13">
            <text:p>1273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Abies alba</text:span><text:span text:style-name="T2"><text:s/>Mill.</text:span></text:p>
          </table:table-cell>
          <table:table-cell office:value-type="string" table:style-name="ce6">
            <text:p>Abete bianco</text:p>
          </table:table-cell>
          <table:table-cell office:value-type="float" office:value="390" table:style-name="ce13">
            <text:p>390</text:p>
          </table:table-cell>
          <table:table-cell office:value-type="float" office:value="24.5" table:style-name="ce13">
            <text:p>24,5</text:p>
          </table:table-cell>
          <table:table-cell office:value-type="string" table:style-name="ce11">
            <text:p>a) età e/o dimensioni <text:s text:c="36"/>b) forma e portamento <text:s text:c="31"/>c) valore ecologico <text:s text:c="40"/>f) pregio paesaggistico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52" table:formula="of:=[.A55]+1" table:style-name="ce45">
            <text:p>52</text:p>
          </table:table-cell>
          <table:table-cell office:value-type="string" table:style-name="ce13">
            <text:p>07/E482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Laurenzana</text:p>
          </table:table-cell>
          <table:table-cell office:value-type="string" table:style-name="ce11">
            <text:p>Casiline</text:p>
          </table:table-cell>
          <table:table-cell office:value-type="string" table:style-name="ce27">
            <text:p>40°29'48,97''</text:p>
          </table:table-cell>
          <table:table-cell office:value-type="string" table:style-name="ce27">
            <text:p>15°58'45,72''</text:p>
          </table:table-cell>
          <table:table-cell office:value-type="float" office:value="814" table:style-name="ce13">
            <text:p>814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630" table:style-name="ce13">
            <text:p>630</text:p>
          </table:table-cell>
          <table:table-cell office:value-type="float" office:value="19.5" table:style-name="ce13">
            <text:p>19,5</text:p>
          </table:table-cell>
          <table:table-cell office:value-type="string" table:style-name="ce11">
            <text:p>a) età e/o dimensioni <text:s text:c="69"/>b) forma e portamento <text:s text:c="61"/>g) valore storico, culturale, religioso<text:s text:c="19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53" table:formula="of:=[.A56]+1" table:style-name="ce45">
            <text:p>53</text:p>
          </table:table-cell>
          <table:table-cell office:value-type="string" table:style-name="ce13">
            <text:p>01/E483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Lauria</text:p>
          </table:table-cell>
          <table:table-cell office:value-type="string" table:style-name="ce11">
            <text:p>Via Roma</text:p>
          </table:table-cell>
          <table:table-cell office:value-type="string" table:style-name="ce27">
            <text:p>40°02'53,25''</text:p>
          </table:table-cell>
          <table:table-cell office:value-type="string" table:style-name="ce27">
            <text:p>15°50'17,58''</text:p>
          </table:table-cell>
          <table:table-cell office:value-type="float" office:value="400" table:style-name="ce13">
            <text:p>400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4">Populus nigra<text:s/></text:span>L.</text:p>
          </table:table-cell>
          <table:table-cell office:value-type="string" table:style-name="ce6">
            <text:p>Pioppo nero</text:p>
          </table:table-cell>
          <table:table-cell office:value-type="float" office:value="660" table:style-name="ce13">
            <text:p>660</text:p>
          </table:table-cell>
          <table:table-cell office:value-type="float" office:value="31" table:style-name="ce15">
            <text:p>31,0</text:p>
          </table:table-cell>
          <table:table-cell office:value-type="string" table:style-name="ce30">
            <text:p>a) età e/o dimensioni <text:s text:c="65"/>c) valore ecologico <text:s text:c="73"/>f) pregio paesaggistico<text:s text:c="34"/>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54" table:formula="of:=[.A57]+1" table:style-name="ce45">
            <text:p>54</text:p>
          </table:table-cell>
          <table:table-cell office:value-type="string" table:style-name="ce13">
            <text:p>01/F104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Melfi</text:p>
          </table:table-cell>
          <table:table-cell office:value-type="string" table:style-name="ce11">
            <text:p>Agenzia ALSIA - Incoronata</text:p>
          </table:table-cell>
          <table:table-cell office:value-type="string" table:style-name="ce27">
            <text:p>40°59'26,75''</text:p>
          </table:table-cell>
          <table:table-cell office:value-type="string" table:style-name="ce27">
            <text:p>15°37'39,80''</text:p>
          </table:table-cell>
          <table:table-cell office:value-type="float" office:value="556" table:style-name="ce13">
            <text:p>556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Arbutus andrachne<text:s/></text:span>L.</text:p>
          </table:table-cell>
          <table:table-cell office:value-type="string" table:style-name="ce6">
            <text:p>Corbezzolo greco</text:p>
          </table:table-cell>
          <table:table-cell office:value-type="float" office:value="119" table:style-name="ce13">
            <text:p>119</text:p>
          </table:table-cell>
          <table:table-cell office:value-type="float" office:value="10" table:style-name="ce15">
            <text:p>10,0</text:p>
          </table:table-cell>
          <table:table-cell office:value-type="string" table:style-name="ce11">
            <text:p>b) forma e portamento <text:s text:c="30"/>d) rarità botanica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55" table:formula="of:=[.A58]+1" table:style-name="ce45">
            <text:p>55</text:p>
          </table:table-cell>
          <table:table-cell office:value-type="string" table:style-name="ce13">
            <text:p>02/F104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Melfi</text:p>
          </table:table-cell>
          <table:table-cell office:value-type="string" table:style-name="ce11">
            <text:p>Istituto Gasparrini - Via Leonardo da Vinci</text:p>
          </table:table-cell>
          <table:table-cell office:value-type="string" table:style-name="ce27">
            <text:p>40°59'43,98''</text:p>
          </table:table-cell>
          <table:table-cell office:value-type="string" table:style-name="ce27">
            <text:p>15°38'47,26''</text:p>
          </table:table-cell>
          <table:table-cell office:value-type="float" office:value="541" table:style-name="ce13">
            <text:p>541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5">Sequoiadendron giganteum</text:span><text:span text:style-name="T3"><text:s/>(Lindl) J. Buchholz</text:span></text:p>
          </table:table-cell>
          <table:table-cell office:value-type="string" table:style-name="ce6">
            <text:p>Sequoia gigante<text:s/></text:p>
          </table:table-cell>
          <table:table-cell office:value-type="float" office:value="332" table:style-name="ce13">
            <text:p>332</text:p>
          </table:table-cell>
          <table:table-cell office:value-type="float" office:value="27" table:style-name="ce15">
            <text:p>27,0</text:p>
          </table:table-cell>
          <table:table-cell office:value-type="string" table:style-name="ce11">
            <text:p>a) età e/o dimensioni <text:s text:c="49"/>d) rarità botanica <text:s text:c="56"/>g) valore storico, culturale, religioso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56" table:formula="of:=[.A59]+1" table:style-name="ce45">
            <text:p>56</text:p>
          </table:table-cell>
          <table:table-cell office:value-type="string" table:style-name="ce13">
            <text:p>01/F86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Nemoli</text:p>
          </table:table-cell>
          <table:table-cell office:value-type="string" table:style-name="ce11">
            <text:p>Campo sportivo</text:p>
          </table:table-cell>
          <table:table-cell office:value-type="string" table:style-name="ce27">
            <text:p>40°04'16,93''</text:p>
          </table:table-cell>
          <table:table-cell office:value-type="string" table:style-name="ce27">
            <text:p>15°48'04,99''</text:p>
          </table:table-cell>
          <table:table-cell office:value-type="float" office:value="453" table:style-name="ce13">
            <text:p>453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380" table:style-name="ce13">
            <text:p>380</text:p>
          </table:table-cell>
          <table:table-cell office:value-type="float" office:value="17" table:style-name="ce15">
            <text:p>17,0</text:p>
          </table:table-cell>
          <table:table-cell office:value-type="string" table:style-name="ce11">
            <text:p>a) età e/o dimensioni <text:s text:c="38"/>b) forma e portamento <text:s text:c="30"/>c) valore ecologico<text:s text:c="16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57" table:formula="of:=[.A60]+1" table:style-name="ce45">
            <text:p>57</text:p>
          </table:table-cell>
          <table:table-cell office:value-type="string" table:style-name="ce27">
            <text:p>01/G49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escopagano</text:p>
          </table:table-cell>
          <table:table-cell office:value-type="string" table:style-name="ce11">
            <text:p>Abbazia di San Lorenzo<text:s/></text:p>
          </table:table-cell>
          <table:table-cell office:value-type="string" table:style-name="ce27">
            <text:p>40°51'05,00''</text:p>
          </table:table-cell>
          <table:table-cell office:value-type="string" table:style-name="ce27">
            <text:p>15°25'05,00''</text:p>
          </table:table-cell>
          <table:table-cell office:value-type="float" office:value="750" table:style-name="ce13">
            <text:p>75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Tilia cordata</text:span><text:s/>Mill.</text:p>
          </table:table-cell>
          <table:table-cell office:value-type="string" table:style-name="ce6">
            <text:p>Tiglio selvatico</text:p>
          </table:table-cell>
          <table:table-cell office:value-type="float" office:value="750" table:style-name="ce13">
            <text:p>750</text:p>
          </table:table-cell>
          <table:table-cell office:value-type="float" office:value="7" table:style-name="ce15">
            <text:p>7,0</text:p>
          </table:table-cell>
          <table:table-cell office:value-type="string" table:style-name="ce30">
            <text:p>a) età e/o dimensioni <text:s text:c="47"/>b) forma e portamento <text:s text:c="56"/>e) architettura vegetale <text:s text:c="45"/>f) pregio paesaggistico <text:s text:c="54"/>g) valore storico, culturale, religioso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58" table:formula="of:=[.A61]+1" table:style-name="ce45">
            <text:p>58</text:p>
          </table:table-cell>
          <table:table-cell office:value-type="string" table:style-name="ce27">
            <text:p>02/G49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escopagano</text:p>
          </table:table-cell>
          <table:table-cell office:value-type="string" table:style-name="ce11">
            <text:p>Valle del Mulino<text:s/></text:p>
          </table:table-cell>
          <table:table-cell office:value-type="string" table:style-name="ce27">
            <text:p>40°50'46,00''</text:p>
          </table:table-cell>
          <table:table-cell office:value-type="string" table:style-name="ce27">
            <text:p>15°25'44,00''</text:p>
          </table:table-cell>
          <table:table-cell office:value-type="float" office:value="700" table:style-name="ce13">
            <text:p>70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560" table:style-name="ce13">
            <text:p>560</text:p>
          </table:table-cell>
          <table:table-cell office:value-type="float" office:value="18" table:style-name="ce15">
            <text:p>18,0</text:p>
          </table:table-cell>
          <table:table-cell office:value-type="string" table:style-name="ce11">
            <text:p>a) età e/o dimensioni <text:s text:c="63"/>f) pregio paesaggistico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59" table:formula="of:=[.A62]+1" table:style-name="ce45">
            <text:p>59</text:p>
          </table:table-cell>
          <table:table-cell office:value-type="string" table:style-name="ce13">
            <text:p>01/G590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icerno</text:p>
          </table:table-cell>
          <table:table-cell office:value-type="string" table:style-name="ce11">
            <text:p>Marmo</text:p>
          </table:table-cell>
          <table:table-cell office:value-type="string" table:style-name="ce27">
            <text:p>40°38'28,90''</text:p>
          </table:table-cell>
          <table:table-cell office:value-type="string" table:style-name="ce27">
            <text:p>15°36'34,16''</text:p>
          </table:table-cell>
          <table:table-cell office:value-type="float" office:value="595" table:style-name="ce13">
            <text:p>595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410" table:style-name="ce13">
            <text:p>410</text:p>
          </table:table-cell>
          <table:table-cell office:value-type="float" office:value="15" table:style-name="ce15">
            <text:p>15,0</text:p>
          </table:table-cell>
          <table:table-cell office:value-type="string" table:style-name="ce11">
            <text:p>a) età e/o dimensioni <text:s text:c="43"/>b) forma e portamento<text:s text:c="20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60" table:formula="of:=[.A63]+1" table:style-name="ce45">
            <text:p>60</text:p>
          </table:table-cell>
          <table:table-cell office:value-type="string" table:style-name="ce13">
            <text:p>01/G61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ietragalla</text:p>
          </table:table-cell>
          <table:table-cell office:value-type="string" table:style-name="ce11">
            <text:p>Vallone Canneto</text:p>
          </table:table-cell>
          <table:table-cell office:value-type="string" table:style-name="ce27">
            <text:p>40°45'17,30''</text:p>
          </table:table-cell>
          <table:table-cell office:value-type="string" table:style-name="ce27">
            <text:p>15°50'31,60''</text:p>
          </table:table-cell>
          <table:table-cell office:value-type="float" office:value="625" table:style-name="ce13">
            <text:p>625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580" table:style-name="ce13">
            <text:p>580</text:p>
          </table:table-cell>
          <table:table-cell office:value-type="float" office:value="18" table:style-name="ce15">
            <text:p>18,0</text:p>
          </table:table-cell>
          <table:table-cell office:value-type="string" table:style-name="ce11">
            <text:p>a) età e/o dimensioni <text:s text:c="38"/>b) forma e portamento <text:s text:c="34"/>c) valore ecologico<text:s text:c="16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61" table:formula="of:=[.A64]+1" table:style-name="ce45">
            <text:p>61</text:p>
          </table:table-cell>
          <table:table-cell office:value-type="string" table:style-name="ce13">
            <text:p>02/G61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ietragalla</text:p>
          </table:table-cell>
          <table:table-cell office:value-type="string" table:style-name="ce11">
            <text:p>Pafundi</text:p>
          </table:table-cell>
          <table:table-cell office:value-type="string" table:style-name="ce27">
            <text:p>40°46'25,83''</text:p>
          </table:table-cell>
          <table:table-cell office:value-type="string" table:style-name="ce27">
            <text:p>15°51'33,78''</text:p>
          </table:table-cell>
          <table:table-cell office:value-type="float" office:value="755" table:style-name="ce13">
            <text:p>755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500" table:style-name="ce13">
            <text:p>500</text:p>
          </table:table-cell>
          <table:table-cell office:value-type="float" office:value="20" table:style-name="ce15">
            <text:p>20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62" table:formula="of:=[.A65]+1" table:style-name="ce45">
            <text:p>62</text:p>
          </table:table-cell>
          <table:table-cell office:value-type="string" table:style-name="ce13">
            <text:p>03/G61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ietragalla</text:p>
          </table:table-cell>
          <table:table-cell office:value-type="string" table:style-name="ce11">
            <text:p>Case Cillis</text:p>
          </table:table-cell>
          <table:table-cell office:value-type="string" table:style-name="ce27">
            <text:p>40°46'15,00''</text:p>
          </table:table-cell>
          <table:table-cell office:value-type="string" table:style-name="ce27">
            <text:p>15°51'45,00''</text:p>
          </table:table-cell>
          <table:table-cell office:value-type="float" office:value="655" table:style-name="ce13">
            <text:p>655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500" table:style-name="ce13">
            <text:p>500</text:p>
          </table:table-cell>
          <table:table-cell office:value-type="float" office:value="21" table:style-name="ce15">
            <text:p>21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63" table:formula="of:=[.A66]+1" table:style-name="ce45">
            <text:p>63</text:p>
          </table:table-cell>
          <table:table-cell office:value-type="string" table:style-name="ce13">
            <text:p>04/G61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ietragalla</text:p>
          </table:table-cell>
          <table:table-cell office:value-type="string" table:style-name="ce11">
            <text:p>Case Cillis</text:p>
          </table:table-cell>
          <table:table-cell office:value-type="string" table:style-name="ce27">
            <text:p>40°46'15''</text:p>
          </table:table-cell>
          <table:table-cell office:value-type="string" table:style-name="ce27">
            <text:p>15°51'44,00''</text:p>
          </table:table-cell>
          <table:table-cell office:value-type="float" office:value="680" table:style-name="ce13">
            <text:p>68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550" table:style-name="ce13">
            <text:p>550</text:p>
          </table:table-cell>
          <table:table-cell office:value-type="float" office:value="19" table:style-name="ce15">
            <text:p>19,0</text:p>
          </table:table-cell>
          <table:table-cell office:value-type="string" table:style-name="ce11">
            <text:p>a) età e/o dimensioni <text:s text:c="36"/>b) forma e portamento<text:s text:c="20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64" table:formula="of:=[.A67]+1" table:style-name="ce45">
            <text:p>64</text:p>
          </table:table-cell>
          <table:table-cell office:value-type="string" table:style-name="ce13">
            <text:p>05/G61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ietragalla</text:p>
          </table:table-cell>
          <table:table-cell office:value-type="string" table:style-name="ce11">
            <text:p>Salice - Masseria Giacomino</text:p>
          </table:table-cell>
          <table:table-cell office:value-type="string" table:style-name="ce27">
            <text:p>40°46'00,00''</text:p>
          </table:table-cell>
          <table:table-cell office:value-type="string" table:style-name="ce27">
            <text:p>15°51'16,60''</text:p>
          </table:table-cell>
          <table:table-cell office:value-type="float" office:value="700" table:style-name="ce13">
            <text:p>70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380" table:style-name="ce13">
            <text:p>380</text:p>
          </table:table-cell>
          <table:table-cell office:value-type="float" office:value="18" table:style-name="ce15">
            <text:p>18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65" table:formula="of:=[.A68]+1" table:style-name="ce45">
            <text:p>65</text:p>
          </table:table-cell>
          <table:table-cell office:value-type="string" table:style-name="ce13">
            <text:p>06/G61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ietragalla</text:p>
          </table:table-cell>
          <table:table-cell office:value-type="string" table:style-name="ce11">
            <text:p>Salice - Masseria Giacomino</text:p>
          </table:table-cell>
          <table:table-cell office:value-type="string" table:style-name="ce27">
            <text:p>40°46'00,20''</text:p>
          </table:table-cell>
          <table:table-cell office:value-type="string" table:style-name="ce27">
            <text:p>15°51'17,00''</text:p>
          </table:table-cell>
          <table:table-cell office:value-type="float" office:value="700" table:style-name="ce13">
            <text:p>70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480" table:style-name="ce13">
            <text:p>480</text:p>
          </table:table-cell>
          <table:table-cell office:value-type="float" office:value="20" table:style-name="ce15">
            <text:p>20,0</text:p>
          </table:table-cell>
          <table:table-cell office:value-type="string" table:style-name="ce11">
            <text:p>a) età e/o dimensioni <text:s text:c="36"/>b) forma e portamento<text:s text:c="20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66" table:formula="of:=[.A69]+1" table:style-name="ce45">
            <text:p>66</text:p>
          </table:table-cell>
          <table:table-cell office:value-type="string" table:style-name="ce13">
            <text:p>07/G61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ietragalla</text:p>
          </table:table-cell>
          <table:table-cell office:value-type="string" table:style-name="ce11">
            <text:p>Fosso della Pila<text:s/></text:p>
          </table:table-cell>
          <table:table-cell office:value-type="string" table:style-name="ce27">
            <text:p>40°46'30,00''</text:p>
          </table:table-cell>
          <table:table-cell office:value-type="string" table:style-name="ce27">
            <text:p>15°53'05,71''</text:p>
          </table:table-cell>
          <table:table-cell office:value-type="float" office:value="575" table:style-name="ce13">
            <text:p>575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640" table:style-name="ce13">
            <text:p>640</text:p>
          </table:table-cell>
          <table:table-cell office:value-type="float" office:value="19" table:style-name="ce15">
            <text:p>19,0</text:p>
          </table:table-cell>
          <table:table-cell office:value-type="string" table:style-name="ce11">
            <text:p>a) età e/o dimensioni <text:s text:c="39"/>b) forma e portamento<text:s text:c="20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67" table:formula="of:=[.A70]+1" table:style-name="ce45">
            <text:p>67</text:p>
          </table:table-cell>
          <table:table-cell office:value-type="string" table:style-name="ce13">
            <text:p>08/G61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ietragalla</text:p>
          </table:table-cell>
          <table:table-cell office:value-type="string" table:style-name="ce11">
            <text:p>Policina</text:p>
          </table:table-cell>
          <table:table-cell office:value-type="string" table:style-name="ce27">
            <text:p>40°45'48,00''</text:p>
          </table:table-cell>
          <table:table-cell office:value-type="string" table:style-name="ce27">
            <text:p>15°51'33,00''</text:p>
          </table:table-cell>
          <table:table-cell office:value-type="float" office:value="630" table:style-name="ce13">
            <text:p>63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450" table:style-name="ce13">
            <text:p>450</text:p>
          </table:table-cell>
          <table:table-cell office:value-type="float" office:value="19" table:style-name="ce15">
            <text:p>19,0</text:p>
          </table:table-cell>
          <table:table-cell office:value-type="string" table:style-name="ce11">
            <text:p>a) età e/o dimensioni <text:s text:c="38"/>b) forma e portamento<text:s text:c="20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68" table:formula="of:=[.A71]+1" table:style-name="ce45">
            <text:p>68</text:p>
          </table:table-cell>
          <table:table-cell office:value-type="string" table:style-name="ce13">
            <text:p>09/G61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ietragalla</text:p>
          </table:table-cell>
          <table:table-cell office:value-type="string" table:style-name="ce11">
            <text:p>Salice - Masseria Giacomino</text:p>
          </table:table-cell>
          <table:table-cell office:value-type="string" table:style-name="ce27">
            <text:p>40°04'03,09''</text:p>
          </table:table-cell>
          <table:table-cell office:value-type="string" table:style-name="ce27">
            <text:p>15°51'15,17''</text:p>
          </table:table-cell>
          <table:table-cell office:value-type="float" office:value="700" table:style-name="ce13">
            <text:p>70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400" table:style-name="ce13">
            <text:p>400</text:p>
          </table:table-cell>
          <table:table-cell office:value-type="float" office:value="19" table:style-name="ce15">
            <text:p>19,0</text:p>
          </table:table-cell>
          <table:table-cell office:value-type="string" table:style-name="ce11">
            <text:p>a) età e/o dimensioni<text:s text:c="59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69" table:formula="of:=[.A72]+1" table:style-name="ce45">
            <text:p>69</text:p>
          </table:table-cell>
          <table:table-cell office:value-type="string" table:style-name="ce13">
            <text:p>10/G61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ietragalla</text:p>
          </table:table-cell>
          <table:table-cell office:value-type="string" table:style-name="ce11">
            <text:p>Salice - Masseria Giacomino</text:p>
          </table:table-cell>
          <table:table-cell office:value-type="string" table:style-name="ce27">
            <text:p>40°46'04,00''</text:p>
          </table:table-cell>
          <table:table-cell office:value-type="string" table:style-name="ce27">
            <text:p>15°51'15,00''</text:p>
          </table:table-cell>
          <table:table-cell office:value-type="float" office:value="700" table:style-name="ce13">
            <text:p>70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420" table:style-name="ce13">
            <text:p>420</text:p>
          </table:table-cell>
          <table:table-cell office:value-type="float" office:value="19" table:style-name="ce15">
            <text:p>19,0</text:p>
          </table:table-cell>
          <table:table-cell office:value-type="string" table:style-name="ce11">
            <text:p>a) età e/o dimensioni <text:s text:c="39"/>b) forma e portamento<text:s text:c="20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70" table:formula="of:=[.A73]+1" table:style-name="ce45">
            <text:p>70</text:p>
          </table:table-cell>
          <table:table-cell office:value-type="string" table:style-name="ce13">
            <text:p>11/G61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ietragalla</text:p>
          </table:table-cell>
          <table:table-cell office:value-type="string" table:style-name="ce11">
            <text:p>Salice - Masseria Giacomino</text:p>
          </table:table-cell>
          <table:table-cell office:value-type="string" table:style-name="ce27">
            <text:p>40°46'08,06''</text:p>
          </table:table-cell>
          <table:table-cell office:value-type="string" table:style-name="ce27">
            <text:p>15°51'19,96''</text:p>
          </table:table-cell>
          <table:table-cell office:value-type="float" office:value="740" table:style-name="ce13">
            <text:p>74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400" table:style-name="ce13">
            <text:p>400</text:p>
          </table:table-cell>
          <table:table-cell office:value-type="float" office:value="23" table:style-name="ce15">
            <text:p>23,0</text:p>
          </table:table-cell>
          <table:table-cell office:value-type="string" table:style-name="ce11">
            <text:p>a) età e/o dimensioni <text:s text:c="42"/>b) forma e portamento<text:s text:c="20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71" table:formula="of:=[.A74]+1" table:style-name="ce45">
            <text:p>71</text:p>
          </table:table-cell>
          <table:table-cell office:value-type="string" table:style-name="ce13">
            <text:p>12/G61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ietragalla</text:p>
          </table:table-cell>
          <table:table-cell office:value-type="string" table:style-name="ce11">
            <text:p>Via Mancosa</text:p>
          </table:table-cell>
          <table:table-cell office:value-type="string" table:style-name="ce27">
            <text:p>40°44'52,64''</text:p>
          </table:table-cell>
          <table:table-cell office:value-type="string" table:style-name="ce27">
            <text:p>15°52'47,84''</text:p>
          </table:table-cell>
          <table:table-cell office:value-type="float" office:value="800" table:style-name="ce13">
            <text:p>800</text:p>
          </table:table-cell>
          <table:table-cell office:value-type="string" table:style-name="ce13">
            <text:p>si</text:p>
          </table:table-cell>
          <table:table-cell office:value-type="string" table:style-name="ce25">
            <text:p>Tilia platyphyllos Scop.</text:p>
          </table:table-cell>
          <table:table-cell office:value-type="string" table:style-name="ce6">
            <text:p>Tiglio nostrale</text:p>
          </table:table-cell>
          <table:table-cell office:value-type="float" office:value="290" table:style-name="ce13">
            <text:p>290</text:p>
          </table:table-cell>
          <table:table-cell office:value-type="float" office:value="18" table:style-name="ce15">
            <text:p>18,0</text:p>
          </table:table-cell>
          <table:table-cell office:value-type="string" table:style-name="ce30">
            <text:p>b) forma e portamento <text:s text:c="32"/>e) architettura vegetale <text:s text:c="28"/>g) valore storico, culturale, religioso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72" table:formula="of:=[.A75]+1" table:style-name="ce45">
            <text:p>72</text:p>
          </table:table-cell>
          <table:table-cell office:value-type="string" table:style-name="ce13">
            <text:p>01/G623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ietrapertosa</text:p>
          </table:table-cell>
          <table:table-cell office:value-type="string" table:style-name="ce11">
            <text:p>Castagna</text:p>
          </table:table-cell>
          <table:table-cell office:value-type="string" table:style-name="ce27">
            <text:p>40°28'35,00''</text:p>
          </table:table-cell>
          <table:table-cell office:value-type="string" table:style-name="ce27">
            <text:p>16°04'22,00''</text:p>
          </table:table-cell>
          <table:table-cell office:value-type="float" office:value="839" table:style-name="ce13">
            <text:p>839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520" table:style-name="ce13">
            <text:p>520</text:p>
          </table:table-cell>
          <table:table-cell office:value-type="float" office:value="16.5" table:style-name="ce13">
            <text:p>16,5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73" table:formula="of:=[.A76]+1" table:style-name="ce45">
            <text:p>73</text:p>
          </table:table-cell>
          <table:table-cell office:value-type="string" table:style-name="ce13">
            <text:p>01/G942/PZ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otenza</text:p>
          </table:table-cell>
          <table:table-cell office:value-type="string" table:style-name="ce11">
            <text:p>Villa Comunale Santa Maria</text:p>
          </table:table-cell>
          <table:table-cell office:value-type="string" table:style-name="ce27">
            <text:p>40°38'39,10''</text:p>
          </table:table-cell>
          <table:table-cell office:value-type="string" table:style-name="ce27">
            <text:p>15°48'15,20"</text:p>
          </table:table-cell>
          <table:table-cell office:value-type="float" office:value="750" table:style-name="ce13">
            <text:p>750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4">Cupressus sempervirens</text:span><text:s/><text:span text:style-name="T3">L.</text:span></text:p>
          </table:table-cell>
          <table:table-cell office:value-type="string" table:style-name="ce6">
            <text:p>Cipresso comune</text:p>
          </table:table-cell>
          <table:table-cell office:value-type="float" office:value="315" table:style-name="ce13">
            <text:p>315</text:p>
          </table:table-cell>
          <table:table-cell office:value-type="float" office:value="26" table:style-name="ce15">
            <text:p>26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74" table:formula="of:=[.A77]+1" table:style-name="ce45">
            <text:p>74</text:p>
          </table:table-cell>
          <table:table-cell office:value-type="string" table:style-name="ce13">
            <text:p>02/G942/PZ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Potenza</text:p>
          </table:table-cell>
          <table:table-cell office:value-type="string" table:style-name="ce11">
            <text:p>Parco Sant' Antonio La Macchia</text:p>
          </table:table-cell>
          <table:table-cell office:value-type="string" table:style-name="ce27">
            <text:p>40°38'42,18''</text:p>
          </table:table-cell>
          <table:table-cell office:value-type="string" table:style-name="ce27">
            <text:p>15°49'52,48''</text:p>
          </table:table-cell>
          <table:table-cell office:value-type="float" office:value="660" table:style-name="ce13">
            <text:p>660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2">Insieme omogeneo di</text:span><text:span text:style-name="T4"><text:s/>Pinus pinea</text:span><text:s/><text:span text:style-name="T3">L.</text:span></text:p>
          </table:table-cell>
          <table:table-cell office:value-type="string" table:style-name="ce6">
            <text:p>Pino domestico</text:p>
          </table:table-cell>
          <table:table-cell office:value-type="string" table:style-name="ce56">
            <text:p>320 (med) <text:s text:c="25"/>355 (max)</text:p>
          </table:table-cell>
          <table:table-cell office:value-type="string" table:style-name="ce56">
            <text:p>26,0 (med) <text:s text:c="13"/>27,0 <text:s/>(max)</text:p>
          </table:table-cell>
          <table:table-cell office:value-type="string" table:style-name="ce30">
            <text:p><text:s text:c="80"/>f) pregio paesaggistico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75" table:formula="of:=[.A78]+1" table:style-name="ce45">
            <text:p>75</text:p>
          </table:table-cell>
          <table:table-cell office:value-type="string" table:style-name="ce13">
            <text:p>01/H312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Ripacandida<text:s/></text:p>
          </table:table-cell>
          <table:table-cell office:value-type="string" table:style-name="ce11">
            <text:p>Santuario San Donato</text:p>
          </table:table-cell>
          <table:table-cell office:value-type="string" table:style-name="ce27">
            <text:p>40°54'48,01''</text:p>
          </table:table-cell>
          <table:table-cell office:value-type="string" table:style-name="ce27">
            <text:p>15°43'50,98''</text:p>
          </table:table-cell>
          <table:table-cell office:value-type="float" office:value="550" table:style-name="ce13">
            <text:p>550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4">Pinus halepensis</text:span><text:s/>Mill.</text:p>
          </table:table-cell>
          <table:table-cell office:value-type="string" table:style-name="ce6">
            <text:p>Pino d'Aleppo</text:p>
          </table:table-cell>
          <table:table-cell office:value-type="float" office:value="320" table:style-name="ce13">
            <text:p>320</text:p>
          </table:table-cell>
          <table:table-cell office:value-type="float" office:value="18" table:style-name="ce15">
            <text:p>18,0</text:p>
          </table:table-cell>
          <table:table-cell office:value-type="string" table:style-name="ce30">
            <text:p>a) età e/o dimensioni <text:s text:c="46"/>e) architettura vegetale<text:s text:c="16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76" table:formula="of:=[.A79]+1" table:style-name="ce45">
            <text:p>76</text:p>
          </table:table-cell>
          <table:table-cell office:value-type="string" table:style-name="ce13">
            <text:p>02/H312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Ripacandida<text:s/></text:p>
          </table:table-cell>
          <table:table-cell office:value-type="string" table:style-name="ce11">
            <text:p>Santuario San Donato</text:p>
          </table:table-cell>
          <table:table-cell office:value-type="string" table:style-name="ce27">
            <text:p>40°54'47,05''</text:p>
          </table:table-cell>
          <table:table-cell office:value-type="string" table:style-name="ce27">
            <text:p>15°43'49,99''</text:p>
          </table:table-cell>
          <table:table-cell office:value-type="float" office:value="555" table:style-name="ce13">
            <text:p>555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4">Pinus halepensis</text:span><text:s/>Mill.</text:p>
          </table:table-cell>
          <table:table-cell office:value-type="string" table:style-name="ce6">
            <text:p>Pino d'Aleppo</text:p>
          </table:table-cell>
          <table:table-cell office:value-type="float" office:value="345" table:style-name="ce13">
            <text:p>345</text:p>
          </table:table-cell>
          <table:table-cell office:value-type="float" office:value="16.5" table:style-name="ce13">
            <text:p>16,5</text:p>
          </table:table-cell>
          <table:table-cell office:value-type="string" table:style-name="ce30">
            <text:p>a) età e/o dimensioni <text:s text:c="39"/>e) architettura vegetale<text:s text:c="16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77" table:formula="of:=[.A80]+1" table:style-name="ce45">
            <text:p>77</text:p>
          </table:table-cell>
          <table:table-cell office:value-type="string" table:style-name="ce13">
            <text:p>03/H312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Ripacandida<text:s/></text:p>
          </table:table-cell>
          <table:table-cell office:value-type="string" table:style-name="ce11">
            <text:p>Santuario San Donato</text:p>
          </table:table-cell>
          <table:table-cell office:value-type="string" table:style-name="ce27">
            <text:p>40°54'47,00''</text:p>
          </table:table-cell>
          <table:table-cell office:value-type="string" table:style-name="ce27">
            <text:p>15°43'49,94''</text:p>
          </table:table-cell>
          <table:table-cell office:value-type="float" office:value="554" table:style-name="ce13">
            <text:p>554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4">Pinus halepensis</text:span><text:s/>Mill.</text:p>
          </table:table-cell>
          <table:table-cell office:value-type="string" table:style-name="ce6">
            <text:p>Pino d'Aleppo</text:p>
          </table:table-cell>
          <table:table-cell office:value-type="float" office:value="540" table:style-name="ce13">
            <text:p>540</text:p>
          </table:table-cell>
          <table:table-cell office:value-type="float" office:value="30" table:style-name="ce15">
            <text:p>30,0</text:p>
          </table:table-cell>
          <table:table-cell office:value-type="string" table:style-name="ce30">
            <text:p>a) età e/o dimensioni <text:s text:c="40"/>e) architettura vegetale<text:s text:c="16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78" table:formula="of:=[.A81]+1" table:style-name="ce45">
            <text:p>78</text:p>
          </table:table-cell>
          <table:table-cell office:value-type="string" table:style-name="ce13">
            <text:p>04/H312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Ripacandida<text:s/></text:p>
          </table:table-cell>
          <table:table-cell office:value-type="string" table:style-name="ce11">
            <text:p>Santuario San Donato</text:p>
          </table:table-cell>
          <table:table-cell office:value-type="string" table:style-name="ce27">
            <text:p>40°54'48,04''</text:p>
          </table:table-cell>
          <table:table-cell office:value-type="string" table:style-name="ce27">
            <text:p>15°43'51,08''</text:p>
          </table:table-cell>
          <table:table-cell office:value-type="float" office:value="534" table:style-name="ce13">
            <text:p>534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5">Sequoiadendron giganteum</text:span><text:span text:style-name="T3"><text:s/>(Lindl) J. Buchholz</text:span></text:p>
          </table:table-cell>
          <table:table-cell office:value-type="string" table:style-name="ce6">
            <text:p>Sequoia gigante<text:s/></text:p>
          </table:table-cell>
          <table:table-cell office:value-type="float" office:value="300" table:style-name="ce13">
            <text:p>300</text:p>
          </table:table-cell>
          <table:table-cell office:value-type="float" office:value="19" table:style-name="ce15">
            <text:p>19,0</text:p>
          </table:table-cell>
          <table:table-cell office:value-type="string" table:style-name="ce11">
            <text:p>a) età e/o dimensioni <text:s text:c="41"/>d) rarità botanica <text:s text:c="52"/>e) architettura vegetale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79" table:formula="of:=[.A82]+1" table:style-name="ce45">
            <text:p>79</text:p>
          </table:table-cell>
          <table:table-cell office:value-type="string" table:style-name="ce13">
            <text:p>05/H312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Ripacandida<text:s/></text:p>
          </table:table-cell>
          <table:table-cell office:value-type="string" table:style-name="ce11">
            <text:p>Santuario San Donato</text:p>
          </table:table-cell>
          <table:table-cell office:value-type="string" table:style-name="ce27">
            <text:p>40°54'48,00''</text:p>
          </table:table-cell>
          <table:table-cell office:value-type="string" table:style-name="ce27">
            <text:p>15°43'51,00''</text:p>
          </table:table-cell>
          <table:table-cell office:value-type="float" office:value="542" table:style-name="ce13">
            <text:p>542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5">Sequoiadendron giganteum</text:span><text:span text:style-name="T3"><text:s/>(Lindl) J. Buchholz</text:span></text:p>
          </table:table-cell>
          <table:table-cell office:value-type="string" table:style-name="ce6">
            <text:p>Sequoia gigante<text:s/></text:p>
          </table:table-cell>
          <table:table-cell office:value-type="float" office:value="255" table:style-name="ce13">
            <text:p>255</text:p>
          </table:table-cell>
          <table:table-cell office:value-type="float" office:value="16" table:style-name="ce15">
            <text:p>16,0</text:p>
          </table:table-cell>
          <table:table-cell office:value-type="string" table:style-name="ce11">
            <text:p>a) età e/o dimensioni <text:s text:c="74"/>b) forma e portamento <text:s text:c="89"/>d) rarità botanica <text:s text:c="50"/>e) architettura vegetale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80" table:formula="of:=[.A83]+1" table:style-name="ce45">
            <text:p>80</text:p>
          </table:table-cell>
          <table:table-cell office:value-type="string" table:style-name="ce13">
            <text:p>06/H312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Ripacandida<text:s/></text:p>
          </table:table-cell>
          <table:table-cell office:value-type="string" table:style-name="ce11">
            <text:p>Santuario San Donato</text:p>
          </table:table-cell>
          <table:table-cell office:value-type="string" table:style-name="ce27">
            <text:p>40°54'48,46''</text:p>
          </table:table-cell>
          <table:table-cell office:value-type="string" table:style-name="ce27">
            <text:p>15°43'50,06''</text:p>
          </table:table-cell>
          <table:table-cell office:value-type="float" office:value="549" table:style-name="ce13">
            <text:p>549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4">Tilia cordata</text:span><text:s/>Mill.</text:p>
          </table:table-cell>
          <table:table-cell office:value-type="string" table:style-name="ce6">
            <text:p>Tiglio selvatico</text:p>
          </table:table-cell>
          <table:table-cell office:value-type="float" office:value="270" table:style-name="ce13">
            <text:p>270</text:p>
          </table:table-cell>
          <table:table-cell office:value-type="float" office:value="15" table:style-name="ce15">
            <text:p>15,0</text:p>
          </table:table-cell>
          <table:table-cell office:value-type="string" table:style-name="ce30">
            <text:p><text:s text:c="77"/>b) forma e portamento <text:s text:c="45"/>c) architettura vegetale<text:s text:c="10"/>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81" table:formula="of:=[.A84]+1" table:style-name="ce45">
            <text:p>81</text:p>
          </table:table-cell>
          <table:table-cell office:value-type="string" table:style-name="ce61">
            <text:p>01/H348/PZ/17</text:p>
          </table:table-cell>
          <table:table-cell office:value-type="string" table:style-name="ce59">
            <text:p>Potenza</text:p>
          </table:table-cell>
          <table:table-cell office:value-type="string" table:style-name="ce6">
            <text:p>Rivello<text:s/></text:p>
          </table:table-cell>
          <table:table-cell office:value-type="string" table:style-name="ce60">
            <text:p>Convento Sant' Antonio</text:p>
          </table:table-cell>
          <table:table-cell office:value-type="string" table:style-name="ce58">
            <text:p>40°04'39,00''</text:p>
          </table:table-cell>
          <table:table-cell office:value-type="string" table:style-name="ce58">
            <text:p>15°45'37,14''</text:p>
          </table:table-cell>
          <table:table-cell office:value-type="float" office:value="500" table:style-name="ce57">
            <text:p>500</text:p>
          </table:table-cell>
          <table:table-cell office:value-type="string" table:style-name="ce57">
            <text:p>si</text:p>
          </table:table-cell>
          <table:table-cell office:value-type="string" table:style-name="ce54">
            <text:p><text:span text:style-name="T4">Pinus pinea</text:span><text:s/><text:span text:style-name="T3">L.</text:span></text:p>
          </table:table-cell>
          <table:table-cell office:value-type="string" table:style-name="ce55">
            <text:p>Pino domestico</text:p>
          </table:table-cell>
          <table:table-cell office:value-type="float" office:value="403" table:style-name="ce13">
            <text:p>403</text:p>
          </table:table-cell>
          <table:table-cell office:value-type="float" office:value="23" table:style-name="ce15">
            <text:p>23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82" table:formula="of:=[.A85]+1" table:style-name="ce45">
            <text:p>82</text:p>
          </table:table-cell>
          <table:table-cell office:value-type="string" table:style-name="ce39">
            <text:p>02/H348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Rivello<text:s/></text:p>
          </table:table-cell>
          <table:table-cell office:value-type="string" table:style-name="ce11">
            <text:p>Il Prato</text:p>
          </table:table-cell>
          <table:table-cell office:value-type="string" table:style-name="ce27">
            <text:p>40°04'08,11''</text:p>
          </table:table-cell>
          <table:table-cell office:value-type="string" table:style-name="ce27">
            <text:p>15°42'49,29''</text:p>
          </table:table-cell>
          <table:table-cell office:value-type="float" office:value="643" table:style-name="ce13">
            <text:p>643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430" table:style-name="ce13">
            <text:p>430</text:p>
          </table:table-cell>
          <table:table-cell office:value-type="float" office:value="23" table:style-name="ce15">
            <text:p>23,0</text:p>
          </table:table-cell>
          <table:table-cell office:value-type="string" table:style-name="ce11">
            <text:p>a) età e/o dimensioni <text:s text:c="47"/>b) forma e portamento <text:s text:c="29"/>c) valore ecologico<text:s text:c="17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83" table:formula="of:=[.A86]+1" table:style-name="ce45">
            <text:p>83</text:p>
          </table:table-cell>
          <table:table-cell office:value-type="string" table:style-name="ce39">
            <text:p>01/H42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Roccanova</text:p>
          </table:table-cell>
          <table:table-cell office:value-type="string" table:style-name="ce11">
            <text:p>S.S. 598 Bivio Roccanova-Aliano</text:p>
          </table:table-cell>
          <table:table-cell office:value-type="string" table:style-name="ce27">
            <text:p>40°15'45,84"</text:p>
          </table:table-cell>
          <table:table-cell office:value-type="string" table:style-name="ce27">
            <text:p>16°13'35,86"</text:p>
          </table:table-cell>
          <table:table-cell office:value-type="float" office:value="260" table:style-name="ce13">
            <text:p>26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460" table:style-name="ce13">
            <text:p>460</text:p>
          </table:table-cell>
          <table:table-cell office:value-type="float" office:value="18" table:style-name="ce15">
            <text:p>18,0</text:p>
          </table:table-cell>
          <table:table-cell office:value-type="string" table:style-name="ce11">
            <text:p>a) età e/o dimensioni<text:s text:c="3"/>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84" table:formula="of:=[.A87]+1" table:style-name="ce45">
            <text:p>84</text:p>
          </table:table-cell>
          <table:table-cell office:value-type="string" table:style-name="ce13">
            <text:p>01/H641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Ruoti</text:p>
          </table:table-cell>
          <table:table-cell office:value-type="string" table:style-name="ce11">
            <text:p>Rupa dei Muti<text:s/></text:p>
          </table:table-cell>
          <table:table-cell office:value-type="string" table:style-name="ce27">
            <text:p>40°43'08,65''</text:p>
          </table:table-cell>
          <table:table-cell office:value-type="string" table:style-name="ce27">
            <text:p>15°40'49,33''</text:p>
          </table:table-cell>
          <table:table-cell office:value-type="float" office:value="710" table:style-name="ce13">
            <text:p>710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4">Calocedrus decurrens<text:s/></text:span><text:span text:style-name="T3">(Torr.) Florin</text:span></text:p>
          </table:table-cell>
          <table:table-cell office:value-type="string" table:style-name="ce6">
            <text:p>Libocedro</text:p>
          </table:table-cell>
          <table:table-cell office:value-type="float" office:value="188" table:style-name="ce13">
            <text:p>188</text:p>
          </table:table-cell>
          <table:table-cell office:value-type="float" office:value="12" table:style-name="ce15">
            <text:p>12,0</text:p>
          </table:table-cell>
          <table:table-cell office:value-type="string" table:style-name="ce11">
            <text:p>d) rarità botanica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85" table:formula="of:=[.A88]+1" table:style-name="ce45">
            <text:p>85</text:p>
          </table:table-cell>
          <table:table-cell office:value-type="string" table:style-name="ce13">
            <text:p>01/H831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San Fele</text:p>
          </table:table-cell>
          <table:table-cell office:value-type="string" table:style-name="ce11">
            <text:p>Bradano</text:p>
          </table:table-cell>
          <table:table-cell office:value-type="string" table:style-name="ce27">
            <text:p>40°50'02,67''</text:p>
          </table:table-cell>
          <table:table-cell office:value-type="string" table:style-name="ce27">
            <text:p>15°32'39,73''</text:p>
          </table:table-cell>
          <table:table-cell office:value-type="float" office:value="540" table:style-name="ce13">
            <text:p>54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ilex</text:span><text:s/><text:span text:style-name="T3">L.</text:span></text:p>
          </table:table-cell>
          <table:table-cell office:value-type="string" table:style-name="ce6">
            <text:p>Leccio</text:p>
          </table:table-cell>
          <table:table-cell office:value-type="float" office:value="290" table:style-name="ce13">
            <text:p>290</text:p>
          </table:table-cell>
          <table:table-cell office:value-type="float" office:value="24" table:style-name="ce15">
            <text:p>24,0</text:p>
          </table:table-cell>
          <table:table-cell office:value-type="string" table:style-name="ce30">
            <text:p><text:s text:c="74"/>b) forma e portamento<text:s text:c="20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86" table:formula="of:=[.A89]+1" table:style-name="ce45">
            <text:p>86</text:p>
          </table:table-cell>
          <table:table-cell office:value-type="string" table:style-name="ce13">
            <text:p>02/H831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San Fele</text:p>
          </table:table-cell>
          <table:table-cell office:value-type="string" table:style-name="ce11">
            <text:p>Bradano</text:p>
          </table:table-cell>
          <table:table-cell office:value-type="string" table:style-name="ce27">
            <text:p>40°50'02,56''</text:p>
          </table:table-cell>
          <table:table-cell office:value-type="string" table:style-name="ce27">
            <text:p>15°32'39,90''</text:p>
          </table:table-cell>
          <table:table-cell office:value-type="float" office:value="540" table:style-name="ce13">
            <text:p>54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Taxus baccata<text:s/></text:span>L.</text:p>
          </table:table-cell>
          <table:table-cell office:value-type="string" table:style-name="ce6">
            <text:p>Tasso</text:p>
          </table:table-cell>
          <table:table-cell office:value-type="float" office:value="335" table:style-name="ce13">
            <text:p>335</text:p>
          </table:table-cell>
          <table:table-cell office:value-type="float" office:value="13.5" table:style-name="ce13">
            <text:p>13,5</text:p>
          </table:table-cell>
          <table:table-cell office:value-type="string" table:style-name="ce11">
            <text:p>a) età e/o dimensioni <text:s text:c="61"/>b) forma e portamento <text:s text:c="30"/>f) pregio paesaggistico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87" table:formula="of:=[.A90]+1" table:style-name="ce45">
            <text:p>87</text:p>
          </table:table-cell>
          <table:table-cell office:value-type="string" table:style-name="ce13">
            <text:p>03/H831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San Fele</text:p>
          </table:table-cell>
          <table:table-cell office:value-type="string" table:style-name="ce11">
            <text:p>Santa Croce<text:s/></text:p>
          </table:table-cell>
          <table:table-cell office:value-type="string" table:style-name="ce27">
            <text:p>40°47'12,00''</text:p>
          </table:table-cell>
          <table:table-cell office:value-type="string" table:style-name="ce27">
            <text:p>15°35'23,00''</text:p>
          </table:table-cell>
          <table:table-cell office:value-type="float" office:value="1200" table:style-name="ce13">
            <text:p>120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Fagus sylvatica</text:span><text:span text:style-name="T3"><text:s/>L.</text:span></text:p>
          </table:table-cell>
          <table:table-cell office:value-type="string" table:style-name="ce6">
            <text:p>Faggio</text:p>
          </table:table-cell>
          <table:table-cell office:value-type="float" office:value="415" table:style-name="ce13">
            <text:p>415</text:p>
          </table:table-cell>
          <table:table-cell office:value-type="float" office:value="37" table:style-name="ce15">
            <text:p>37,0</text:p>
          </table:table-cell>
          <table:table-cell office:value-type="string" table:style-name="ce11">
            <text:p>a) età e/o dimensioni <text:s text:c="48"/>b) forma e portamento<text:s text:c="34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88" table:formula="of:=[.A91]+1" table:style-name="ce45">
            <text:p>88</text:p>
          </table:table-cell>
          <table:table-cell office:value-type="string" table:style-name="ce13">
            <text:p>01/H994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San Martino d'Agri</text:p>
          </table:table-cell>
          <table:table-cell office:value-type="string" table:style-name="ce11">
            <text:p>Marruchelli<text:s/></text:p>
          </table:table-cell>
          <table:table-cell office:value-type="string" table:style-name="ce27">
            <text:p>40°14'58,23''</text:p>
          </table:table-cell>
          <table:table-cell office:value-type="string" table:style-name="ce27">
            <text:p>16°01'27,01''</text:p>
          </table:table-cell>
          <table:table-cell office:value-type="float" office:value="670" table:style-name="ce13">
            <text:p>67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ilex<text:s/></text:span><text:span text:style-name="T3">L.</text:span></text:p>
          </table:table-cell>
          <table:table-cell office:value-type="string" table:style-name="ce6">
            <text:p>Leccio</text:p>
          </table:table-cell>
          <table:table-cell office:value-type="float" office:value="247" table:style-name="ce13">
            <text:p>247</text:p>
          </table:table-cell>
          <table:table-cell office:value-type="float" office:value="14" table:style-name="ce15">
            <text:p>14,0</text:p>
          </table:table-cell>
          <table:table-cell office:value-type="string" table:style-name="ce30">
            <text:p><text:s text:c="77"/>b) forma e portamento <text:s text:c="32"/>f) pregio paesaggistico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89" table:formula="of:=[.A92]+1" table:style-name="ce45">
            <text:p>89</text:p>
          </table:table-cell>
          <table:table-cell office:value-type="string" table:style-name="ce13">
            <text:p>02/H994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San Martino d'Agri</text:p>
          </table:table-cell>
          <table:table-cell office:value-type="string" table:style-name="ce11">
            <text:p>Via Croce<text:s/></text:p>
          </table:table-cell>
          <table:table-cell office:value-type="string" table:style-name="ce27">
            <text:p>40°14'11,01''</text:p>
          </table:table-cell>
          <table:table-cell office:value-type="string" table:style-name="ce27">
            <text:p>16°02'59,93''</text:p>
          </table:table-cell>
          <table:table-cell office:value-type="float" office:value="710" table:style-name="ce13">
            <text:p>71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ilex<text:s/></text:span><text:span text:style-name="T3">L.</text:span></text:p>
          </table:table-cell>
          <table:table-cell office:value-type="string" table:style-name="ce6">
            <text:p>Leccio</text:p>
          </table:table-cell>
          <table:table-cell office:value-type="float" office:value="365" table:style-name="ce13">
            <text:p>365</text:p>
          </table:table-cell>
          <table:table-cell office:value-type="float" office:value="27" table:style-name="ce15">
            <text:p>27,0</text:p>
          </table:table-cell>
          <table:table-cell office:value-type="string" table:style-name="ce11">
            <text:p>a) età e/o dimensioni <text:s text:c="39"/>b) forma e portamento <text:s text:c="30"/>c) valore ecologico <text:s text:c="45"/>f) pregio paesaggistico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90" table:formula="of:=[.A93]+1" table:style-name="ce45">
            <text:p>90</text:p>
          </table:table-cell>
          <table:table-cell office:value-type="string" table:style-name="ce13">
            <text:p>03/H994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San Martino d'Agri</text:p>
          </table:table-cell>
          <table:table-cell office:value-type="string" table:style-name="ce11">
            <text:p>Caldafrina</text:p>
          </table:table-cell>
          <table:table-cell office:value-type="string" table:style-name="ce27">
            <text:p>40°15'05,14''</text:p>
          </table:table-cell>
          <table:table-cell office:value-type="string" table:style-name="ce27">
            <text:p>16°05'54,03''</text:p>
          </table:table-cell>
          <table:table-cell office:value-type="float" office:value="412" table:style-name="ce13">
            <text:p>412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415" table:style-name="ce35">
            <text:p>415</text:p>
          </table:table-cell>
          <table:table-cell office:value-type="float" office:value="28" table:style-name="ce36">
            <text:p>28,0</text:p>
          </table:table-cell>
          <table:table-cell office:value-type="string" table:style-name="ce11">
            <text:p>a) età e/o dimensioni <text:s text:c="37"/>b) forma e portamento <text:s text:c="57"/>f) pregio paesaggistico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91" table:formula="of:=[.A94]+1" table:style-name="ce45">
            <text:p>91</text:p>
          </table:table-cell>
          <table:table-cell office:value-type="string" table:style-name="ce13">
            <text:p>05/H994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San Martino d'Agri</text:p>
          </table:table-cell>
          <table:table-cell office:value-type="string" table:style-name="ce11">
            <text:p>Caldafrina</text:p>
          </table:table-cell>
          <table:table-cell office:value-type="string" table:style-name="ce27">
            <text:p>40°15'10,00''</text:p>
          </table:table-cell>
          <table:table-cell office:value-type="string" table:style-name="ce27">
            <text:p>16°06'01,00''</text:p>
          </table:table-cell>
          <table:table-cell office:value-type="float" office:value="382" table:style-name="ce13">
            <text:p>382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340" table:style-name="ce13">
            <text:p>340</text:p>
          </table:table-cell>
          <table:table-cell office:value-type="float" office:value="21.5" table:style-name="ce13">
            <text:p>21,5</text:p>
          </table:table-cell>
          <table:table-cell office:value-type="string" table:style-name="ce11">
            <text:p>a) età e/o dimensioni <text:s text:c="39"/>b) forma e portamento <text:s text:c="64"/>f) pregio paesaggistico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92" table:formula="of:=[.A95]+1" table:style-name="ce45">
            <text:p>92</text:p>
          </table:table-cell>
          <table:table-cell office:value-type="string" table:style-name="ce13">
            <text:p>01/B90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San Paolo Albanese</text:p>
          </table:table-cell>
          <table:table-cell office:value-type="string" table:style-name="ce11">
            <text:p>Cirionte</text:p>
          </table:table-cell>
          <table:table-cell office:value-type="string" table:style-name="ce27">
            <text:p>40°03'24,02"</text:p>
          </table:table-cell>
          <table:table-cell office:value-type="string" table:style-name="ce27">
            <text:p>16°21'37,97"</text:p>
          </table:table-cell>
          <table:table-cell office:value-type="float" office:value="530" table:style-name="ce13">
            <text:p>53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cerris</text:span><text:s/>L.</text:p>
          </table:table-cell>
          <table:table-cell office:value-type="string" table:style-name="ce6">
            <text:p>Cerro</text:p>
          </table:table-cell>
          <table:table-cell office:value-type="float" office:value="470" table:style-name="ce13">
            <text:p>470</text:p>
          </table:table-cell>
          <table:table-cell office:value-type="float" office:value="10" table:style-name="ce15">
            <text:p>10,0</text:p>
          </table:table-cell>
          <table:table-cell office:value-type="string" table:style-name="ce11">
            <text:p>a) età e/o dimensioni <text:s text:c="69"/>c) valore ecologico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93" table:formula="of:=[.A96]+1" table:style-name="ce45">
            <text:p>93</text:p>
          </table:table-cell>
          <table:table-cell office:value-type="string" table:style-name="ce13">
            <text:p>02/B90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San Paolo Albanese</text:p>
          </table:table-cell>
          <table:table-cell office:value-type="string" table:style-name="ce11">
            <text:p>Cirionte</text:p>
          </table:table-cell>
          <table:table-cell office:value-type="string" table:style-name="ce27">
            <text:p>40°03'24,09"</text:p>
          </table:table-cell>
          <table:table-cell office:value-type="string" table:style-name="ce27">
            <text:p>16°21'40,22"</text:p>
          </table:table-cell>
          <table:table-cell office:value-type="float" office:value="530" table:style-name="ce13">
            <text:p>53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pubescens<text:s/></text:span>Willd.</text:p>
          </table:table-cell>
          <table:table-cell office:value-type="string" table:style-name="ce6">
            <text:p>Roverella<text:s/></text:p>
          </table:table-cell>
          <table:table-cell office:value-type="float" office:value="290" table:style-name="ce13">
            <text:p>290</text:p>
          </table:table-cell>
          <table:table-cell office:value-type="float" office:value="14" table:style-name="ce15">
            <text:p>14,0</text:p>
          </table:table-cell>
          <table:table-cell office:value-type="string" table:style-name="ce11">
            <text:p>c) valore ecologico</text:p>
          </table:table-cell>
          <table:table-cell office:value-type="string" table:style-name="ce32">
            <text:p>no</text:p>
          </table:table-cell>
          <table:table-cell table:number-columns-repeated="16369" table:style-name="ce5"/>
        </table:table-row>
        <table:table-row table:style-name="ro4">
          <table:table-cell office:value-type="float" office:value="94" table:formula="of:=[.A97]+1" table:style-name="ce45">
            <text:p>94</text:p>
          </table:table-cell>
          <table:table-cell office:value-type="string" table:style-name="ce13">
            <text:p>01/I157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San Severino Lucano</text:p>
          </table:table-cell>
          <table:table-cell office:value-type="string" table:style-name="ce11">
            <text:p>Santuario Madonna del Pollino</text:p>
          </table:table-cell>
          <table:table-cell office:value-type="string" table:style-name="ce27">
            <text:p>39°57'02,07''</text:p>
          </table:table-cell>
          <table:table-cell office:value-type="string" table:style-name="ce27">
            <text:p>16°10'38,64''</text:p>
          </table:table-cell>
          <table:table-cell office:value-type="float" office:value="1537" table:style-name="ce13">
            <text:p>1537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Acer opalus<text:s/></text:span><text:span text:style-name="T2">Mill.</text:span></text:p>
          </table:table-cell>
          <table:table-cell office:value-type="string" table:style-name="ce6">
            <text:p>Acero opalo</text:p>
          </table:table-cell>
          <table:table-cell office:value-type="float" office:value="377" table:style-name="ce13">
            <text:p>377</text:p>
          </table:table-cell>
          <table:table-cell office:value-type="float" office:value="11" table:style-name="ce15">
            <text:p>11,0</text:p>
          </table:table-cell>
          <table:table-cell office:value-type="string" table:style-name="ce11">
            <text:p>a) età e/o dimensioni <text:s text:c="50"/>f) pregio paesaggistico<text:s/>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95" table:formula="of:=[.A98]+1" table:style-name="ce45">
            <text:p>95</text:p>
          </table:table-cell>
          <table:table-cell office:value-type="string" table:style-name="ce13">
            <text:p>02/I157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San Severino Lucano</text:p>
          </table:table-cell>
          <table:table-cell office:value-type="string" table:style-name="ce11">
            <text:p>Piano di San Francesco</text:p>
          </table:table-cell>
          <table:table-cell office:value-type="string" table:style-name="ce27">
            <text:p>39°57'13,00''</text:p>
          </table:table-cell>
          <table:table-cell office:value-type="string" table:style-name="ce27">
            <text:p>16°12'04,00''</text:p>
          </table:table-cell>
          <table:table-cell office:value-type="float" office:value="1510" table:style-name="ce13">
            <text:p>151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Abies alba</text:span><text:span text:style-name="T2"><text:s/>Mill.</text:span></text:p>
          </table:table-cell>
          <table:table-cell office:value-type="string" table:style-name="ce6">
            <text:p>Abete bianco</text:p>
          </table:table-cell>
          <table:table-cell office:value-type="float" office:value="510" table:style-name="ce13">
            <text:p>510</text:p>
          </table:table-cell>
          <table:table-cell office:value-type="float" office:value="37" table:style-name="ce15">
            <text:p>37,0</text:p>
          </table:table-cell>
          <table:table-cell office:value-type="string" table:style-name="ce11">
            <text:p>a) età e/o dimensioni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96" table:formula="of:=[.A99]+1" table:style-name="ce45">
            <text:p>96</text:p>
          </table:table-cell>
          <table:table-cell office:value-type="string" table:style-name="ce13">
            <text:p>01/I457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Sasso di Castalda</text:p>
          </table:table-cell>
          <table:table-cell office:value-type="string" table:style-name="ce11">
            <text:p>Costara - San Michele</text:p>
          </table:table-cell>
          <table:table-cell office:value-type="string" table:style-name="ce27">
            <text:p>40°29'34,00''</text:p>
          </table:table-cell>
          <table:table-cell office:value-type="string" table:style-name="ce27">
            <text:p>15°42'37,00''</text:p>
          </table:table-cell>
          <table:table-cell office:value-type="float" office:value="1176" table:style-name="ce13">
            <text:p>1176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Fagus sylvatica</text:span><text:span text:style-name="T3"><text:s/>L.</text:span></text:p>
          </table:table-cell>
          <table:table-cell office:value-type="string" table:style-name="ce6">
            <text:p>Faggio</text:p>
          </table:table-cell>
          <table:table-cell office:value-type="float" office:value="146" table:style-name="ce13">
            <text:p>146</text:p>
          </table:table-cell>
          <table:table-cell office:value-type="float" office:value="20" table:style-name="ce21">
            <text:p>20,0</text:p>
          </table:table-cell>
          <table:table-cell office:value-type="string" table:style-name="ce11">
            <text:p>a) età e/o dimensioni <text:s text:c="51"/>g) valore storico, culturale, religioso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97" table:formula="of:=[.A100]+1" table:style-name="ce45">
            <text:p>97</text:p>
          </table:table-cell>
          <table:table-cell office:value-type="string" table:style-name="ce13">
            <text:p>01/L126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Terranova di Pollino</text:p>
          </table:table-cell>
          <table:table-cell office:value-type="string" table:style-name="ce11">
            <text:p>Serra Crispo - Grande Porta</text:p>
          </table:table-cell>
          <table:table-cell office:value-type="string" table:style-name="ce27">
            <text:p>39°55'41,46''</text:p>
          </table:table-cell>
          <table:table-cell office:value-type="string" table:style-name="ce27">
            <text:p>16°12'42,02''</text:p>
          </table:table-cell>
          <table:table-cell office:value-type="float" office:value="1980" table:style-name="ce13">
            <text:p>198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Pinus leucodermis</text:span><text:s/>Antoine</text:p>
          </table:table-cell>
          <table:table-cell office:value-type="string" table:style-name="ce6">
            <text:p>Pino loricato</text:p>
          </table:table-cell>
          <table:table-cell office:value-type="float" office:value="570" table:style-name="ce13">
            <text:p>570</text:p>
          </table:table-cell>
          <table:table-cell office:value-type="float" office:value="10" table:style-name="ce15">
            <text:p>10,0</text:p>
          </table:table-cell>
          <table:table-cell office:value-type="string" table:style-name="ce30">
            <text:p>a) età e/o dimensioni <text:s text:c="92"/>b) forma e portamento <text:s text:c="44"/>c) valore ecologico <text:s text:c="61"/>d) rarità botanica <text:s text:c="57"/>f) pregio paesaggistico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98" table:formula="of:=[.A101]+1" table:style-name="ce45">
            <text:p>98</text:p>
          </table:table-cell>
          <table:table-cell office:value-type="string" table:style-name="ce13">
            <text:p>01/L181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Tito</text:p>
          </table:table-cell>
          <table:table-cell office:value-type="string" table:style-name="ce11">
            <text:p>Casermetta</text:p>
          </table:table-cell>
          <table:table-cell office:value-type="string" table:style-name="ce27">
            <text:p>40°32'04,12''</text:p>
          </table:table-cell>
          <table:table-cell office:value-type="string" table:style-name="ce27">
            <text:p>15°42'12,62''</text:p>
          </table:table-cell>
          <table:table-cell office:value-type="float" office:value="1000" table:style-name="ce13">
            <text:p>100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Quercus cerris</text:span><text:s/>L.</text:p>
          </table:table-cell>
          <table:table-cell office:value-type="string" table:style-name="ce6">
            <text:p>Cerro</text:p>
          </table:table-cell>
          <table:table-cell office:value-type="float" office:value="380" table:style-name="ce13">
            <text:p>380</text:p>
          </table:table-cell>
          <table:table-cell office:value-type="float" office:value="20" table:style-name="ce15">
            <text:p>20,0</text:p>
          </table:table-cell>
          <table:table-cell office:value-type="string" table:style-name="ce11">
            <text:p>a) età e/o dimensioni <text:s text:c="61"/>b) forma e portamento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99" table:formula="of:=[.A102]+1" table:style-name="ce45">
            <text:p>99</text:p>
          </table:table-cell>
          <table:table-cell office:value-type="string" table:style-name="ce13">
            <text:p>02/L181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Tito</text:p>
          </table:table-cell>
          <table:table-cell office:value-type="string" table:style-name="ce11">
            <text:p>Stazione di Tito</text:p>
          </table:table-cell>
          <table:table-cell office:value-type="string" table:style-name="ce27">
            <text:p>40°36'25,80''</text:p>
          </table:table-cell>
          <table:table-cell office:value-type="string" table:style-name="ce27">
            <text:p>15°41'52,55''</text:p>
          </table:table-cell>
          <table:table-cell office:value-type="float" office:value="860" table:style-name="ce13">
            <text:p>860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4">Cedrus deodara </text:span><text:span text:style-name="T2">(D.Don) G.Don</text:span></text:p>
          </table:table-cell>
          <table:table-cell office:value-type="string" table:style-name="ce6">
            <text:p>Cedro dell'Himalaya</text:p>
          </table:table-cell>
          <table:table-cell office:value-type="float" office:value="240" table:style-name="ce13">
            <text:p>240</text:p>
          </table:table-cell>
          <table:table-cell office:value-type="float" office:value="27" table:style-name="ce15">
            <text:p>27,0</text:p>
          </table:table-cell>
          <table:table-cell office:value-type="string" table:style-name="ce30">
            <text:p>f) pregio paesaggistico<text:s text:c="27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100" table:formula="of:=[.A103]+1" table:style-name="ce45">
            <text:p>100</text:p>
          </table:table-cell>
          <table:table-cell office:value-type="string" table:style-name="ce13">
            <text:p>03/L181/PZ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Tito</text:p>
          </table:table-cell>
          <table:table-cell office:value-type="string" table:style-name="ce11">
            <text:p>Largo Municipio</text:p>
          </table:table-cell>
          <table:table-cell office:value-type="string" table:style-name="ce27">
            <text:p>40°34'56,85''</text:p>
          </table:table-cell>
          <table:table-cell office:value-type="string" table:style-name="ce27">
            <text:p>15°40'35,05''</text:p>
          </table:table-cell>
          <table:table-cell office:value-type="float" office:value="650" table:style-name="ce13">
            <text:p>650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4">Tilia platyphyllos<text:s/></text:span><text:span text:style-name="T3">Scop.</text:span></text:p>
          </table:table-cell>
          <table:table-cell office:value-type="string" table:style-name="ce6">
            <text:p>Tiglio nostrale</text:p>
          </table:table-cell>
          <table:table-cell office:value-type="float" office:value="250" table:style-name="ce13">
            <text:p>250</text:p>
          </table:table-cell>
          <table:table-cell office:value-type="float" office:value="8" table:style-name="ce15">
            <text:p>8,0</text:p>
          </table:table-cell>
          <table:table-cell office:value-type="string" table:style-name="ce11">
            <text:p>g) valore storico, culturale, religioso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101" table:formula="of:=[.A104]+1" table:style-name="ce45">
            <text:p>101</text:p>
          </table:table-cell>
          <table:table-cell office:value-type="string" table:style-name="ce13">
            <text:p>04/L181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Tito</text:p>
          </table:table-cell>
          <table:table-cell office:value-type="string" table:style-name="ce11">
            <text:p>Valle Piano Marino</text:p>
          </table:table-cell>
          <table:table-cell office:value-type="string" table:style-name="ce27">
            <text:p>40°32'25,09''</text:p>
          </table:table-cell>
          <table:table-cell office:value-type="string" table:style-name="ce27">
            <text:p>15°41'49,51''</text:p>
          </table:table-cell>
          <table:table-cell office:value-type="float" office:value="865" table:style-name="ce13">
            <text:p>865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Fagus sylvatica</text:span><text:span text:style-name="T3"><text:s/>L.</text:span></text:p>
          </table:table-cell>
          <table:table-cell office:value-type="string" table:style-name="ce6">
            <text:p>Faggio</text:p>
          </table:table-cell>
          <table:table-cell office:value-type="float" office:value="480" table:style-name="ce13">
            <text:p>480</text:p>
          </table:table-cell>
          <table:table-cell office:value-type="float" office:value="23" table:style-name="ce15">
            <text:p>23,0</text:p>
          </table:table-cell>
          <table:table-cell office:value-type="string" table:style-name="ce11">
            <text:p>a) età e/o dimensioni <text:s text:c="39"/>b) forma e portamento<text:s text:c="20"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102" table:formula="of:=[.A105]+1" table:style-name="ce45">
            <text:p>102</text:p>
          </table:table-cell>
          <table:table-cell office:value-type="string" table:style-name="ce13">
            <text:p>05/L181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Tito</text:p>
          </table:table-cell>
          <table:table-cell office:value-type="string" table:style-name="ce11">
            <text:p>Largo Convento</text:p>
          </table:table-cell>
          <table:table-cell office:value-type="string" table:style-name="ce27">
            <text:p>40°34'58,57''</text:p>
          </table:table-cell>
          <table:table-cell office:value-type="string" table:style-name="ce27">
            <text:p>15°40'41,01''</text:p>
          </table:table-cell>
          <table:table-cell office:value-type="float" office:value="650" table:style-name="ce13">
            <text:p>65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6">Aesculus hippocastanum</text:span><text:s/><text:span text:style-name="T3">L</text:span><text:span text:style-name="T5">.</text:span></text:p>
          </table:table-cell>
          <table:table-cell office:value-type="string" table:style-name="ce6">
            <text:p>Ippocastano</text:p>
          </table:table-cell>
          <table:table-cell office:value-type="float" office:value="300" table:style-name="ce13">
            <text:p>300</text:p>
          </table:table-cell>
          <table:table-cell office:value-type="float" office:value="25" table:style-name="ce15">
            <text:p>25,0</text:p>
          </table:table-cell>
          <table:table-cell office:value-type="string" table:style-name="ce11">
            <text:p>e) architettura vegetale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103" table:formula="of:=[.A106]+1" table:style-name="ce45">
            <text:p>103</text:p>
          </table:table-cell>
          <table:table-cell office:value-type="string" table:style-name="ce13">
            <text:p>01/L357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Trecchina</text:p>
          </table:table-cell>
          <table:table-cell office:value-type="string" table:style-name="ce11">
            <text:p>Villa Comunale<text:s/></text:p>
          </table:table-cell>
          <table:table-cell office:value-type="string" table:style-name="ce27">
            <text:p>40°01'32,09''</text:p>
          </table:table-cell>
          <table:table-cell office:value-type="string" table:style-name="ce27">
            <text:p>15°46'33,96''</text:p>
          </table:table-cell>
          <table:table-cell office:value-type="float" office:value="500" table:style-name="ce13">
            <text:p>500</text:p>
          </table:table-cell>
          <table:table-cell office:value-type="string" table:style-name="ce13">
            <text:p>si</text:p>
          </table:table-cell>
          <table:table-cell office:value-type="string" table:style-name="ce11">
            <text:p><text:span text:style-name="T4">Cedrus deodara </text:span><text:span text:style-name="T2">(D.Don) G.Don</text:span></text:p>
          </table:table-cell>
          <table:table-cell office:value-type="string" table:style-name="ce6">
            <text:p>Cedro dell'Himalaya</text:p>
          </table:table-cell>
          <table:table-cell office:value-type="float" office:value="465" table:style-name="ce13">
            <text:p>465</text:p>
          </table:table-cell>
          <table:table-cell office:value-type="float" office:value="22" table:style-name="ce15">
            <text:p>22,0</text:p>
          </table:table-cell>
          <table:table-cell office:value-type="string" table:style-name="ce11">
            <text:p>a) età e/o dimensioni <text:s text:c="48"/>f) pregio paesaggistico<text:s/></text:p>
          </table:table-cell>
          <table:table-cell office:value-type="string" table:style-name="ce32">
            <text:p>no</text:p>
          </table:table-cell>
          <table:table-cell table:number-columns-repeated="2" table:style-name="ce5"/>
          <table:table-cell table:number-columns-repeated="16367"/>
        </table:table-row>
        <table:table-row table:style-name="ro4">
          <table:table-cell office:value-type="float" office:value="104" table:formula="of:=[.A107]+1" table:style-name="ce45">
            <text:p>104</text:p>
          </table:table-cell>
          <table:table-cell office:value-type="string" table:style-name="ce13">
            <text:p>01/L873/PZ/17</text:p>
          </table:table-cell>
          <table:table-cell office:value-type="string" table:style-name="ce6">
            <text:p>Potenza</text:p>
          </table:table-cell>
          <table:table-cell office:value-type="string" table:style-name="ce6">
            <text:p>Viggianello</text:p>
          </table:table-cell>
          <table:table-cell office:value-type="string" table:style-name="ce11">
            <text:p>Canale di Malvento</text:p>
          </table:table-cell>
          <table:table-cell office:value-type="string" table:style-name="ce27">
            <text:p>39°54'26,98''</text:p>
          </table:table-cell>
          <table:table-cell office:value-type="string" table:style-name="ce27">
            <text:p>16°08'20,14''</text:p>
          </table:table-cell>
          <table:table-cell office:value-type="float" office:value="1550" table:style-name="ce13">
            <text:p>1550</text:p>
          </table:table-cell>
          <table:table-cell office:value-type="string" table:style-name="ce13">
            <text:p>no</text:p>
          </table:table-cell>
          <table:table-cell office:value-type="string" table:style-name="ce11">
            <text:p><text:span text:style-name="T4">Fagus sylvatica</text:span><text:span text:style-name="T3"><text:s/>L.</text:span></text:p>
          </table:table-cell>
          <table:table-cell office:value-type="string" table:style-name="ce6">
            <text:p>Faggio</text:p>
          </table:table-cell>
          <table:table-cell office:value-type="float" office:value="420" table:style-name="ce13">
            <text:p>420</text:p>
          </table:table-cell>
          <table:table-cell office:value-type="float" office:value="28" table:style-name="ce15">
            <text:p>28,0</text:p>
          </table:table-cell>
          <table:table-cell office:value-type="string" table:style-name="ce11">
            <text:p>a) età e/o dimensioni <text:s text:c="47"/>b) forma e portamento</text:p>
          </table:table-cell>
          <table:table-cell office:value-type="string" table:style-name="ce32">
            <text:p>si</text:p>
          </table:table-cell>
          <table:table-cell table:number-columns-repeated="2" table:style-name="ce5"/>
          <table:table-cell table:number-columns-repeated="16367"/>
        </table:table-row>
        <table:table-row table:number-rows-repeated="4" table:style-name="ro1">
          <table:table-cell table:style-name="ce9"/>
          <table:table-cell table:style-name="ce2"/>
          <table:table-cell table:number-columns-repeated="2" table:style-name="ce1"/>
          <table:table-cell table:style-name="ce10"/>
          <table:table-cell table:number-columns-repeated="4" table:style-name="ce2"/>
          <table:table-cell table:style-name="ce10"/>
          <table:table-cell table:style-name="ce1"/>
          <table:table-cell table:style-name="ce2"/>
          <table:table-cell table:style-name="ce14"/>
          <table:table-cell table:style-name="ce12"/>
          <table:table-cell table:style-name="ce34"/>
          <table:table-cell table:number-columns-repeated="2" table:style-name="ce5"/>
          <table:table-cell table:number-columns-repeated="16367"/>
        </table:table-row>
        <table:table-row table:number-rows-repeated="14" table:style-name="ro1">
          <table:table-cell table:number-columns-repeated="15"/>
          <table:table-cell table:number-columns-repeated="2" table:style-name="ce5"/>
          <table:table-cell table:number-columns-repeated="16367"/>
        </table:table-row>
        <table:table-row table:number-rows-repeated="1048450" table:style-name="ro1">
          <table:table-cell table:number-columns-repeated="16384"/>
        </table:table-row>
      </table:table>
      <table:table table:name="Foglio2" table:style-name="ta2">
        <table:table-column table:style-name="co14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  <table:table table:name="Foglio3" table:style-name="ta2">
        <table:table-column table:style-name="co14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_50_0_37__32_-_32_Colore1" style:display-name="20% - Colore1" style:family="table-cell" style:data-style-name="N0">
      <style:table-cell-properties fo:background-color="#FFFFFF"/>
      <style:text-properties fo:color="#000000" fo:font-size="12pt" style:font-size-asian="12pt" style:font-size-complex="12pt"/>
    </style:style>
    <style:style style:name="_50_0_37__32_-_32_Colore2" style:display-name="20% - Colore2" style:family="table-cell" style:data-style-name="N0">
      <style:table-cell-properties fo:background-color="#FFCC99"/>
      <style:text-properties fo:color="#000000" fo:font-size="12pt" style:font-size-asian="12pt" style:font-size-complex="12pt"/>
    </style:style>
    <style:style style:name="_50_0_37__32_-_32_Colore3" style:display-name="20% - Colore3" style:family="table-cell" style:data-style-name="N0">
      <style:table-cell-properties fo:background-color="#FFFFCC"/>
      <style:text-properties fo:color="#000000" fo:font-size="12pt" style:font-size-asian="12pt" style:font-size-complex="12pt"/>
    </style:style>
    <style:style style:name="_50_0_37__32_-_32_Colore4" style:display-name="20% - Colore4" style:family="table-cell" style:data-style-name="N0">
      <style:table-cell-properties fo:background-color="#FFFFFF"/>
      <style:text-properties fo:color="#000000" fo:font-size="12pt" style:font-size-asian="12pt" style:font-size-complex="12pt"/>
    </style:style>
    <style:style style:name="_50_0_37__32_-_32_Colore5" style:display-name="20% - Colore5" style:family="table-cell" style:data-style-name="N0">
      <style:table-cell-properties fo:background-color="#CCFFFF"/>
      <style:text-properties fo:color="#000000" fo:font-size="12pt" style:font-size-asian="12pt" style:font-size-complex="12pt"/>
    </style:style>
    <style:style style:name="_50_0_37__32_-_32_Colore6" style:display-name="20% - Colore6" style:family="table-cell" style:data-style-name="N0">
      <style:table-cell-properties fo:background-color="#FFCC99"/>
      <style:text-properties fo:color="#000000" fo:font-size="12pt" style:font-size-asian="12pt" style:font-size-complex="12pt"/>
    </style:style>
    <style:style style:name="_52_0_37__32_-_32_Colore1" style:display-name="40% - Colore1" style:family="table-cell" style:data-style-name="N0">
      <style:table-cell-properties fo:background-color="#C0C0C0"/>
      <style:text-properties fo:color="#000000" fo:font-size="12pt" style:font-size-asian="12pt" style:font-size-complex="12pt"/>
    </style:style>
    <style:style style:name="_52_0_37__32_-_32_Colore2" style:display-name="40% - Colore2" style:family="table-cell" style:data-style-name="N0">
      <style:table-cell-properties fo:background-color="#FF8080"/>
      <style:text-properties fo:color="#000000" fo:font-size="12pt" style:font-size-asian="12pt" style:font-size-complex="12pt"/>
    </style:style>
    <style:style style:name="_52_0_37__32_-_32_Colore3" style:display-name="40% - Colore3" style:family="table-cell" style:data-style-name="N0">
      <style:table-cell-properties fo:background-color="#FFFF99"/>
      <style:text-properties fo:color="#000000" fo:font-size="12pt" style:font-size-asian="12pt" style:font-size-complex="12pt"/>
    </style:style>
    <style:style style:name="_52_0_37__32_-_32_Colore4" style:display-name="40% - Colore4" style:family="table-cell" style:data-style-name="N0">
      <style:table-cell-properties fo:background-color="#C0C0C0"/>
      <style:text-properties fo:color="#000000" fo:font-size="12pt" style:font-size-asian="12pt" style:font-size-complex="12pt"/>
    </style:style>
    <style:style style:name="_52_0_37__32_-_32_Colore5" style:display-name="40% - Colore5" style:family="table-cell" style:data-style-name="N0">
      <style:table-cell-properties fo:background-color="#99CCFF"/>
      <style:text-properties fo:color="#000000" fo:font-size="12pt" style:font-size-asian="12pt" style:font-size-complex="12pt"/>
    </style:style>
    <style:style style:name="_52_0_37__32_-_32_Colore6" style:display-name="40% - Colore6" style:family="table-cell" style:data-style-name="N0">
      <style:table-cell-properties fo:background-color="#FFCC99"/>
      <style:text-properties fo:color="#000000" fo:font-size="12pt" style:font-size-asian="12pt" style:font-size-complex="12pt"/>
    </style:style>
    <style:style style:name="_54_0_37__32_-_32_Colore1" style:display-name="60% - Colore1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Colore2" style:display-name="60% - Colore2" style:family="table-cell" style:data-style-name="N0">
      <style:table-cell-properties fo:background-color="#FF8080"/>
      <style:text-properties fo:color="#FFFFFF" fo:font-size="12pt" style:font-size-asian="12pt" style:font-size-complex="12pt"/>
    </style:style>
    <style:style style:name="_54_0_37__32_-_32_Colore3" style:display-name="60% - Colore3" style:family="table-cell" style:data-style-name="N0">
      <style:table-cell-properties fo:background-color="#339966"/>
      <style:text-properties fo:color="#FFFFFF" fo:font-size="12pt" style:font-size-asian="12pt" style:font-size-complex="12pt"/>
    </style:style>
    <style:style style:name="_54_0_37__32_-_32_Colore4" style:display-name="60% - Colore4" style:family="table-cell" style:data-style-name="N0">
      <style:table-cell-properties fo:background-color="#C0C0C0"/>
      <style:text-properties fo:color="#FFFFFF" fo:font-size="12pt" style:font-size-asian="12pt" style:font-size-complex="12pt"/>
    </style:style>
    <style:style style:name="_54_0_37__32_-_32_Colore5" style:display-name="60% - Colore5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_54_0_37__32_-_32_Colore6" style:display-name="60% - Colore6" style:family="table-cell" style:data-style-name="N0">
      <style:table-cell-properties fo:background-color="#FFCC99"/>
      <style:text-properties fo:color="#FFFFFF" fo:font-size="12pt" style:font-size-asian="12pt" style:font-size-complex="12pt"/>
    </style:style>
    <style:style style:name="Calcolo_32_2" style:display-name="Calcolo 2" style:family="table-cell" style:data-style-name="N0">
      <style:table-cell-properties fo:border="thin solid #808080" fo:background-color="#FFFFFF"/>
      <style:text-properties fo:color="#FF9900" fo:font-size="12pt" style:font-size-asian="12pt" style:font-size-complex="12pt" fo:font-weight="bold" style:font-weight-asian="bold" style:font-weight-complex="bold"/>
    </style:style>
    <style:style style:name="Cella_32_collegata_32_2" style:display-name="Cella collegata 2" style:family="table-cell" style:data-style-name="N0">
      <style:table-cell-properties fo:border-top="none" fo:border-bottom="thin double #FF9900" fo:border-left="none" fo:border-right="none"/>
      <style:text-properties fo:color="#FF9900" fo:font-size="12pt" style:font-size-asian="12pt" style:font-size-complex="12pt"/>
    </style:style>
    <style:style style:name="Colore1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Colore2" style:family="table-cell" style:data-style-name="N0">
      <style:table-cell-properties fo:background-color="#FF0000"/>
      <style:text-properties fo:color="#FFFFFF" fo:font-size="12pt" style:font-size-asian="12pt" style:font-size-complex="12pt"/>
    </style:style>
    <style:style style:name="Colore3" style:family="table-cell" style:data-style-name="N0">
      <style:table-cell-properties fo:background-color="#339966"/>
      <style:text-properties fo:color="#FFFFFF" fo:font-size="12pt" style:font-size-asian="12pt" style:font-size-complex="12pt"/>
    </style:style>
    <style:style style:name="Colore4" style:family="table-cell" style:data-style-name="N0">
      <style:table-cell-properties fo:background-color="#666699"/>
      <style:text-properties fo:color="#FFFFFF" fo:font-size="12pt" style:font-size-asian="12pt" style:font-size-complex="12pt"/>
    </style:style>
    <style:style style:name="Colore5" style:family="table-cell" style:data-style-name="N0">
      <style:table-cell-properties fo:background-color="#33CCCC"/>
      <style:text-properties fo:color="#FFFFFF" fo:font-size="12pt" style:font-size-asian="12pt" style:font-size-complex="12pt"/>
    </style:style>
    <style:style style:name="Colore6" style:family="table-cell" style:data-style-name="N0">
      <style:table-cell-properties fo:background-color="#FF6600"/>
      <style:text-properties fo:color="#FFFFFF" fo:font-size="12pt" style:font-size-asian="12pt" style:font-size-complex="12pt"/>
    </style:style>
    <style:style style:name="Controlla_32_cella" style:display-name="Controlla cella" style:family="table-cell" style:data-style-name="N0">
      <style:table-cell-properties fo:border="thin double #333333" fo:background-color="#969696"/>
      <style:text-properties fo:color="#FFFFFF" fo:font-size="12pt" style:font-size-asian="12pt" style:font-size-complex="12pt" fo:font-weight="bold" style:font-weight-asian="bold" style:font-weight-complex="bold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fo:font-size="12pt" style:font-size-asian="12pt" style:font-size-complex="12pt"/>
    </style:style>
    <style:style style:name="Neutro" style:family="table-cell" style:data-style-name="N0">
      <style:table-cell-properties fo:background-color="#FFFF99"/>
      <style:text-properties fo:color="#993300" fo:font-size="12pt" style:font-size-asian="12pt" style:font-size-complex="12pt"/>
    </style:style>
    <style:style style:name="Non_32_valido" style:display-name="Non valido" style:family="table-cell" style:data-style-name="N0">
      <style:table-cell-properties fo:background-color="#FF99CC"/>
      <style:text-properties fo:color="#80008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10" style:display-name="Normale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" style:display-name="Normale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" style:display-name="Normale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5" style:display-name="Normale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6" style:display-name="Normale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7" style:display-name="Normale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9" style:display-name="Normale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" style:display-name="Normale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" style:display-name="Normale 2 10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0" style:display-name="Normale 2 10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1" style:display-name="Normale 2 10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2" style:display-name="Normale 2 10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3" style:display-name="Normale 2 10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4" style:display-name="Normale 2 10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5" style:display-name="Normale 2 10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6" style:display-name="Normale 2 10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7" style:display-name="Normale 2 10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8" style:display-name="Normale 2 10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09" style:display-name="Normale 2 10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" style:display-name="Normale 2 10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0" style:display-name="Normale 2 10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1" style:display-name="Normale 2 10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2" style:display-name="Normale 2 10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3" style:display-name="Normale 2 10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4" style:display-name="Normale 2 10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5" style:display-name="Normale 2 10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6" style:display-name="Normale 2 10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7" style:display-name="Normale 2 10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8" style:display-name="Normale 2 10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19" style:display-name="Normale 2 10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" style:display-name="Normale 2 10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0" style:display-name="Normale 2 10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1" style:display-name="Normale 2 10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2" style:display-name="Normale 2 10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3" style:display-name="Normale 2 10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4" style:display-name="Normale 2 10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5" style:display-name="Normale 2 10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6" style:display-name="Normale 2 10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7" style:display-name="Normale 2 10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8" style:display-name="Normale 2 10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29" style:display-name="Normale 2 10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" style:display-name="Normale 2 10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0" style:display-name="Normale 2 10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1" style:display-name="Normale 2 10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2" style:display-name="Normale 2 10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3" style:display-name="Normale 2 10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4" style:display-name="Normale 2 10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5" style:display-name="Normale 2 10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6" style:display-name="Normale 2 10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7" style:display-name="Normale 2 10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8" style:display-name="Normale 2 10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39" style:display-name="Normale 2 10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" style:display-name="Normale 2 10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0" style:display-name="Normale 2 10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1" style:display-name="Normale 2 10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42" style:display-name="Normale 2 10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5" style:display-name="Normale 2 10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6" style:display-name="Normale 2 10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7" style:display-name="Normale 2 10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8" style:display-name="Normale 2 10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19" style:display-name="Normale 2 10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" style:display-name="Normale 2 1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0" style:display-name="Normale 2 10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1" style:display-name="Normale 2 10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2" style:display-name="Normale 2 10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3" style:display-name="Normale 2 10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4" style:display-name="Normale 2 10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5" style:display-name="Normale 2 10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6" style:display-name="Normale 2 10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7" style:display-name="Normale 2 10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8" style:display-name="Normale 2 10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29" style:display-name="Normale 2 10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" style:display-name="Normale 2 1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0" style:display-name="Normale 2 10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1" style:display-name="Normale 2 10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2" style:display-name="Normale 2 10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3" style:display-name="Normale 2 10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4" style:display-name="Normale 2 10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5" style:display-name="Normale 2 10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6" style:display-name="Normale 2 10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7" style:display-name="Normale 2 10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8" style:display-name="Normale 2 10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39" style:display-name="Normale 2 10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" style:display-name="Normale 2 1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0" style:display-name="Normale 2 10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1" style:display-name="Normale 2 10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2" style:display-name="Normale 2 10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3" style:display-name="Normale 2 10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4" style:display-name="Normale 2 10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5" style:display-name="Normale 2 10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6" style:display-name="Normale 2 10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7" style:display-name="Normale 2 10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8" style:display-name="Normale 2 10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49" style:display-name="Normale 2 10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" style:display-name="Normale 2 1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0" style:display-name="Normale 2 10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1" style:display-name="Normale 2 10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2" style:display-name="Normale 2 10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3" style:display-name="Normale 2 10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4" style:display-name="Normale 2 10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5" style:display-name="Normale 2 10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6" style:display-name="Normale 2 10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7" style:display-name="Normale 2 10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8" style:display-name="Normale 2 10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59" style:display-name="Normale 2 10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" style:display-name="Normale 2 1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0" style:display-name="Normale 2 10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1" style:display-name="Normale 2 10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2" style:display-name="Normale 2 10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3" style:display-name="Normale 2 10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4" style:display-name="Normale 2 10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5" style:display-name="Normale 2 10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6" style:display-name="Normale 2 10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7" style:display-name="Normale 2 10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8" style:display-name="Normale 2 10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69" style:display-name="Normale 2 10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" style:display-name="Normale 2 1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0" style:display-name="Normale 2 10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1" style:display-name="Normale 2 10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2" style:display-name="Normale 2 10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3" style:display-name="Normale 2 10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4" style:display-name="Normale 2 10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5" style:display-name="Normale 2 10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6" style:display-name="Normale 2 10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7" style:display-name="Normale 2 10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8" style:display-name="Normale 2 10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79" style:display-name="Normale 2 10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" style:display-name="Normale 2 1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0" style:display-name="Normale 2 10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1" style:display-name="Normale 2 10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2" style:display-name="Normale 2 10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3" style:display-name="Normale 2 10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4" style:display-name="Normale 2 10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5" style:display-name="Normale 2 10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6" style:display-name="Normale 2 10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7" style:display-name="Normale 2 10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8" style:display-name="Normale 2 10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89" style:display-name="Normale 2 10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" style:display-name="Normale 2 1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0" style:display-name="Normale 2 10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1" style:display-name="Normale 2 10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2" style:display-name="Normale 2 10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3" style:display-name="Normale 2 10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4" style:display-name="Normale 2 10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5" style:display-name="Normale 2 10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6" style:display-name="Normale 2 10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7" style:display-name="Normale 2 10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8" style:display-name="Normale 2 10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_32_99" style:display-name="Normale 2 10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" style:display-name="Normale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" style:display-name="Normale 2 11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0" style:display-name="Normale 2 11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1" style:display-name="Normale 2 11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2" style:display-name="Normale 2 11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3" style:display-name="Normale 2 11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4" style:display-name="Normale 2 11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5" style:display-name="Normale 2 11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6" style:display-name="Normale 2 11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7" style:display-name="Normale 2 11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8" style:display-name="Normale 2 11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09" style:display-name="Normale 2 11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" style:display-name="Normale 2 11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0" style:display-name="Normale 2 11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1" style:display-name="Normale 2 11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2" style:display-name="Normale 2 11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3" style:display-name="Normale 2 11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4" style:display-name="Normale 2 11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5" style:display-name="Normale 2 11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6" style:display-name="Normale 2 11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7" style:display-name="Normale 2 11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8" style:display-name="Normale 2 11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19" style:display-name="Normale 2 11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" style:display-name="Normale 2 11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0" style:display-name="Normale 2 11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1" style:display-name="Normale 2 11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2" style:display-name="Normale 2 11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3" style:display-name="Normale 2 11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4" style:display-name="Normale 2 11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5" style:display-name="Normale 2 11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6" style:display-name="Normale 2 11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7" style:display-name="Normale 2 11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8" style:display-name="Normale 2 11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29" style:display-name="Normale 2 11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" style:display-name="Normale 2 11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0" style:display-name="Normale 2 11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1" style:display-name="Normale 2 11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2" style:display-name="Normale 2 11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3" style:display-name="Normale 2 11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4" style:display-name="Normale 2 11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5" style:display-name="Normale 2 11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6" style:display-name="Normale 2 11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7" style:display-name="Normale 2 11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8" style:display-name="Normale 2 11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39" style:display-name="Normale 2 11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" style:display-name="Normale 2 11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0" style:display-name="Normale 2 11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1" style:display-name="Normale 2 11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42" style:display-name="Normale 2 11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5" style:display-name="Normale 2 11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6" style:display-name="Normale 2 11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7" style:display-name="Normale 2 11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8" style:display-name="Normale 2 11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19" style:display-name="Normale 2 11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" style:display-name="Normale 2 1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0" style:display-name="Normale 2 11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1" style:display-name="Normale 2 11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2" style:display-name="Normale 2 11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3" style:display-name="Normale 2 11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4" style:display-name="Normale 2 11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5" style:display-name="Normale 2 11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6" style:display-name="Normale 2 11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7" style:display-name="Normale 2 11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8" style:display-name="Normale 2 11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29" style:display-name="Normale 2 11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" style:display-name="Normale 2 1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0" style:display-name="Normale 2 11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1" style:display-name="Normale 2 11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2" style:display-name="Normale 2 11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3" style:display-name="Normale 2 11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4" style:display-name="Normale 2 11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5" style:display-name="Normale 2 11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6" style:display-name="Normale 2 11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7" style:display-name="Normale 2 11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8" style:display-name="Normale 2 11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39" style:display-name="Normale 2 11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" style:display-name="Normale 2 11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0" style:display-name="Normale 2 11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1" style:display-name="Normale 2 11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2" style:display-name="Normale 2 11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3" style:display-name="Normale 2 11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4" style:display-name="Normale 2 11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5" style:display-name="Normale 2 11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6" style:display-name="Normale 2 11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7" style:display-name="Normale 2 11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8" style:display-name="Normale 2 11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49" style:display-name="Normale 2 11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" style:display-name="Normale 2 11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0" style:display-name="Normale 2 11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1" style:display-name="Normale 2 11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2" style:display-name="Normale 2 11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3" style:display-name="Normale 2 11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4" style:display-name="Normale 2 11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5" style:display-name="Normale 2 11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6" style:display-name="Normale 2 11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7" style:display-name="Normale 2 11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8" style:display-name="Normale 2 11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59" style:display-name="Normale 2 11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" style:display-name="Normale 2 11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0" style:display-name="Normale 2 11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1" style:display-name="Normale 2 11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2" style:display-name="Normale 2 11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3" style:display-name="Normale 2 11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4" style:display-name="Normale 2 11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5" style:display-name="Normale 2 11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6" style:display-name="Normale 2 11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7" style:display-name="Normale 2 11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8" style:display-name="Normale 2 11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69" style:display-name="Normale 2 11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" style:display-name="Normale 2 11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0" style:display-name="Normale 2 11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1" style:display-name="Normale 2 11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2" style:display-name="Normale 2 11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3" style:display-name="Normale 2 11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4" style:display-name="Normale 2 11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5" style:display-name="Normale 2 11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6" style:display-name="Normale 2 11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7" style:display-name="Normale 2 11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8" style:display-name="Normale 2 11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79" style:display-name="Normale 2 11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" style:display-name="Normale 2 11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0" style:display-name="Normale 2 11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1" style:display-name="Normale 2 11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2" style:display-name="Normale 2 11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3" style:display-name="Normale 2 11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4" style:display-name="Normale 2 11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5" style:display-name="Normale 2 11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6" style:display-name="Normale 2 11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7" style:display-name="Normale 2 11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8" style:display-name="Normale 2 11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89" style:display-name="Normale 2 11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" style:display-name="Normale 2 11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0" style:display-name="Normale 2 11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1" style:display-name="Normale 2 11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2" style:display-name="Normale 2 11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3" style:display-name="Normale 2 11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4" style:display-name="Normale 2 11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5" style:display-name="Normale 2 11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6" style:display-name="Normale 2 11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7" style:display-name="Normale 2 11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8" style:display-name="Normale 2 11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_32_99" style:display-name="Normale 2 11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" style:display-name="Normale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" style:display-name="Normale 2 1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0" style:display-name="Normale 2 1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1" style:display-name="Normale 2 1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2" style:display-name="Normale 2 1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3" style:display-name="Normale 2 1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4" style:display-name="Normale 2 1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5" style:display-name="Normale 2 1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6" style:display-name="Normale 2 1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7" style:display-name="Normale 2 1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8" style:display-name="Normale 2 1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09" style:display-name="Normale 2 1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" style:display-name="Normale 2 1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0" style:display-name="Normale 2 1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1" style:display-name="Normale 2 1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2" style:display-name="Normale 2 1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3" style:display-name="Normale 2 1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4" style:display-name="Normale 2 1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5" style:display-name="Normale 2 1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6" style:display-name="Normale 2 1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7" style:display-name="Normale 2 1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8" style:display-name="Normale 2 1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19" style:display-name="Normale 2 1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" style:display-name="Normale 2 1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0" style:display-name="Normale 2 1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1" style:display-name="Normale 2 1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2" style:display-name="Normale 2 1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3" style:display-name="Normale 2 1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4" style:display-name="Normale 2 1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5" style:display-name="Normale 2 1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6" style:display-name="Normale 2 1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7" style:display-name="Normale 2 1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8" style:display-name="Normale 2 1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29" style:display-name="Normale 2 1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" style:display-name="Normale 2 1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0" style:display-name="Normale 2 1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1" style:display-name="Normale 2 1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2" style:display-name="Normale 2 1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3" style:display-name="Normale 2 1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4" style:display-name="Normale 2 1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5" style:display-name="Normale 2 1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6" style:display-name="Normale 2 1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7" style:display-name="Normale 2 1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8" style:display-name="Normale 2 1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39" style:display-name="Normale 2 1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" style:display-name="Normale 2 1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0" style:display-name="Normale 2 1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1" style:display-name="Normale 2 1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42" style:display-name="Normale 2 1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5" style:display-name="Normale 2 1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6" style:display-name="Normale 2 1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7" style:display-name="Normale 2 1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8" style:display-name="Normale 2 1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19" style:display-name="Normale 2 1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" style:display-name="Normale 2 1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0" style:display-name="Normale 2 1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1" style:display-name="Normale 2 1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2" style:display-name="Normale 2 1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3" style:display-name="Normale 2 1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4" style:display-name="Normale 2 1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5" style:display-name="Normale 2 1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6" style:display-name="Normale 2 1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7" style:display-name="Normale 2 1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8" style:display-name="Normale 2 1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29" style:display-name="Normale 2 1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" style:display-name="Normale 2 1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0" style:display-name="Normale 2 1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1" style:display-name="Normale 2 1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2" style:display-name="Normale 2 1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3" style:display-name="Normale 2 1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4" style:display-name="Normale 2 1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5" style:display-name="Normale 2 1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6" style:display-name="Normale 2 1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7" style:display-name="Normale 2 1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8" style:display-name="Normale 2 1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39" style:display-name="Normale 2 1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" style:display-name="Normale 2 1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0" style:display-name="Normale 2 1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1" style:display-name="Normale 2 1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2" style:display-name="Normale 2 1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3" style:display-name="Normale 2 1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4" style:display-name="Normale 2 1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5" style:display-name="Normale 2 1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6" style:display-name="Normale 2 1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7" style:display-name="Normale 2 1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8" style:display-name="Normale 2 1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49" style:display-name="Normale 2 1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" style:display-name="Normale 2 1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0" style:display-name="Normale 2 1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1" style:display-name="Normale 2 1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2" style:display-name="Normale 2 1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3" style:display-name="Normale 2 1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4" style:display-name="Normale 2 1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5" style:display-name="Normale 2 1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6" style:display-name="Normale 2 1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7" style:display-name="Normale 2 1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8" style:display-name="Normale 2 1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59" style:display-name="Normale 2 1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" style:display-name="Normale 2 1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0" style:display-name="Normale 2 1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1" style:display-name="Normale 2 1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2" style:display-name="Normale 2 1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3" style:display-name="Normale 2 1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4" style:display-name="Normale 2 1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5" style:display-name="Normale 2 1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6" style:display-name="Normale 2 1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7" style:display-name="Normale 2 1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8" style:display-name="Normale 2 1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69" style:display-name="Normale 2 1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" style:display-name="Normale 2 1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0" style:display-name="Normale 2 1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1" style:display-name="Normale 2 1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2" style:display-name="Normale 2 1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3" style:display-name="Normale 2 1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4" style:display-name="Normale 2 1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5" style:display-name="Normale 2 1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6" style:display-name="Normale 2 1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7" style:display-name="Normale 2 1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8" style:display-name="Normale 2 1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79" style:display-name="Normale 2 1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" style:display-name="Normale 2 1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0" style:display-name="Normale 2 1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1" style:display-name="Normale 2 1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2" style:display-name="Normale 2 1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3" style:display-name="Normale 2 1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4" style:display-name="Normale 2 1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5" style:display-name="Normale 2 1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6" style:display-name="Normale 2 1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7" style:display-name="Normale 2 1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8" style:display-name="Normale 2 1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89" style:display-name="Normale 2 1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" style:display-name="Normale 2 1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0" style:display-name="Normale 2 1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1" style:display-name="Normale 2 1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2" style:display-name="Normale 2 1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3" style:display-name="Normale 2 1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4" style:display-name="Normale 2 1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5" style:display-name="Normale 2 1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6" style:display-name="Normale 2 1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7" style:display-name="Normale 2 1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8" style:display-name="Normale 2 1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_32_99" style:display-name="Normale 2 1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" style:display-name="Normale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" style:display-name="Normale 2 1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0" style:display-name="Normale 2 1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1" style:display-name="Normale 2 1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2" style:display-name="Normale 2 1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3" style:display-name="Normale 2 1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4" style:display-name="Normale 2 1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5" style:display-name="Normale 2 1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6" style:display-name="Normale 2 1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7" style:display-name="Normale 2 1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8" style:display-name="Normale 2 1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09" style:display-name="Normale 2 1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" style:display-name="Normale 2 1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0" style:display-name="Normale 2 1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1" style:display-name="Normale 2 1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2" style:display-name="Normale 2 1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3" style:display-name="Normale 2 1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4" style:display-name="Normale 2 1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5" style:display-name="Normale 2 1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6" style:display-name="Normale 2 1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7" style:display-name="Normale 2 1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8" style:display-name="Normale 2 1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19" style:display-name="Normale 2 1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" style:display-name="Normale 2 1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0" style:display-name="Normale 2 1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1" style:display-name="Normale 2 1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2" style:display-name="Normale 2 1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3" style:display-name="Normale 2 1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4" style:display-name="Normale 2 1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5" style:display-name="Normale 2 1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6" style:display-name="Normale 2 1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7" style:display-name="Normale 2 1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8" style:display-name="Normale 2 1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29" style:display-name="Normale 2 1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" style:display-name="Normale 2 1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0" style:display-name="Normale 2 1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1" style:display-name="Normale 2 1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2" style:display-name="Normale 2 1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3" style:display-name="Normale 2 1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4" style:display-name="Normale 2 1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5" style:display-name="Normale 2 1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6" style:display-name="Normale 2 1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7" style:display-name="Normale 2 1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8" style:display-name="Normale 2 1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39" style:display-name="Normale 2 1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" style:display-name="Normale 2 1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0" style:display-name="Normale 2 1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1" style:display-name="Normale 2 1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42" style:display-name="Normale 2 1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5" style:display-name="Normale 2 1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6" style:display-name="Normale 2 1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7" style:display-name="Normale 2 1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8" style:display-name="Normale 2 1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19" style:display-name="Normale 2 1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" style:display-name="Normale 2 1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0" style:display-name="Normale 2 1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1" style:display-name="Normale 2 1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2" style:display-name="Normale 2 1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3" style:display-name="Normale 2 1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4" style:display-name="Normale 2 1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5" style:display-name="Normale 2 1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6" style:display-name="Normale 2 1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7" style:display-name="Normale 2 1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8" style:display-name="Normale 2 1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29" style:display-name="Normale 2 1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" style:display-name="Normale 2 1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0" style:display-name="Normale 2 1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1" style:display-name="Normale 2 1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2" style:display-name="Normale 2 1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3" style:display-name="Normale 2 1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4" style:display-name="Normale 2 1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5" style:display-name="Normale 2 1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6" style:display-name="Normale 2 1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7" style:display-name="Normale 2 1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8" style:display-name="Normale 2 1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39" style:display-name="Normale 2 1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" style:display-name="Normale 2 1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0" style:display-name="Normale 2 1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1" style:display-name="Normale 2 1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2" style:display-name="Normale 2 1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3" style:display-name="Normale 2 1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4" style:display-name="Normale 2 1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5" style:display-name="Normale 2 1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6" style:display-name="Normale 2 1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7" style:display-name="Normale 2 1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8" style:display-name="Normale 2 1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49" style:display-name="Normale 2 1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" style:display-name="Normale 2 1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0" style:display-name="Normale 2 1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1" style:display-name="Normale 2 1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2" style:display-name="Normale 2 1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3" style:display-name="Normale 2 1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4" style:display-name="Normale 2 1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5" style:display-name="Normale 2 1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6" style:display-name="Normale 2 1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7" style:display-name="Normale 2 1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8" style:display-name="Normale 2 1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59" style:display-name="Normale 2 1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" style:display-name="Normale 2 1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0" style:display-name="Normale 2 1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1" style:display-name="Normale 2 1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2" style:display-name="Normale 2 1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3" style:display-name="Normale 2 1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4" style:display-name="Normale 2 1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5" style:display-name="Normale 2 1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6" style:display-name="Normale 2 1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7" style:display-name="Normale 2 1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8" style:display-name="Normale 2 1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69" style:display-name="Normale 2 1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" style:display-name="Normale 2 1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0" style:display-name="Normale 2 1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1" style:display-name="Normale 2 1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2" style:display-name="Normale 2 1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3" style:display-name="Normale 2 1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4" style:display-name="Normale 2 1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5" style:display-name="Normale 2 1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6" style:display-name="Normale 2 1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7" style:display-name="Normale 2 1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8" style:display-name="Normale 2 1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79" style:display-name="Normale 2 1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" style:display-name="Normale 2 1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0" style:display-name="Normale 2 1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1" style:display-name="Normale 2 1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2" style:display-name="Normale 2 1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3" style:display-name="Normale 2 1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4" style:display-name="Normale 2 1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5" style:display-name="Normale 2 1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6" style:display-name="Normale 2 1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7" style:display-name="Normale 2 1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8" style:display-name="Normale 2 1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89" style:display-name="Normale 2 1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" style:display-name="Normale 2 1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0" style:display-name="Normale 2 1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1" style:display-name="Normale 2 1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2" style:display-name="Normale 2 1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3" style:display-name="Normale 2 1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4" style:display-name="Normale 2 1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5" style:display-name="Normale 2 1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6" style:display-name="Normale 2 1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7" style:display-name="Normale 2 1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8" style:display-name="Normale 2 1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_32_99" style:display-name="Normale 2 1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" style:display-name="Normale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" style:display-name="Normale 2 1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0" style:display-name="Normale 2 1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1" style:display-name="Normale 2 1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2" style:display-name="Normale 2 1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3" style:display-name="Normale 2 1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4" style:display-name="Normale 2 1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5" style:display-name="Normale 2 1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6" style:display-name="Normale 2 1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7" style:display-name="Normale 2 1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8" style:display-name="Normale 2 1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09" style:display-name="Normale 2 1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" style:display-name="Normale 2 1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0" style:display-name="Normale 2 1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1" style:display-name="Normale 2 1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2" style:display-name="Normale 2 1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3" style:display-name="Normale 2 1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4" style:display-name="Normale 2 1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5" style:display-name="Normale 2 1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6" style:display-name="Normale 2 1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7" style:display-name="Normale 2 1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8" style:display-name="Normale 2 1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19" style:display-name="Normale 2 1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" style:display-name="Normale 2 1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0" style:display-name="Normale 2 1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1" style:display-name="Normale 2 1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2" style:display-name="Normale 2 1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3" style:display-name="Normale 2 1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4" style:display-name="Normale 2 1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5" style:display-name="Normale 2 1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6" style:display-name="Normale 2 1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7" style:display-name="Normale 2 1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8" style:display-name="Normale 2 1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29" style:display-name="Normale 2 1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" style:display-name="Normale 2 1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0" style:display-name="Normale 2 1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1" style:display-name="Normale 2 1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2" style:display-name="Normale 2 1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3" style:display-name="Normale 2 1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4" style:display-name="Normale 2 1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5" style:display-name="Normale 2 1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6" style:display-name="Normale 2 1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7" style:display-name="Normale 2 1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8" style:display-name="Normale 2 1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39" style:display-name="Normale 2 1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" style:display-name="Normale 2 1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0" style:display-name="Normale 2 1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1" style:display-name="Normale 2 1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42" style:display-name="Normale 2 1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5" style:display-name="Normale 2 1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6" style:display-name="Normale 2 1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7" style:display-name="Normale 2 1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8" style:display-name="Normale 2 1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19" style:display-name="Normale 2 1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" style:display-name="Normale 2 1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0" style:display-name="Normale 2 1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1" style:display-name="Normale 2 1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2" style:display-name="Normale 2 1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3" style:display-name="Normale 2 1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4" style:display-name="Normale 2 1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5" style:display-name="Normale 2 1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6" style:display-name="Normale 2 1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7" style:display-name="Normale 2 1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8" style:display-name="Normale 2 1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29" style:display-name="Normale 2 1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" style:display-name="Normale 2 1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0" style:display-name="Normale 2 1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1" style:display-name="Normale 2 1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2" style:display-name="Normale 2 1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3" style:display-name="Normale 2 1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4" style:display-name="Normale 2 1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5" style:display-name="Normale 2 1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6" style:display-name="Normale 2 1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7" style:display-name="Normale 2 1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8" style:display-name="Normale 2 1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39" style:display-name="Normale 2 1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" style:display-name="Normale 2 1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0" style:display-name="Normale 2 1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1" style:display-name="Normale 2 1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2" style:display-name="Normale 2 1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3" style:display-name="Normale 2 1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4" style:display-name="Normale 2 1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5" style:display-name="Normale 2 1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6" style:display-name="Normale 2 1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7" style:display-name="Normale 2 1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8" style:display-name="Normale 2 1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49" style:display-name="Normale 2 1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" style:display-name="Normale 2 1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0" style:display-name="Normale 2 1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1" style:display-name="Normale 2 1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2" style:display-name="Normale 2 1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3" style:display-name="Normale 2 1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4" style:display-name="Normale 2 1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5" style:display-name="Normale 2 1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6" style:display-name="Normale 2 1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7" style:display-name="Normale 2 1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8" style:display-name="Normale 2 1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59" style:display-name="Normale 2 1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" style:display-name="Normale 2 1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0" style:display-name="Normale 2 1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1" style:display-name="Normale 2 1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2" style:display-name="Normale 2 1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3" style:display-name="Normale 2 1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4" style:display-name="Normale 2 1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5" style:display-name="Normale 2 1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6" style:display-name="Normale 2 1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7" style:display-name="Normale 2 1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8" style:display-name="Normale 2 1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69" style:display-name="Normale 2 1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" style:display-name="Normale 2 1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0" style:display-name="Normale 2 1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1" style:display-name="Normale 2 1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2" style:display-name="Normale 2 1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3" style:display-name="Normale 2 1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4" style:display-name="Normale 2 1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5" style:display-name="Normale 2 1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6" style:display-name="Normale 2 1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7" style:display-name="Normale 2 1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8" style:display-name="Normale 2 1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79" style:display-name="Normale 2 1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" style:display-name="Normale 2 1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0" style:display-name="Normale 2 1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1" style:display-name="Normale 2 1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2" style:display-name="Normale 2 1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3" style:display-name="Normale 2 1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4" style:display-name="Normale 2 1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5" style:display-name="Normale 2 1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6" style:display-name="Normale 2 1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7" style:display-name="Normale 2 1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8" style:display-name="Normale 2 1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89" style:display-name="Normale 2 1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" style:display-name="Normale 2 1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0" style:display-name="Normale 2 1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1" style:display-name="Normale 2 1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2" style:display-name="Normale 2 1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3" style:display-name="Normale 2 1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4" style:display-name="Normale 2 1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5" style:display-name="Normale 2 1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6" style:display-name="Normale 2 1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7" style:display-name="Normale 2 1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8" style:display-name="Normale 2 1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_32_99" style:display-name="Normale 2 1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" style:display-name="Normale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" style:display-name="Normale 2 1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0" style:display-name="Normale 2 15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1" style:display-name="Normale 2 15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2" style:display-name="Normale 2 15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3" style:display-name="Normale 2 15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4" style:display-name="Normale 2 15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5" style:display-name="Normale 2 15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6" style:display-name="Normale 2 15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7" style:display-name="Normale 2 15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8" style:display-name="Normale 2 15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09" style:display-name="Normale 2 15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" style:display-name="Normale 2 1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0" style:display-name="Normale 2 15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1" style:display-name="Normale 2 15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2" style:display-name="Normale 2 15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3" style:display-name="Normale 2 15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4" style:display-name="Normale 2 15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5" style:display-name="Normale 2 15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6" style:display-name="Normale 2 15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7" style:display-name="Normale 2 15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8" style:display-name="Normale 2 15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19" style:display-name="Normale 2 15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" style:display-name="Normale 2 1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0" style:display-name="Normale 2 15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1" style:display-name="Normale 2 15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2" style:display-name="Normale 2 15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3" style:display-name="Normale 2 15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4" style:display-name="Normale 2 15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5" style:display-name="Normale 2 15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6" style:display-name="Normale 2 15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7" style:display-name="Normale 2 15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8" style:display-name="Normale 2 15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29" style:display-name="Normale 2 15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" style:display-name="Normale 2 1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0" style:display-name="Normale 2 15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1" style:display-name="Normale 2 15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2" style:display-name="Normale 2 15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3" style:display-name="Normale 2 15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4" style:display-name="Normale 2 15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5" style:display-name="Normale 2 15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6" style:display-name="Normale 2 15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7" style:display-name="Normale 2 15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8" style:display-name="Normale 2 15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39" style:display-name="Normale 2 15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" style:display-name="Normale 2 1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0" style:display-name="Normale 2 15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1" style:display-name="Normale 2 15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42" style:display-name="Normale 2 15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5" style:display-name="Normale 2 1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6" style:display-name="Normale 2 1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7" style:display-name="Normale 2 1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8" style:display-name="Normale 2 1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19" style:display-name="Normale 2 1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" style:display-name="Normale 2 1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0" style:display-name="Normale 2 1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1" style:display-name="Normale 2 1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2" style:display-name="Normale 2 1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3" style:display-name="Normale 2 1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4" style:display-name="Normale 2 1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5" style:display-name="Normale 2 1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6" style:display-name="Normale 2 1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7" style:display-name="Normale 2 1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8" style:display-name="Normale 2 1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29" style:display-name="Normale 2 1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" style:display-name="Normale 2 1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0" style:display-name="Normale 2 1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1" style:display-name="Normale 2 1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2" style:display-name="Normale 2 1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3" style:display-name="Normale 2 1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4" style:display-name="Normale 2 1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5" style:display-name="Normale 2 1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6" style:display-name="Normale 2 1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7" style:display-name="Normale 2 1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8" style:display-name="Normale 2 1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39" style:display-name="Normale 2 1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" style:display-name="Normale 2 1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0" style:display-name="Normale 2 1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1" style:display-name="Normale 2 1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2" style:display-name="Normale 2 1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3" style:display-name="Normale 2 1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4" style:display-name="Normale 2 1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5" style:display-name="Normale 2 1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6" style:display-name="Normale 2 1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7" style:display-name="Normale 2 1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8" style:display-name="Normale 2 1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49" style:display-name="Normale 2 1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" style:display-name="Normale 2 1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0" style:display-name="Normale 2 1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1" style:display-name="Normale 2 1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2" style:display-name="Normale 2 1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3" style:display-name="Normale 2 1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4" style:display-name="Normale 2 1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5" style:display-name="Normale 2 15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6" style:display-name="Normale 2 15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7" style:display-name="Normale 2 15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8" style:display-name="Normale 2 15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59" style:display-name="Normale 2 15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" style:display-name="Normale 2 1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0" style:display-name="Normale 2 15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1" style:display-name="Normale 2 15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2" style:display-name="Normale 2 15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3" style:display-name="Normale 2 15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4" style:display-name="Normale 2 15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5" style:display-name="Normale 2 15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6" style:display-name="Normale 2 15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7" style:display-name="Normale 2 15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8" style:display-name="Normale 2 15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69" style:display-name="Normale 2 15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" style:display-name="Normale 2 1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0" style:display-name="Normale 2 15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1" style:display-name="Normale 2 15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2" style:display-name="Normale 2 15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3" style:display-name="Normale 2 15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4" style:display-name="Normale 2 15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5" style:display-name="Normale 2 15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6" style:display-name="Normale 2 15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7" style:display-name="Normale 2 15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8" style:display-name="Normale 2 15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79" style:display-name="Normale 2 15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" style:display-name="Normale 2 1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0" style:display-name="Normale 2 15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1" style:display-name="Normale 2 15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2" style:display-name="Normale 2 15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3" style:display-name="Normale 2 15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4" style:display-name="Normale 2 15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5" style:display-name="Normale 2 15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6" style:display-name="Normale 2 15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7" style:display-name="Normale 2 15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8" style:display-name="Normale 2 15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89" style:display-name="Normale 2 15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" style:display-name="Normale 2 1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0" style:display-name="Normale 2 15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1" style:display-name="Normale 2 15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2" style:display-name="Normale 2 15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3" style:display-name="Normale 2 15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4" style:display-name="Normale 2 15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5" style:display-name="Normale 2 15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6" style:display-name="Normale 2 15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7" style:display-name="Normale 2 15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8" style:display-name="Normale 2 15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_32_99" style:display-name="Normale 2 15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" style:display-name="Normale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" style:display-name="Normale 2 1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0" style:display-name="Normale 2 1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1" style:display-name="Normale 2 1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2" style:display-name="Normale 2 16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3" style:display-name="Normale 2 16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4" style:display-name="Normale 2 16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5" style:display-name="Normale 2 16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6" style:display-name="Normale 2 16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7" style:display-name="Normale 2 16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8" style:display-name="Normale 2 16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09" style:display-name="Normale 2 16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" style:display-name="Normale 2 1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0" style:display-name="Normale 2 16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1" style:display-name="Normale 2 16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2" style:display-name="Normale 2 16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3" style:display-name="Normale 2 16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4" style:display-name="Normale 2 16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5" style:display-name="Normale 2 16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6" style:display-name="Normale 2 16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7" style:display-name="Normale 2 16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8" style:display-name="Normale 2 16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19" style:display-name="Normale 2 16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" style:display-name="Normale 2 1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0" style:display-name="Normale 2 16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1" style:display-name="Normale 2 16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2" style:display-name="Normale 2 16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3" style:display-name="Normale 2 16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4" style:display-name="Normale 2 16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5" style:display-name="Normale 2 16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6" style:display-name="Normale 2 16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7" style:display-name="Normale 2 16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8" style:display-name="Normale 2 16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29" style:display-name="Normale 2 16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" style:display-name="Normale 2 1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0" style:display-name="Normale 2 16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1" style:display-name="Normale 2 16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2" style:display-name="Normale 2 16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3" style:display-name="Normale 2 16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4" style:display-name="Normale 2 16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5" style:display-name="Normale 2 16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6" style:display-name="Normale 2 16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7" style:display-name="Normale 2 16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8" style:display-name="Normale 2 16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39" style:display-name="Normale 2 16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" style:display-name="Normale 2 1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0" style:display-name="Normale 2 16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1" style:display-name="Normale 2 16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42" style:display-name="Normale 2 16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5" style:display-name="Normale 2 1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6" style:display-name="Normale 2 1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7" style:display-name="Normale 2 1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8" style:display-name="Normale 2 1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19" style:display-name="Normale 2 1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" style:display-name="Normale 2 1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0" style:display-name="Normale 2 1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1" style:display-name="Normale 2 1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2" style:display-name="Normale 2 1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3" style:display-name="Normale 2 1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4" style:display-name="Normale 2 1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5" style:display-name="Normale 2 1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6" style:display-name="Normale 2 16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7" style:display-name="Normale 2 16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8" style:display-name="Normale 2 16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29" style:display-name="Normale 2 16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" style:display-name="Normale 2 1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0" style:display-name="Normale 2 16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1" style:display-name="Normale 2 16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2" style:display-name="Normale 2 16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3" style:display-name="Normale 2 16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4" style:display-name="Normale 2 16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5" style:display-name="Normale 2 16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6" style:display-name="Normale 2 16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7" style:display-name="Normale 2 16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8" style:display-name="Normale 2 16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39" style:display-name="Normale 2 16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" style:display-name="Normale 2 1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0" style:display-name="Normale 2 16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1" style:display-name="Normale 2 16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2" style:display-name="Normale 2 16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3" style:display-name="Normale 2 16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4" style:display-name="Normale 2 16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5" style:display-name="Normale 2 16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6" style:display-name="Normale 2 16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7" style:display-name="Normale 2 16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8" style:display-name="Normale 2 16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49" style:display-name="Normale 2 16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" style:display-name="Normale 2 1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0" style:display-name="Normale 2 16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1" style:display-name="Normale 2 16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2" style:display-name="Normale 2 16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3" style:display-name="Normale 2 16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4" style:display-name="Normale 2 16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5" style:display-name="Normale 2 16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6" style:display-name="Normale 2 16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7" style:display-name="Normale 2 16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8" style:display-name="Normale 2 16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59" style:display-name="Normale 2 16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" style:display-name="Normale 2 1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0" style:display-name="Normale 2 16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1" style:display-name="Normale 2 16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2" style:display-name="Normale 2 16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3" style:display-name="Normale 2 16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4" style:display-name="Normale 2 16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5" style:display-name="Normale 2 16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6" style:display-name="Normale 2 16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7" style:display-name="Normale 2 16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8" style:display-name="Normale 2 16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69" style:display-name="Normale 2 16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" style:display-name="Normale 2 1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0" style:display-name="Normale 2 16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1" style:display-name="Normale 2 16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2" style:display-name="Normale 2 16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3" style:display-name="Normale 2 16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4" style:display-name="Normale 2 16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5" style:display-name="Normale 2 16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6" style:display-name="Normale 2 16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7" style:display-name="Normale 2 16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8" style:display-name="Normale 2 16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79" style:display-name="Normale 2 16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" style:display-name="Normale 2 1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0" style:display-name="Normale 2 16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1" style:display-name="Normale 2 16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2" style:display-name="Normale 2 16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3" style:display-name="Normale 2 16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4" style:display-name="Normale 2 16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5" style:display-name="Normale 2 16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6" style:display-name="Normale 2 16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7" style:display-name="Normale 2 16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8" style:display-name="Normale 2 16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89" style:display-name="Normale 2 16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" style:display-name="Normale 2 1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0" style:display-name="Normale 2 16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1" style:display-name="Normale 2 16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2" style:display-name="Normale 2 16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3" style:display-name="Normale 2 16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4" style:display-name="Normale 2 16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5" style:display-name="Normale 2 16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6" style:display-name="Normale 2 16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7" style:display-name="Normale 2 16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8" style:display-name="Normale 2 16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_32_99" style:display-name="Normale 2 16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" style:display-name="Normale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" style:display-name="Normale 2 17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0" style:display-name="Normale 2 17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1" style:display-name="Normale 2 17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2" style:display-name="Normale 2 17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3" style:display-name="Normale 2 17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4" style:display-name="Normale 2 17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5" style:display-name="Normale 2 17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6" style:display-name="Normale 2 17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7" style:display-name="Normale 2 17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8" style:display-name="Normale 2 17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09" style:display-name="Normale 2 17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" style:display-name="Normale 2 17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0" style:display-name="Normale 2 17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1" style:display-name="Normale 2 17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2" style:display-name="Normale 2 17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3" style:display-name="Normale 2 17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4" style:display-name="Normale 2 17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5" style:display-name="Normale 2 17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6" style:display-name="Normale 2 17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7" style:display-name="Normale 2 17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8" style:display-name="Normale 2 17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19" style:display-name="Normale 2 17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" style:display-name="Normale 2 17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0" style:display-name="Normale 2 17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1" style:display-name="Normale 2 17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2" style:display-name="Normale 2 17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3" style:display-name="Normale 2 17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4" style:display-name="Normale 2 17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5" style:display-name="Normale 2 17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6" style:display-name="Normale 2 17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7" style:display-name="Normale 2 17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8" style:display-name="Normale 2 17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29" style:display-name="Normale 2 17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" style:display-name="Normale 2 17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0" style:display-name="Normale 2 17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1" style:display-name="Normale 2 17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2" style:display-name="Normale 2 17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3" style:display-name="Normale 2 17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4" style:display-name="Normale 2 17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5" style:display-name="Normale 2 17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6" style:display-name="Normale 2 17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7" style:display-name="Normale 2 17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8" style:display-name="Normale 2 17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39" style:display-name="Normale 2 17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" style:display-name="Normale 2 17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0" style:display-name="Normale 2 17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1" style:display-name="Normale 2 17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42" style:display-name="Normale 2 17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5" style:display-name="Normale 2 17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6" style:display-name="Normale 2 17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7" style:display-name="Normale 2 17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8" style:display-name="Normale 2 17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19" style:display-name="Normale 2 17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" style:display-name="Normale 2 1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0" style:display-name="Normale 2 17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1" style:display-name="Normale 2 17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2" style:display-name="Normale 2 17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3" style:display-name="Normale 2 17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4" style:display-name="Normale 2 17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5" style:display-name="Normale 2 17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6" style:display-name="Normale 2 17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7" style:display-name="Normale 2 17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8" style:display-name="Normale 2 17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29" style:display-name="Normale 2 17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" style:display-name="Normale 2 1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0" style:display-name="Normale 2 17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1" style:display-name="Normale 2 17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2" style:display-name="Normale 2 17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3" style:display-name="Normale 2 17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4" style:display-name="Normale 2 17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5" style:display-name="Normale 2 17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6" style:display-name="Normale 2 17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7" style:display-name="Normale 2 17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8" style:display-name="Normale 2 17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39" style:display-name="Normale 2 17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" style:display-name="Normale 2 1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0" style:display-name="Normale 2 17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1" style:display-name="Normale 2 17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2" style:display-name="Normale 2 17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3" style:display-name="Normale 2 17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4" style:display-name="Normale 2 17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5" style:display-name="Normale 2 17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6" style:display-name="Normale 2 17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7" style:display-name="Normale 2 17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8" style:display-name="Normale 2 17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49" style:display-name="Normale 2 17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" style:display-name="Normale 2 1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0" style:display-name="Normale 2 17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1" style:display-name="Normale 2 17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2" style:display-name="Normale 2 17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3" style:display-name="Normale 2 17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4" style:display-name="Normale 2 17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5" style:display-name="Normale 2 17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6" style:display-name="Normale 2 17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7" style:display-name="Normale 2 17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8" style:display-name="Normale 2 17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59" style:display-name="Normale 2 17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" style:display-name="Normale 2 1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0" style:display-name="Normale 2 17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1" style:display-name="Normale 2 17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2" style:display-name="Normale 2 17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3" style:display-name="Normale 2 17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4" style:display-name="Normale 2 17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5" style:display-name="Normale 2 17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6" style:display-name="Normale 2 17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7" style:display-name="Normale 2 17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8" style:display-name="Normale 2 17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69" style:display-name="Normale 2 17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" style:display-name="Normale 2 1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0" style:display-name="Normale 2 17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1" style:display-name="Normale 2 17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2" style:display-name="Normale 2 17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3" style:display-name="Normale 2 17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4" style:display-name="Normale 2 17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5" style:display-name="Normale 2 17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6" style:display-name="Normale 2 17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7" style:display-name="Normale 2 17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8" style:display-name="Normale 2 17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79" style:display-name="Normale 2 17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" style:display-name="Normale 2 1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0" style:display-name="Normale 2 17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1" style:display-name="Normale 2 17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2" style:display-name="Normale 2 17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3" style:display-name="Normale 2 17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4" style:display-name="Normale 2 17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5" style:display-name="Normale 2 17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6" style:display-name="Normale 2 17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7" style:display-name="Normale 2 17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8" style:display-name="Normale 2 17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89" style:display-name="Normale 2 17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" style:display-name="Normale 2 1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0" style:display-name="Normale 2 17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1" style:display-name="Normale 2 17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2" style:display-name="Normale 2 17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3" style:display-name="Normale 2 17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4" style:display-name="Normale 2 17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5" style:display-name="Normale 2 17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6" style:display-name="Normale 2 17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7" style:display-name="Normale 2 17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8" style:display-name="Normale 2 17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_32_99" style:display-name="Normale 2 17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" style:display-name="Normale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" style:display-name="Normale 2 18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0" style:display-name="Normale 2 18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1" style:display-name="Normale 2 18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2" style:display-name="Normale 2 18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3" style:display-name="Normale 2 18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4" style:display-name="Normale 2 18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5" style:display-name="Normale 2 18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6" style:display-name="Normale 2 18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7" style:display-name="Normale 2 18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8" style:display-name="Normale 2 18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09" style:display-name="Normale 2 18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" style:display-name="Normale 2 18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0" style:display-name="Normale 2 18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1" style:display-name="Normale 2 18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2" style:display-name="Normale 2 18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3" style:display-name="Normale 2 18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4" style:display-name="Normale 2 18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5" style:display-name="Normale 2 18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6" style:display-name="Normale 2 18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7" style:display-name="Normale 2 18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8" style:display-name="Normale 2 18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19" style:display-name="Normale 2 18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" style:display-name="Normale 2 18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0" style:display-name="Normale 2 18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1" style:display-name="Normale 2 18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2" style:display-name="Normale 2 18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3" style:display-name="Normale 2 18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4" style:display-name="Normale 2 18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5" style:display-name="Normale 2 18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6" style:display-name="Normale 2 18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7" style:display-name="Normale 2 18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8" style:display-name="Normale 2 18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29" style:display-name="Normale 2 18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" style:display-name="Normale 2 18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0" style:display-name="Normale 2 18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1" style:display-name="Normale 2 18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2" style:display-name="Normale 2 18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3" style:display-name="Normale 2 18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4" style:display-name="Normale 2 18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5" style:display-name="Normale 2 18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6" style:display-name="Normale 2 18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7" style:display-name="Normale 2 18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8" style:display-name="Normale 2 18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39" style:display-name="Normale 2 18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" style:display-name="Normale 2 18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0" style:display-name="Normale 2 18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1" style:display-name="Normale 2 18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42" style:display-name="Normale 2 18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5" style:display-name="Normale 2 18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6" style:display-name="Normale 2 18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7" style:display-name="Normale 2 18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8" style:display-name="Normale 2 18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19" style:display-name="Normale 2 18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" style:display-name="Normale 2 1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0" style:display-name="Normale 2 18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1" style:display-name="Normale 2 18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2" style:display-name="Normale 2 18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3" style:display-name="Normale 2 18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4" style:display-name="Normale 2 18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5" style:display-name="Normale 2 18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6" style:display-name="Normale 2 18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7" style:display-name="Normale 2 18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8" style:display-name="Normale 2 18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29" style:display-name="Normale 2 18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" style:display-name="Normale 2 18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0" style:display-name="Normale 2 18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1" style:display-name="Normale 2 18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2" style:display-name="Normale 2 18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3" style:display-name="Normale 2 18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4" style:display-name="Normale 2 18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5" style:display-name="Normale 2 18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6" style:display-name="Normale 2 18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7" style:display-name="Normale 2 18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8" style:display-name="Normale 2 18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39" style:display-name="Normale 2 18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" style:display-name="Normale 2 18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0" style:display-name="Normale 2 18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1" style:display-name="Normale 2 18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2" style:display-name="Normale 2 18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3" style:display-name="Normale 2 18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4" style:display-name="Normale 2 18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5" style:display-name="Normale 2 18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6" style:display-name="Normale 2 18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7" style:display-name="Normale 2 18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8" style:display-name="Normale 2 18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49" style:display-name="Normale 2 18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" style:display-name="Normale 2 18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0" style:display-name="Normale 2 18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1" style:display-name="Normale 2 18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2" style:display-name="Normale 2 18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3" style:display-name="Normale 2 18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4" style:display-name="Normale 2 18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5" style:display-name="Normale 2 18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6" style:display-name="Normale 2 18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7" style:display-name="Normale 2 18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8" style:display-name="Normale 2 18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59" style:display-name="Normale 2 18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" style:display-name="Normale 2 18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0" style:display-name="Normale 2 18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1" style:display-name="Normale 2 18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2" style:display-name="Normale 2 18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3" style:display-name="Normale 2 18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4" style:display-name="Normale 2 18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5" style:display-name="Normale 2 18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6" style:display-name="Normale 2 18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7" style:display-name="Normale 2 18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8" style:display-name="Normale 2 18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69" style:display-name="Normale 2 18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" style:display-name="Normale 2 18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0" style:display-name="Normale 2 18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1" style:display-name="Normale 2 18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2" style:display-name="Normale 2 18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3" style:display-name="Normale 2 18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4" style:display-name="Normale 2 18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5" style:display-name="Normale 2 18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6" style:display-name="Normale 2 18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7" style:display-name="Normale 2 18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8" style:display-name="Normale 2 18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79" style:display-name="Normale 2 18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" style:display-name="Normale 2 18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0" style:display-name="Normale 2 18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1" style:display-name="Normale 2 18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2" style:display-name="Normale 2 18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3" style:display-name="Normale 2 18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4" style:display-name="Normale 2 18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5" style:display-name="Normale 2 18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6" style:display-name="Normale 2 18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7" style:display-name="Normale 2 18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8" style:display-name="Normale 2 18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89" style:display-name="Normale 2 18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" style:display-name="Normale 2 18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0" style:display-name="Normale 2 18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1" style:display-name="Normale 2 18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2" style:display-name="Normale 2 18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3" style:display-name="Normale 2 18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4" style:display-name="Normale 2 18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5" style:display-name="Normale 2 18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6" style:display-name="Normale 2 18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7" style:display-name="Normale 2 18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8" style:display-name="Normale 2 18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_32_99" style:display-name="Normale 2 18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" style:display-name="Normale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" style:display-name="Normale 2 19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0" style:display-name="Normale 2 19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1" style:display-name="Normale 2 19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2" style:display-name="Normale 2 19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3" style:display-name="Normale 2 19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4" style:display-name="Normale 2 19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5" style:display-name="Normale 2 19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6" style:display-name="Normale 2 19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7" style:display-name="Normale 2 19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8" style:display-name="Normale 2 19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09" style:display-name="Normale 2 19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" style:display-name="Normale 2 19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0" style:display-name="Normale 2 19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1" style:display-name="Normale 2 19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2" style:display-name="Normale 2 19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3" style:display-name="Normale 2 19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4" style:display-name="Normale 2 19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5" style:display-name="Normale 2 19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6" style:display-name="Normale 2 19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7" style:display-name="Normale 2 19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8" style:display-name="Normale 2 19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19" style:display-name="Normale 2 19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" style:display-name="Normale 2 19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0" style:display-name="Normale 2 19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1" style:display-name="Normale 2 19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2" style:display-name="Normale 2 19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3" style:display-name="Normale 2 19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4" style:display-name="Normale 2 19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5" style:display-name="Normale 2 19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6" style:display-name="Normale 2 19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7" style:display-name="Normale 2 19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8" style:display-name="Normale 2 19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29" style:display-name="Normale 2 19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" style:display-name="Normale 2 19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0" style:display-name="Normale 2 19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1" style:display-name="Normale 2 19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2" style:display-name="Normale 2 19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3" style:display-name="Normale 2 19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4" style:display-name="Normale 2 19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5" style:display-name="Normale 2 19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6" style:display-name="Normale 2 19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7" style:display-name="Normale 2 19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8" style:display-name="Normale 2 19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39" style:display-name="Normale 2 19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" style:display-name="Normale 2 19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0" style:display-name="Normale 2 19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1" style:display-name="Normale 2 19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42" style:display-name="Normale 2 19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5" style:display-name="Normale 2 19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6" style:display-name="Normale 2 19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7" style:display-name="Normale 2 19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8" style:display-name="Normale 2 19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19" style:display-name="Normale 2 19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" style:display-name="Normale 2 1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0" style:display-name="Normale 2 19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1" style:display-name="Normale 2 19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2" style:display-name="Normale 2 19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3" style:display-name="Normale 2 19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4" style:display-name="Normale 2 19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5" style:display-name="Normale 2 19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6" style:display-name="Normale 2 19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7" style:display-name="Normale 2 19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8" style:display-name="Normale 2 19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29" style:display-name="Normale 2 19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" style:display-name="Normale 2 1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0" style:display-name="Normale 2 19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1" style:display-name="Normale 2 19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2" style:display-name="Normale 2 19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3" style:display-name="Normale 2 19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4" style:display-name="Normale 2 19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5" style:display-name="Normale 2 19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6" style:display-name="Normale 2 19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7" style:display-name="Normale 2 19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8" style:display-name="Normale 2 19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39" style:display-name="Normale 2 19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" style:display-name="Normale 2 19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0" style:display-name="Normale 2 19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1" style:display-name="Normale 2 19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2" style:display-name="Normale 2 19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3" style:display-name="Normale 2 19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4" style:display-name="Normale 2 19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5" style:display-name="Normale 2 19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6" style:display-name="Normale 2 19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7" style:display-name="Normale 2 19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8" style:display-name="Normale 2 19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49" style:display-name="Normale 2 19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" style:display-name="Normale 2 19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0" style:display-name="Normale 2 19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1" style:display-name="Normale 2 19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2" style:display-name="Normale 2 19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3" style:display-name="Normale 2 19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4" style:display-name="Normale 2 19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5" style:display-name="Normale 2 19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6" style:display-name="Normale 2 19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7" style:display-name="Normale 2 19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8" style:display-name="Normale 2 19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59" style:display-name="Normale 2 19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" style:display-name="Normale 2 19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0" style:display-name="Normale 2 19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1" style:display-name="Normale 2 19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2" style:display-name="Normale 2 19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3" style:display-name="Normale 2 19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4" style:display-name="Normale 2 19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5" style:display-name="Normale 2 19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6" style:display-name="Normale 2 19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7" style:display-name="Normale 2 19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8" style:display-name="Normale 2 19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69" style:display-name="Normale 2 19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" style:display-name="Normale 2 19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0" style:display-name="Normale 2 19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1" style:display-name="Normale 2 19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2" style:display-name="Normale 2 19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3" style:display-name="Normale 2 19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4" style:display-name="Normale 2 19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5" style:display-name="Normale 2 19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6" style:display-name="Normale 2 19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7" style:display-name="Normale 2 19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8" style:display-name="Normale 2 19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79" style:display-name="Normale 2 19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" style:display-name="Normale 2 19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0" style:display-name="Normale 2 19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1" style:display-name="Normale 2 19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2" style:display-name="Normale 2 19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3" style:display-name="Normale 2 19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4" style:display-name="Normale 2 19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5" style:display-name="Normale 2 19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6" style:display-name="Normale 2 19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7" style:display-name="Normale 2 19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8" style:display-name="Normale 2 19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89" style:display-name="Normale 2 19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" style:display-name="Normale 2 19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0" style:display-name="Normale 2 19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1" style:display-name="Normale 2 19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2" style:display-name="Normale 2 19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3" style:display-name="Normale 2 19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4" style:display-name="Normale 2 19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5" style:display-name="Normale 2 19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6" style:display-name="Normale 2 19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7" style:display-name="Normale 2 19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8" style:display-name="Normale 2 19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_32_99" style:display-name="Normale 2 19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" style:display-name="Normale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" style:display-name="Normale 2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0" style:display-name="Normale 2 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1" style:display-name="Normale 2 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2" style:display-name="Normale 2 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3" style:display-name="Normale 2 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4" style:display-name="Normale 2 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5" style:display-name="Normale 2 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6" style:display-name="Normale 2 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7" style:display-name="Normale 2 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8" style:display-name="Normale 2 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09" style:display-name="Normale 2 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" style:display-name="Normale 2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0" style:display-name="Normale 2 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1" style:display-name="Normale 2 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2" style:display-name="Normale 2 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3" style:display-name="Normale 2 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4" style:display-name="Normale 2 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5" style:display-name="Normale 2 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6" style:display-name="Normale 2 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7" style:display-name="Normale 2 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8" style:display-name="Normale 2 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19" style:display-name="Normale 2 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" style:display-name="Normale 2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0" style:display-name="Normale 2 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1" style:display-name="Normale 2 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2" style:display-name="Normale 2 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3" style:display-name="Normale 2 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4" style:display-name="Normale 2 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5" style:display-name="Normale 2 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6" style:display-name="Normale 2 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7" style:display-name="Normale 2 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8" style:display-name="Normale 2 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29" style:display-name="Normale 2 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" style:display-name="Normale 2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0" style:display-name="Normale 2 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1" style:display-name="Normale 2 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2" style:display-name="Normale 2 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3" style:display-name="Normale 2 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4" style:display-name="Normale 2 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5" style:display-name="Normale 2 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6" style:display-name="Normale 2 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7" style:display-name="Normale 2 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8" style:display-name="Normale 2 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39" style:display-name="Normale 2 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" style:display-name="Normale 2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0" style:display-name="Normale 2 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1" style:display-name="Normale 2 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2" style:display-name="Normale 2 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3" style:display-name="Normale 2 2 1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4" style:display-name="Normale 2 2 1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5" style:display-name="Normale 2 2 1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6" style:display-name="Normale 2 2 1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7" style:display-name="Normale 2 2 1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8" style:display-name="Normale 2 2 1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49" style:display-name="Normale 2 2 1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" style:display-name="Normale 2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0" style:display-name="Normale 2 2 1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1" style:display-name="Normale 2 2 1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2" style:display-name="Normale 2 2 1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3" style:display-name="Normale 2 2 1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4" style:display-name="Normale 2 2 1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5" style:display-name="Normale 2 2 1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6" style:display-name="Normale 2 2 1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7" style:display-name="Normale 2 2 1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8" style:display-name="Normale 2 2 1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59" style:display-name="Normale 2 2 1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" style:display-name="Normale 2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0" style:display-name="Normale 2 2 1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1" style:display-name="Normale 2 2 1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2" style:display-name="Normale 2 2 1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3" style:display-name="Normale 2 2 1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4" style:display-name="Normale 2 2 1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5" style:display-name="Normale 2 2 1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6" style:display-name="Normale 2 2 1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7" style:display-name="Normale 2 2 1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8" style:display-name="Normale 2 2 1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69" style:display-name="Normale 2 2 1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" style:display-name="Normale 2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0" style:display-name="Normale 2 2 1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1" style:display-name="Normale 2 2 1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2" style:display-name="Normale 2 2 1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3" style:display-name="Normale 2 2 1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4" style:display-name="Normale 2 2 1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5" style:display-name="Normale 2 2 1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6" style:display-name="Normale 2 2 1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7" style:display-name="Normale 2 2 1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8" style:display-name="Normale 2 2 1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79" style:display-name="Normale 2 2 1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" style:display-name="Normale 2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0" style:display-name="Normale 2 2 1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1" style:display-name="Normale 2 2 1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2" style:display-name="Normale 2 2 1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3" style:display-name="Normale 2 2 1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4" style:display-name="Normale 2 2 1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5" style:display-name="Normale 2 2 1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6" style:display-name="Normale 2 2 1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7" style:display-name="Normale 2 2 1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8" style:display-name="Normale 2 2 1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89" style:display-name="Normale 2 2 1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" style:display-name="Normale 2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0" style:display-name="Normale 2 2 1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1" style:display-name="Normale 2 2 1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192" style:display-name="Normale 2 2 1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" style:display-name="Normale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0" style:display-name="Normale 2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1" style:display-name="Normale 2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2" style:display-name="Normale 2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3" style:display-name="Normale 2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4" style:display-name="Normale 2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5" style:display-name="Normale 2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6" style:display-name="Normale 2 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7" style:display-name="Normale 2 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8" style:display-name="Normale 2 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9" style:display-name="Normale 2 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" style:display-name="Normale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0" style:display-name="Normale 2 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1" style:display-name="Normale 2 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2" style:display-name="Normale 2 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3" style:display-name="Normale 2 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4" style:display-name="Normale 2 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5" style:display-name="Normale 2 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6" style:display-name="Normale 2 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7" style:display-name="Normale 2 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8" style:display-name="Normale 2 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9" style:display-name="Normale 2 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" style:display-name="Normale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0" style:display-name="Normale 2 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1" style:display-name="Normale 2 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2" style:display-name="Normale 2 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3" style:display-name="Normale 2 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4" style:display-name="Normale 2 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5" style:display-name="Normale 2 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6" style:display-name="Normale 2 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7" style:display-name="Normale 2 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8" style:display-name="Normale 2 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9" style:display-name="Normale 2 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" style:display-name="Normale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0" style:display-name="Normale 2 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1" style:display-name="Normale 2 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2" style:display-name="Normale 2 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3" style:display-name="Normale 2 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4" style:display-name="Normale 2 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5" style:display-name="Normale 2 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6" style:display-name="Normale 2 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7" style:display-name="Normale 2 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8" style:display-name="Normale 2 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9" style:display-name="Normale 2 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" style:display-name="Normale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0" style:display-name="Normale 2 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1" style:display-name="Normale 2 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2" style:display-name="Normale 2 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3" style:display-name="Normale 2 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4" style:display-name="Normale 2 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5" style:display-name="Normale 2 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6" style:display-name="Normale 2 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7" style:display-name="Normale 2 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8" style:display-name="Normale 2 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9" style:display-name="Normale 2 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" style:display-name="Normale 2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0" style:display-name="Normale 2 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1" style:display-name="Normale 2 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2" style:display-name="Normale 2 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3" style:display-name="Normale 2 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4" style:display-name="Normale 2 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5" style:display-name="Normale 2 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6" style:display-name="Normale 2 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7" style:display-name="Normale 2 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8" style:display-name="Normale 2 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79" style:display-name="Normale 2 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" style:display-name="Normale 2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0" style:display-name="Normale 2 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1" style:display-name="Normale 2 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2" style:display-name="Normale 2 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3" style:display-name="Normale 2 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4" style:display-name="Normale 2 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5" style:display-name="Normale 2 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6" style:display-name="Normale 2 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7" style:display-name="Normale 2 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8" style:display-name="Normale 2 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89" style:display-name="Normale 2 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" style:display-name="Normale 2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0" style:display-name="Normale 2 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1" style:display-name="Normale 2 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2" style:display-name="Normale 2 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3" style:display-name="Normale 2 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4" style:display-name="Normale 2 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5" style:display-name="Normale 2 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6" style:display-name="Normale 2 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7" style:display-name="Normale 2 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8" style:display-name="Normale 2 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99" style:display-name="Normale 2 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" style:display-name="Normale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" style:display-name="Normale 2 20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0" style:display-name="Normale 2 20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1" style:display-name="Normale 2 20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2" style:display-name="Normale 2 20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3" style:display-name="Normale 2 20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4" style:display-name="Normale 2 20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5" style:display-name="Normale 2 20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6" style:display-name="Normale 2 20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7" style:display-name="Normale 2 20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8" style:display-name="Normale 2 20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09" style:display-name="Normale 2 20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" style:display-name="Normale 2 20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0" style:display-name="Normale 2 20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1" style:display-name="Normale 2 20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2" style:display-name="Normale 2 20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3" style:display-name="Normale 2 20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4" style:display-name="Normale 2 20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5" style:display-name="Normale 2 20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6" style:display-name="Normale 2 20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7" style:display-name="Normale 2 20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8" style:display-name="Normale 2 20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19" style:display-name="Normale 2 20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" style:display-name="Normale 2 20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0" style:display-name="Normale 2 20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1" style:display-name="Normale 2 20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2" style:display-name="Normale 2 20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3" style:display-name="Normale 2 20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4" style:display-name="Normale 2 20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5" style:display-name="Normale 2 20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6" style:display-name="Normale 2 20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7" style:display-name="Normale 2 20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8" style:display-name="Normale 2 20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29" style:display-name="Normale 2 20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" style:display-name="Normale 2 20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0" style:display-name="Normale 2 20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1" style:display-name="Normale 2 20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2" style:display-name="Normale 2 20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3" style:display-name="Normale 2 20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4" style:display-name="Normale 2 20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5" style:display-name="Normale 2 20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6" style:display-name="Normale 2 20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7" style:display-name="Normale 2 20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8" style:display-name="Normale 2 20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39" style:display-name="Normale 2 20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" style:display-name="Normale 2 20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0" style:display-name="Normale 2 20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1" style:display-name="Normale 2 20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42" style:display-name="Normale 2 20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5" style:display-name="Normale 2 20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6" style:display-name="Normale 2 20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7" style:display-name="Normale 2 20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8" style:display-name="Normale 2 20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19" style:display-name="Normale 2 20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" style:display-name="Normale 2 20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0" style:display-name="Normale 2 20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1" style:display-name="Normale 2 20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2" style:display-name="Normale 2 20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3" style:display-name="Normale 2 20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4" style:display-name="Normale 2 20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5" style:display-name="Normale 2 20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6" style:display-name="Normale 2 20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7" style:display-name="Normale 2 20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8" style:display-name="Normale 2 20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29" style:display-name="Normale 2 20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" style:display-name="Normale 2 20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0" style:display-name="Normale 2 20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1" style:display-name="Normale 2 20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2" style:display-name="Normale 2 20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3" style:display-name="Normale 2 20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4" style:display-name="Normale 2 20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5" style:display-name="Normale 2 20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6" style:display-name="Normale 2 20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7" style:display-name="Normale 2 20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8" style:display-name="Normale 2 20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39" style:display-name="Normale 2 20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" style:display-name="Normale 2 20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0" style:display-name="Normale 2 20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1" style:display-name="Normale 2 20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2" style:display-name="Normale 2 20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3" style:display-name="Normale 2 20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4" style:display-name="Normale 2 20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5" style:display-name="Normale 2 20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6" style:display-name="Normale 2 20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7" style:display-name="Normale 2 20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8" style:display-name="Normale 2 20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49" style:display-name="Normale 2 20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" style:display-name="Normale 2 20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0" style:display-name="Normale 2 20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1" style:display-name="Normale 2 20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2" style:display-name="Normale 2 20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3" style:display-name="Normale 2 20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4" style:display-name="Normale 2 20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5" style:display-name="Normale 2 20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6" style:display-name="Normale 2 20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7" style:display-name="Normale 2 20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8" style:display-name="Normale 2 20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59" style:display-name="Normale 2 20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" style:display-name="Normale 2 20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0" style:display-name="Normale 2 20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1" style:display-name="Normale 2 20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2" style:display-name="Normale 2 20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3" style:display-name="Normale 2 20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4" style:display-name="Normale 2 20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5" style:display-name="Normale 2 20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6" style:display-name="Normale 2 20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7" style:display-name="Normale 2 20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8" style:display-name="Normale 2 20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69" style:display-name="Normale 2 20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" style:display-name="Normale 2 20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0" style:display-name="Normale 2 20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1" style:display-name="Normale 2 20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2" style:display-name="Normale 2 20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3" style:display-name="Normale 2 20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4" style:display-name="Normale 2 20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5" style:display-name="Normale 2 20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6" style:display-name="Normale 2 20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7" style:display-name="Normale 2 20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8" style:display-name="Normale 2 20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79" style:display-name="Normale 2 20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" style:display-name="Normale 2 20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0" style:display-name="Normale 2 20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1" style:display-name="Normale 2 20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2" style:display-name="Normale 2 20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3" style:display-name="Normale 2 20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4" style:display-name="Normale 2 20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5" style:display-name="Normale 2 20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6" style:display-name="Normale 2 20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7" style:display-name="Normale 2 20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8" style:display-name="Normale 2 20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89" style:display-name="Normale 2 20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" style:display-name="Normale 2 20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0" style:display-name="Normale 2 20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1" style:display-name="Normale 2 20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2" style:display-name="Normale 2 20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3" style:display-name="Normale 2 20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4" style:display-name="Normale 2 20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5" style:display-name="Normale 2 20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6" style:display-name="Normale 2 20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7" style:display-name="Normale 2 20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8" style:display-name="Normale 2 20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_32_99" style:display-name="Normale 2 20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" style:display-name="Normale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" style:display-name="Normale 2 21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0" style:display-name="Normale 2 21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1" style:display-name="Normale 2 21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2" style:display-name="Normale 2 21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3" style:display-name="Normale 2 21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4" style:display-name="Normale 2 21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5" style:display-name="Normale 2 21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6" style:display-name="Normale 2 21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7" style:display-name="Normale 2 21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8" style:display-name="Normale 2 21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09" style:display-name="Normale 2 21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" style:display-name="Normale 2 21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0" style:display-name="Normale 2 21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1" style:display-name="Normale 2 21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2" style:display-name="Normale 2 21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3" style:display-name="Normale 2 21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4" style:display-name="Normale 2 21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5" style:display-name="Normale 2 21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6" style:display-name="Normale 2 21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7" style:display-name="Normale 2 21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8" style:display-name="Normale 2 21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19" style:display-name="Normale 2 21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" style:display-name="Normale 2 21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0" style:display-name="Normale 2 21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1" style:display-name="Normale 2 21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2" style:display-name="Normale 2 21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3" style:display-name="Normale 2 21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4" style:display-name="Normale 2 21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5" style:display-name="Normale 2 21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6" style:display-name="Normale 2 21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7" style:display-name="Normale 2 21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8" style:display-name="Normale 2 21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29" style:display-name="Normale 2 21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" style:display-name="Normale 2 21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0" style:display-name="Normale 2 21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1" style:display-name="Normale 2 21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2" style:display-name="Normale 2 21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3" style:display-name="Normale 2 21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4" style:display-name="Normale 2 21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5" style:display-name="Normale 2 21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6" style:display-name="Normale 2 21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7" style:display-name="Normale 2 21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8" style:display-name="Normale 2 21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39" style:display-name="Normale 2 21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" style:display-name="Normale 2 21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0" style:display-name="Normale 2 21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1" style:display-name="Normale 2 21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42" style:display-name="Normale 2 21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5" style:display-name="Normale 2 21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6" style:display-name="Normale 2 21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7" style:display-name="Normale 2 21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8" style:display-name="Normale 2 21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19" style:display-name="Normale 2 21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" style:display-name="Normale 2 21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0" style:display-name="Normale 2 21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1" style:display-name="Normale 2 21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2" style:display-name="Normale 2 21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3" style:display-name="Normale 2 21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4" style:display-name="Normale 2 21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5" style:display-name="Normale 2 21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6" style:display-name="Normale 2 21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7" style:display-name="Normale 2 21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8" style:display-name="Normale 2 21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29" style:display-name="Normale 2 21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" style:display-name="Normale 2 21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0" style:display-name="Normale 2 21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1" style:display-name="Normale 2 21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2" style:display-name="Normale 2 21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3" style:display-name="Normale 2 21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4" style:display-name="Normale 2 21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5" style:display-name="Normale 2 21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6" style:display-name="Normale 2 21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7" style:display-name="Normale 2 21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8" style:display-name="Normale 2 21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39" style:display-name="Normale 2 21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" style:display-name="Normale 2 21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0" style:display-name="Normale 2 21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1" style:display-name="Normale 2 21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2" style:display-name="Normale 2 21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3" style:display-name="Normale 2 21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4" style:display-name="Normale 2 21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5" style:display-name="Normale 2 21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6" style:display-name="Normale 2 21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7" style:display-name="Normale 2 21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8" style:display-name="Normale 2 21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49" style:display-name="Normale 2 21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" style:display-name="Normale 2 21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0" style:display-name="Normale 2 21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1" style:display-name="Normale 2 21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2" style:display-name="Normale 2 21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3" style:display-name="Normale 2 21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4" style:display-name="Normale 2 21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5" style:display-name="Normale 2 21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6" style:display-name="Normale 2 21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7" style:display-name="Normale 2 21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8" style:display-name="Normale 2 21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59" style:display-name="Normale 2 21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" style:display-name="Normale 2 21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0" style:display-name="Normale 2 21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1" style:display-name="Normale 2 21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2" style:display-name="Normale 2 21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3" style:display-name="Normale 2 21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4" style:display-name="Normale 2 21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5" style:display-name="Normale 2 21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6" style:display-name="Normale 2 21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7" style:display-name="Normale 2 21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8" style:display-name="Normale 2 21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69" style:display-name="Normale 2 21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" style:display-name="Normale 2 21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0" style:display-name="Normale 2 21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1" style:display-name="Normale 2 21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2" style:display-name="Normale 2 21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3" style:display-name="Normale 2 21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4" style:display-name="Normale 2 21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5" style:display-name="Normale 2 21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6" style:display-name="Normale 2 21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7" style:display-name="Normale 2 21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8" style:display-name="Normale 2 21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79" style:display-name="Normale 2 21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" style:display-name="Normale 2 21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0" style:display-name="Normale 2 21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1" style:display-name="Normale 2 21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2" style:display-name="Normale 2 21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3" style:display-name="Normale 2 21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4" style:display-name="Normale 2 21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5" style:display-name="Normale 2 21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6" style:display-name="Normale 2 21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7" style:display-name="Normale 2 21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8" style:display-name="Normale 2 21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89" style:display-name="Normale 2 21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" style:display-name="Normale 2 21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0" style:display-name="Normale 2 21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1" style:display-name="Normale 2 21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2" style:display-name="Normale 2 21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3" style:display-name="Normale 2 21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4" style:display-name="Normale 2 21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5" style:display-name="Normale 2 21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6" style:display-name="Normale 2 21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7" style:display-name="Normale 2 21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8" style:display-name="Normale 2 21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_32_99" style:display-name="Normale 2 21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" style:display-name="Normale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" style:display-name="Normale 2 2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0" style:display-name="Normale 2 22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1" style:display-name="Normale 2 22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2" style:display-name="Normale 2 22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3" style:display-name="Normale 2 22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4" style:display-name="Normale 2 22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5" style:display-name="Normale 2 22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6" style:display-name="Normale 2 22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7" style:display-name="Normale 2 22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8" style:display-name="Normale 2 22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09" style:display-name="Normale 2 22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" style:display-name="Normale 2 2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0" style:display-name="Normale 2 22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1" style:display-name="Normale 2 22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2" style:display-name="Normale 2 22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3" style:display-name="Normale 2 22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4" style:display-name="Normale 2 22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5" style:display-name="Normale 2 22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6" style:display-name="Normale 2 22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7" style:display-name="Normale 2 22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8" style:display-name="Normale 2 22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19" style:display-name="Normale 2 22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" style:display-name="Normale 2 2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0" style:display-name="Normale 2 22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1" style:display-name="Normale 2 22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2" style:display-name="Normale 2 22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3" style:display-name="Normale 2 22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4" style:display-name="Normale 2 22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5" style:display-name="Normale 2 22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6" style:display-name="Normale 2 22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7" style:display-name="Normale 2 22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8" style:display-name="Normale 2 22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29" style:display-name="Normale 2 22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" style:display-name="Normale 2 2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0" style:display-name="Normale 2 22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1" style:display-name="Normale 2 22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2" style:display-name="Normale 2 22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3" style:display-name="Normale 2 22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4" style:display-name="Normale 2 22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5" style:display-name="Normale 2 22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6" style:display-name="Normale 2 22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7" style:display-name="Normale 2 22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8" style:display-name="Normale 2 22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39" style:display-name="Normale 2 22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" style:display-name="Normale 2 2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0" style:display-name="Normale 2 22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1" style:display-name="Normale 2 22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42" style:display-name="Normale 2 22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5" style:display-name="Normale 2 2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6" style:display-name="Normale 2 2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7" style:display-name="Normale 2 2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8" style:display-name="Normale 2 2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19" style:display-name="Normale 2 2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" style:display-name="Normale 2 2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0" style:display-name="Normale 2 2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1" style:display-name="Normale 2 2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2" style:display-name="Normale 2 2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3" style:display-name="Normale 2 2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4" style:display-name="Normale 2 2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5" style:display-name="Normale 2 2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6" style:display-name="Normale 2 22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7" style:display-name="Normale 2 22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8" style:display-name="Normale 2 22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29" style:display-name="Normale 2 22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" style:display-name="Normale 2 2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0" style:display-name="Normale 2 22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1" style:display-name="Normale 2 22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2" style:display-name="Normale 2 22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3" style:display-name="Normale 2 22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4" style:display-name="Normale 2 22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5" style:display-name="Normale 2 22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6" style:display-name="Normale 2 22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7" style:display-name="Normale 2 22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8" style:display-name="Normale 2 22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39" style:display-name="Normale 2 22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" style:display-name="Normale 2 2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0" style:display-name="Normale 2 22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1" style:display-name="Normale 2 22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2" style:display-name="Normale 2 22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3" style:display-name="Normale 2 22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4" style:display-name="Normale 2 22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5" style:display-name="Normale 2 22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6" style:display-name="Normale 2 22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7" style:display-name="Normale 2 22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8" style:display-name="Normale 2 22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49" style:display-name="Normale 2 22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" style:display-name="Normale 2 2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0" style:display-name="Normale 2 22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1" style:display-name="Normale 2 22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2" style:display-name="Normale 2 22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3" style:display-name="Normale 2 22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4" style:display-name="Normale 2 22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5" style:display-name="Normale 2 22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6" style:display-name="Normale 2 22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7" style:display-name="Normale 2 22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8" style:display-name="Normale 2 22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59" style:display-name="Normale 2 22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" style:display-name="Normale 2 2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0" style:display-name="Normale 2 22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1" style:display-name="Normale 2 22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2" style:display-name="Normale 2 22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3" style:display-name="Normale 2 22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4" style:display-name="Normale 2 22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5" style:display-name="Normale 2 22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6" style:display-name="Normale 2 22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7" style:display-name="Normale 2 22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8" style:display-name="Normale 2 22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69" style:display-name="Normale 2 22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" style:display-name="Normale 2 2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0" style:display-name="Normale 2 22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1" style:display-name="Normale 2 22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2" style:display-name="Normale 2 22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3" style:display-name="Normale 2 22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4" style:display-name="Normale 2 22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5" style:display-name="Normale 2 22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6" style:display-name="Normale 2 22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7" style:display-name="Normale 2 22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8" style:display-name="Normale 2 22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79" style:display-name="Normale 2 22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" style:display-name="Normale 2 2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0" style:display-name="Normale 2 22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1" style:display-name="Normale 2 22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2" style:display-name="Normale 2 22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3" style:display-name="Normale 2 22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4" style:display-name="Normale 2 22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5" style:display-name="Normale 2 22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6" style:display-name="Normale 2 22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7" style:display-name="Normale 2 22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8" style:display-name="Normale 2 22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89" style:display-name="Normale 2 22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" style:display-name="Normale 2 2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0" style:display-name="Normale 2 22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1" style:display-name="Normale 2 22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2" style:display-name="Normale 2 22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3" style:display-name="Normale 2 22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4" style:display-name="Normale 2 22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5" style:display-name="Normale 2 22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6" style:display-name="Normale 2 22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7" style:display-name="Normale 2 22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8" style:display-name="Normale 2 22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_32_99" style:display-name="Normale 2 22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" style:display-name="Normale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" style:display-name="Normale 2 2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0" style:display-name="Normale 2 2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1" style:display-name="Normale 2 2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2" style:display-name="Normale 2 2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3" style:display-name="Normale 2 2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4" style:display-name="Normale 2 2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5" style:display-name="Normale 2 2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6" style:display-name="Normale 2 2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7" style:display-name="Normale 2 2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8" style:display-name="Normale 2 2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09" style:display-name="Normale 2 2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" style:display-name="Normale 2 2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0" style:display-name="Normale 2 2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1" style:display-name="Normale 2 2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2" style:display-name="Normale 2 2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3" style:display-name="Normale 2 2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4" style:display-name="Normale 2 2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5" style:display-name="Normale 2 2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6" style:display-name="Normale 2 2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7" style:display-name="Normale 2 2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8" style:display-name="Normale 2 2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19" style:display-name="Normale 2 2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" style:display-name="Normale 2 2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0" style:display-name="Normale 2 2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1" style:display-name="Normale 2 2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2" style:display-name="Normale 2 2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3" style:display-name="Normale 2 2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4" style:display-name="Normale 2 2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5" style:display-name="Normale 2 2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6" style:display-name="Normale 2 2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7" style:display-name="Normale 2 2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8" style:display-name="Normale 2 2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29" style:display-name="Normale 2 2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" style:display-name="Normale 2 2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0" style:display-name="Normale 2 2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1" style:display-name="Normale 2 2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2" style:display-name="Normale 2 2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3" style:display-name="Normale 2 2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4" style:display-name="Normale 2 2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5" style:display-name="Normale 2 2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6" style:display-name="Normale 2 2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7" style:display-name="Normale 2 2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8" style:display-name="Normale 2 2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39" style:display-name="Normale 2 2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" style:display-name="Normale 2 2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0" style:display-name="Normale 2 2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1" style:display-name="Normale 2 2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42" style:display-name="Normale 2 2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5" style:display-name="Normale 2 2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6" style:display-name="Normale 2 2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7" style:display-name="Normale 2 2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8" style:display-name="Normale 2 2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19" style:display-name="Normale 2 2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" style:display-name="Normale 2 2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0" style:display-name="Normale 2 2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1" style:display-name="Normale 2 2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2" style:display-name="Normale 2 2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3" style:display-name="Normale 2 2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4" style:display-name="Normale 2 2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5" style:display-name="Normale 2 2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6" style:display-name="Normale 2 2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7" style:display-name="Normale 2 2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8" style:display-name="Normale 2 2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29" style:display-name="Normale 2 2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" style:display-name="Normale 2 2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0" style:display-name="Normale 2 2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1" style:display-name="Normale 2 2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2" style:display-name="Normale 2 2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3" style:display-name="Normale 2 2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4" style:display-name="Normale 2 2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5" style:display-name="Normale 2 2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6" style:display-name="Normale 2 2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7" style:display-name="Normale 2 2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8" style:display-name="Normale 2 2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39" style:display-name="Normale 2 2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" style:display-name="Normale 2 2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0" style:display-name="Normale 2 2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1" style:display-name="Normale 2 2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2" style:display-name="Normale 2 2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3" style:display-name="Normale 2 2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4" style:display-name="Normale 2 2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5" style:display-name="Normale 2 2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6" style:display-name="Normale 2 2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7" style:display-name="Normale 2 2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8" style:display-name="Normale 2 2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49" style:display-name="Normale 2 2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" style:display-name="Normale 2 2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0" style:display-name="Normale 2 2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1" style:display-name="Normale 2 2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2" style:display-name="Normale 2 2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3" style:display-name="Normale 2 2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4" style:display-name="Normale 2 2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5" style:display-name="Normale 2 2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6" style:display-name="Normale 2 2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7" style:display-name="Normale 2 2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8" style:display-name="Normale 2 2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59" style:display-name="Normale 2 2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" style:display-name="Normale 2 2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0" style:display-name="Normale 2 2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1" style:display-name="Normale 2 2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2" style:display-name="Normale 2 2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3" style:display-name="Normale 2 2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4" style:display-name="Normale 2 2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5" style:display-name="Normale 2 2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6" style:display-name="Normale 2 2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7" style:display-name="Normale 2 2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8" style:display-name="Normale 2 2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69" style:display-name="Normale 2 2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" style:display-name="Normale 2 2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0" style:display-name="Normale 2 2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1" style:display-name="Normale 2 2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2" style:display-name="Normale 2 2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3" style:display-name="Normale 2 2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4" style:display-name="Normale 2 2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5" style:display-name="Normale 2 2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6" style:display-name="Normale 2 2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7" style:display-name="Normale 2 2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8" style:display-name="Normale 2 2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79" style:display-name="Normale 2 2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" style:display-name="Normale 2 2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0" style:display-name="Normale 2 2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1" style:display-name="Normale 2 2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2" style:display-name="Normale 2 2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3" style:display-name="Normale 2 2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4" style:display-name="Normale 2 2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5" style:display-name="Normale 2 2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6" style:display-name="Normale 2 2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7" style:display-name="Normale 2 2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8" style:display-name="Normale 2 2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89" style:display-name="Normale 2 2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" style:display-name="Normale 2 2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0" style:display-name="Normale 2 2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1" style:display-name="Normale 2 2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2" style:display-name="Normale 2 2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3" style:display-name="Normale 2 2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4" style:display-name="Normale 2 2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5" style:display-name="Normale 2 2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6" style:display-name="Normale 2 2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7" style:display-name="Normale 2 2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8" style:display-name="Normale 2 2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_32_99" style:display-name="Normale 2 2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" style:display-name="Normale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" style:display-name="Normale 2 2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0" style:display-name="Normale 2 2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1" style:display-name="Normale 2 2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2" style:display-name="Normale 2 2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3" style:display-name="Normale 2 2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4" style:display-name="Normale 2 2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5" style:display-name="Normale 2 2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6" style:display-name="Normale 2 2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7" style:display-name="Normale 2 2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8" style:display-name="Normale 2 2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09" style:display-name="Normale 2 2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" style:display-name="Normale 2 2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0" style:display-name="Normale 2 2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1" style:display-name="Normale 2 2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2" style:display-name="Normale 2 2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3" style:display-name="Normale 2 2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4" style:display-name="Normale 2 2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5" style:display-name="Normale 2 2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6" style:display-name="Normale 2 2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7" style:display-name="Normale 2 2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8" style:display-name="Normale 2 2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19" style:display-name="Normale 2 2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" style:display-name="Normale 2 2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0" style:display-name="Normale 2 2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1" style:display-name="Normale 2 2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2" style:display-name="Normale 2 2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3" style:display-name="Normale 2 2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4" style:display-name="Normale 2 2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5" style:display-name="Normale 2 2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6" style:display-name="Normale 2 2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7" style:display-name="Normale 2 2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8" style:display-name="Normale 2 2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29" style:display-name="Normale 2 2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" style:display-name="Normale 2 2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0" style:display-name="Normale 2 2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1" style:display-name="Normale 2 2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2" style:display-name="Normale 2 2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3" style:display-name="Normale 2 2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4" style:display-name="Normale 2 2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5" style:display-name="Normale 2 2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6" style:display-name="Normale 2 2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7" style:display-name="Normale 2 2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8" style:display-name="Normale 2 2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39" style:display-name="Normale 2 2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" style:display-name="Normale 2 2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0" style:display-name="Normale 2 2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1" style:display-name="Normale 2 2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42" style:display-name="Normale 2 2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5" style:display-name="Normale 2 2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6" style:display-name="Normale 2 2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7" style:display-name="Normale 2 2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8" style:display-name="Normale 2 2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19" style:display-name="Normale 2 2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" style:display-name="Normale 2 2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0" style:display-name="Normale 2 2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1" style:display-name="Normale 2 2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2" style:display-name="Normale 2 2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3" style:display-name="Normale 2 2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4" style:display-name="Normale 2 2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5" style:display-name="Normale 2 2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6" style:display-name="Normale 2 2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7" style:display-name="Normale 2 2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8" style:display-name="Normale 2 2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29" style:display-name="Normale 2 2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" style:display-name="Normale 2 2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0" style:display-name="Normale 2 2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1" style:display-name="Normale 2 2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2" style:display-name="Normale 2 2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3" style:display-name="Normale 2 2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4" style:display-name="Normale 2 2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5" style:display-name="Normale 2 2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6" style:display-name="Normale 2 2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7" style:display-name="Normale 2 2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8" style:display-name="Normale 2 2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39" style:display-name="Normale 2 2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" style:display-name="Normale 2 2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0" style:display-name="Normale 2 2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1" style:display-name="Normale 2 2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2" style:display-name="Normale 2 2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3" style:display-name="Normale 2 2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4" style:display-name="Normale 2 2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5" style:display-name="Normale 2 2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6" style:display-name="Normale 2 2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7" style:display-name="Normale 2 2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8" style:display-name="Normale 2 2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49" style:display-name="Normale 2 2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" style:display-name="Normale 2 2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0" style:display-name="Normale 2 2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1" style:display-name="Normale 2 2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2" style:display-name="Normale 2 2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3" style:display-name="Normale 2 2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4" style:display-name="Normale 2 2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5" style:display-name="Normale 2 2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6" style:display-name="Normale 2 2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7" style:display-name="Normale 2 2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8" style:display-name="Normale 2 2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59" style:display-name="Normale 2 2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" style:display-name="Normale 2 2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0" style:display-name="Normale 2 2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1" style:display-name="Normale 2 2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2" style:display-name="Normale 2 2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3" style:display-name="Normale 2 2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4" style:display-name="Normale 2 2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5" style:display-name="Normale 2 2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6" style:display-name="Normale 2 2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7" style:display-name="Normale 2 2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8" style:display-name="Normale 2 2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69" style:display-name="Normale 2 2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" style:display-name="Normale 2 2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0" style:display-name="Normale 2 2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1" style:display-name="Normale 2 2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2" style:display-name="Normale 2 2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3" style:display-name="Normale 2 2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4" style:display-name="Normale 2 2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5" style:display-name="Normale 2 2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6" style:display-name="Normale 2 2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7" style:display-name="Normale 2 2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8" style:display-name="Normale 2 2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79" style:display-name="Normale 2 2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" style:display-name="Normale 2 2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0" style:display-name="Normale 2 2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1" style:display-name="Normale 2 2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2" style:display-name="Normale 2 2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3" style:display-name="Normale 2 2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4" style:display-name="Normale 2 2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5" style:display-name="Normale 2 2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6" style:display-name="Normale 2 2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7" style:display-name="Normale 2 2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8" style:display-name="Normale 2 2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89" style:display-name="Normale 2 2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" style:display-name="Normale 2 2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0" style:display-name="Normale 2 2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1" style:display-name="Normale 2 2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2" style:display-name="Normale 2 2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3" style:display-name="Normale 2 2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4" style:display-name="Normale 2 2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5" style:display-name="Normale 2 2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6" style:display-name="Normale 2 2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7" style:display-name="Normale 2 2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8" style:display-name="Normale 2 2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_32_99" style:display-name="Normale 2 2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" style:display-name="Normale 2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2" style:display-name="Normale 2 2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3" style:display-name="Normale 2 2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4" style:display-name="Normale 2 2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5" style:display-name="Normale 2 2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5_32_6" style:display-name="Normale 2 2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" style:display-name="Normale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" style:display-name="Normale 2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0" style:display-name="Normale 2 3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1" style:display-name="Normale 2 3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2" style:display-name="Normale 2 3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3" style:display-name="Normale 2 3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4" style:display-name="Normale 2 3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5" style:display-name="Normale 2 3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6" style:display-name="Normale 2 3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7" style:display-name="Normale 2 3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8" style:display-name="Normale 2 3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09" style:display-name="Normale 2 3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" style:display-name="Normale 2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0" style:display-name="Normale 2 3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1" style:display-name="Normale 2 3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2" style:display-name="Normale 2 3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3" style:display-name="Normale 2 3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4" style:display-name="Normale 2 3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5" style:display-name="Normale 2 3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6" style:display-name="Normale 2 3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7" style:display-name="Normale 2 3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8" style:display-name="Normale 2 3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19" style:display-name="Normale 2 3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" style:display-name="Normale 2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0" style:display-name="Normale 2 3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1" style:display-name="Normale 2 3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2" style:display-name="Normale 2 3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3" style:display-name="Normale 2 3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4" style:display-name="Normale 2 3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5" style:display-name="Normale 2 3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6" style:display-name="Normale 2 3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7" style:display-name="Normale 2 3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8" style:display-name="Normale 2 3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29" style:display-name="Normale 2 3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" style:display-name="Normale 2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0" style:display-name="Normale 2 3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1" style:display-name="Normale 2 3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2" style:display-name="Normale 2 3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3" style:display-name="Normale 2 3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4" style:display-name="Normale 2 3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5" style:display-name="Normale 2 3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6" style:display-name="Normale 2 3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7" style:display-name="Normale 2 3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8" style:display-name="Normale 2 3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39" style:display-name="Normale 2 3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" style:display-name="Normale 2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0" style:display-name="Normale 2 3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1" style:display-name="Normale 2 3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42" style:display-name="Normale 2 3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5" style:display-name="Normale 2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6" style:display-name="Normale 2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7" style:display-name="Normale 2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8" style:display-name="Normale 2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19" style:display-name="Normale 2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" style:display-name="Normale 2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0" style:display-name="Normale 2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1" style:display-name="Normale 2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2" style:display-name="Normale 2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3" style:display-name="Normale 2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4" style:display-name="Normale 2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5" style:display-name="Normale 2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6" style:display-name="Normale 2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7" style:display-name="Normale 2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8" style:display-name="Normale 2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29" style:display-name="Normale 2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" style:display-name="Normale 2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0" style:display-name="Normale 2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1" style:display-name="Normale 2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2" style:display-name="Normale 2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3" style:display-name="Normale 2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4" style:display-name="Normale 2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5" style:display-name="Normale 2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6" style:display-name="Normale 2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7" style:display-name="Normale 2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8" style:display-name="Normale 2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39" style:display-name="Normale 2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" style:display-name="Normale 2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0" style:display-name="Normale 2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1" style:display-name="Normale 2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2" style:display-name="Normale 2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3" style:display-name="Normale 2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4" style:display-name="Normale 2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5" style:display-name="Normale 2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6" style:display-name="Normale 2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7" style:display-name="Normale 2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8" style:display-name="Normale 2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49" style:display-name="Normale 2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" style:display-name="Normale 2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0" style:display-name="Normale 2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1" style:display-name="Normale 2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2" style:display-name="Normale 2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3" style:display-name="Normale 2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4" style:display-name="Normale 2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5" style:display-name="Normale 2 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6" style:display-name="Normale 2 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7" style:display-name="Normale 2 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8" style:display-name="Normale 2 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59" style:display-name="Normale 2 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" style:display-name="Normale 2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0" style:display-name="Normale 2 3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1" style:display-name="Normale 2 3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2" style:display-name="Normale 2 3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3" style:display-name="Normale 2 3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4" style:display-name="Normale 2 3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5" style:display-name="Normale 2 3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6" style:display-name="Normale 2 3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7" style:display-name="Normale 2 3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8" style:display-name="Normale 2 3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69" style:display-name="Normale 2 3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" style:display-name="Normale 2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0" style:display-name="Normale 2 3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1" style:display-name="Normale 2 3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2" style:display-name="Normale 2 3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3" style:display-name="Normale 2 3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4" style:display-name="Normale 2 3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5" style:display-name="Normale 2 3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6" style:display-name="Normale 2 3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7" style:display-name="Normale 2 3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8" style:display-name="Normale 2 3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79" style:display-name="Normale 2 3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" style:display-name="Normale 2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0" style:display-name="Normale 2 3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1" style:display-name="Normale 2 3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2" style:display-name="Normale 2 3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3" style:display-name="Normale 2 3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4" style:display-name="Normale 2 3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5" style:display-name="Normale 2 3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6" style:display-name="Normale 2 3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7" style:display-name="Normale 2 3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8" style:display-name="Normale 2 3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89" style:display-name="Normale 2 3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" style:display-name="Normale 2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0" style:display-name="Normale 2 3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1" style:display-name="Normale 2 3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2" style:display-name="Normale 2 3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3" style:display-name="Normale 2 3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4" style:display-name="Normale 2 3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5" style:display-name="Normale 2 3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6" style:display-name="Normale 2 3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7" style:display-name="Normale 2 3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8" style:display-name="Normale 2 3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_32_99" style:display-name="Normale 2 3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" style:display-name="Normale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" style:display-name="Normale 2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0" style:display-name="Normale 2 4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1" style:display-name="Normale 2 4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2" style:display-name="Normale 2 4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3" style:display-name="Normale 2 4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4" style:display-name="Normale 2 4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5" style:display-name="Normale 2 4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6" style:display-name="Normale 2 4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7" style:display-name="Normale 2 4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8" style:display-name="Normale 2 4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09" style:display-name="Normale 2 4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" style:display-name="Normale 2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0" style:display-name="Normale 2 4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1" style:display-name="Normale 2 4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2" style:display-name="Normale 2 4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3" style:display-name="Normale 2 4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4" style:display-name="Normale 2 4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5" style:display-name="Normale 2 4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6" style:display-name="Normale 2 4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7" style:display-name="Normale 2 4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8" style:display-name="Normale 2 4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19" style:display-name="Normale 2 4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" style:display-name="Normale 2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0" style:display-name="Normale 2 4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1" style:display-name="Normale 2 4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2" style:display-name="Normale 2 4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3" style:display-name="Normale 2 4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4" style:display-name="Normale 2 4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5" style:display-name="Normale 2 4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6" style:display-name="Normale 2 4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7" style:display-name="Normale 2 4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8" style:display-name="Normale 2 4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29" style:display-name="Normale 2 4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" style:display-name="Normale 2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0" style:display-name="Normale 2 4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1" style:display-name="Normale 2 4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2" style:display-name="Normale 2 4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3" style:display-name="Normale 2 4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4" style:display-name="Normale 2 4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5" style:display-name="Normale 2 4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6" style:display-name="Normale 2 4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7" style:display-name="Normale 2 4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8" style:display-name="Normale 2 4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39" style:display-name="Normale 2 4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" style:display-name="Normale 2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0" style:display-name="Normale 2 4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1" style:display-name="Normale 2 4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42" style:display-name="Normale 2 4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5" style:display-name="Normale 2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6" style:display-name="Normale 2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7" style:display-name="Normale 2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8" style:display-name="Normale 2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19" style:display-name="Normale 2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" style:display-name="Normale 2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0" style:display-name="Normale 2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1" style:display-name="Normale 2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2" style:display-name="Normale 2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3" style:display-name="Normale 2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4" style:display-name="Normale 2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5" style:display-name="Normale 2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6" style:display-name="Normale 2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7" style:display-name="Normale 2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8" style:display-name="Normale 2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29" style:display-name="Normale 2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" style:display-name="Normale 2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0" style:display-name="Normale 2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1" style:display-name="Normale 2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2" style:display-name="Normale 2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3" style:display-name="Normale 2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4" style:display-name="Normale 2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5" style:display-name="Normale 2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6" style:display-name="Normale 2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7" style:display-name="Normale 2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8" style:display-name="Normale 2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39" style:display-name="Normale 2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" style:display-name="Normale 2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0" style:display-name="Normale 2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1" style:display-name="Normale 2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2" style:display-name="Normale 2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3" style:display-name="Normale 2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4" style:display-name="Normale 2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5" style:display-name="Normale 2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6" style:display-name="Normale 2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7" style:display-name="Normale 2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8" style:display-name="Normale 2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49" style:display-name="Normale 2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" style:display-name="Normale 2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0" style:display-name="Normale 2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1" style:display-name="Normale 2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2" style:display-name="Normale 2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3" style:display-name="Normale 2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4" style:display-name="Normale 2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5" style:display-name="Normale 2 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6" style:display-name="Normale 2 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7" style:display-name="Normale 2 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8" style:display-name="Normale 2 4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59" style:display-name="Normale 2 4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" style:display-name="Normale 2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0" style:display-name="Normale 2 4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1" style:display-name="Normale 2 4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2" style:display-name="Normale 2 4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3" style:display-name="Normale 2 4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4" style:display-name="Normale 2 4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5" style:display-name="Normale 2 4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6" style:display-name="Normale 2 4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7" style:display-name="Normale 2 4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8" style:display-name="Normale 2 4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69" style:display-name="Normale 2 4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" style:display-name="Normale 2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0" style:display-name="Normale 2 4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1" style:display-name="Normale 2 4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2" style:display-name="Normale 2 4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3" style:display-name="Normale 2 4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4" style:display-name="Normale 2 4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5" style:display-name="Normale 2 4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6" style:display-name="Normale 2 4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7" style:display-name="Normale 2 4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8" style:display-name="Normale 2 4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79" style:display-name="Normale 2 4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" style:display-name="Normale 2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0" style:display-name="Normale 2 4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1" style:display-name="Normale 2 4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2" style:display-name="Normale 2 4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3" style:display-name="Normale 2 4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4" style:display-name="Normale 2 4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5" style:display-name="Normale 2 4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6" style:display-name="Normale 2 4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7" style:display-name="Normale 2 4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8" style:display-name="Normale 2 4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89" style:display-name="Normale 2 4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" style:display-name="Normale 2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0" style:display-name="Normale 2 4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1" style:display-name="Normale 2 4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2" style:display-name="Normale 2 4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3" style:display-name="Normale 2 4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4" style:display-name="Normale 2 4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5" style:display-name="Normale 2 4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6" style:display-name="Normale 2 4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7" style:display-name="Normale 2 4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8" style:display-name="Normale 2 4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_32_99" style:display-name="Normale 2 4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" style:display-name="Normale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" style:display-name="Normale 2 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0" style:display-name="Normale 2 5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1" style:display-name="Normale 2 5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2" style:display-name="Normale 2 5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3" style:display-name="Normale 2 5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4" style:display-name="Normale 2 5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5" style:display-name="Normale 2 5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6" style:display-name="Normale 2 5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7" style:display-name="Normale 2 5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8" style:display-name="Normale 2 5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09" style:display-name="Normale 2 5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" style:display-name="Normale 2 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0" style:display-name="Normale 2 5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1" style:display-name="Normale 2 5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2" style:display-name="Normale 2 5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3" style:display-name="Normale 2 5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4" style:display-name="Normale 2 5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5" style:display-name="Normale 2 5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6" style:display-name="Normale 2 5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7" style:display-name="Normale 2 5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8" style:display-name="Normale 2 5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19" style:display-name="Normale 2 5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" style:display-name="Normale 2 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0" style:display-name="Normale 2 5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1" style:display-name="Normale 2 5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2" style:display-name="Normale 2 5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3" style:display-name="Normale 2 5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4" style:display-name="Normale 2 5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5" style:display-name="Normale 2 5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6" style:display-name="Normale 2 5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7" style:display-name="Normale 2 5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8" style:display-name="Normale 2 5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29" style:display-name="Normale 2 5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" style:display-name="Normale 2 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0" style:display-name="Normale 2 5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1" style:display-name="Normale 2 5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2" style:display-name="Normale 2 5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3" style:display-name="Normale 2 5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4" style:display-name="Normale 2 5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5" style:display-name="Normale 2 5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6" style:display-name="Normale 2 5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7" style:display-name="Normale 2 5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8" style:display-name="Normale 2 5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39" style:display-name="Normale 2 5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" style:display-name="Normale 2 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0" style:display-name="Normale 2 5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1" style:display-name="Normale 2 5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42" style:display-name="Normale 2 5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5" style:display-name="Normale 2 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6" style:display-name="Normale 2 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7" style:display-name="Normale 2 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8" style:display-name="Normale 2 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19" style:display-name="Normale 2 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" style:display-name="Normale 2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0" style:display-name="Normale 2 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1" style:display-name="Normale 2 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2" style:display-name="Normale 2 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3" style:display-name="Normale 2 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4" style:display-name="Normale 2 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5" style:display-name="Normale 2 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6" style:display-name="Normale 2 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7" style:display-name="Normale 2 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8" style:display-name="Normale 2 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29" style:display-name="Normale 2 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" style:display-name="Normale 2 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0" style:display-name="Normale 2 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1" style:display-name="Normale 2 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2" style:display-name="Normale 2 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3" style:display-name="Normale 2 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4" style:display-name="Normale 2 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5" style:display-name="Normale 2 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6" style:display-name="Normale 2 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7" style:display-name="Normale 2 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8" style:display-name="Normale 2 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39" style:display-name="Normale 2 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" style:display-name="Normale 2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0" style:display-name="Normale 2 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1" style:display-name="Normale 2 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2" style:display-name="Normale 2 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3" style:display-name="Normale 2 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4" style:display-name="Normale 2 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5" style:display-name="Normale 2 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6" style:display-name="Normale 2 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7" style:display-name="Normale 2 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8" style:display-name="Normale 2 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49" style:display-name="Normale 2 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" style:display-name="Normale 2 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0" style:display-name="Normale 2 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1" style:display-name="Normale 2 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2" style:display-name="Normale 2 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3" style:display-name="Normale 2 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4" style:display-name="Normale 2 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5" style:display-name="Normale 2 5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6" style:display-name="Normale 2 5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7" style:display-name="Normale 2 5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8" style:display-name="Normale 2 5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59" style:display-name="Normale 2 5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" style:display-name="Normale 2 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0" style:display-name="Normale 2 5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1" style:display-name="Normale 2 5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2" style:display-name="Normale 2 5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3" style:display-name="Normale 2 5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4" style:display-name="Normale 2 5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5" style:display-name="Normale 2 5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6" style:display-name="Normale 2 5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7" style:display-name="Normale 2 5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8" style:display-name="Normale 2 5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69" style:display-name="Normale 2 5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" style:display-name="Normale 2 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0" style:display-name="Normale 2 5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1" style:display-name="Normale 2 5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2" style:display-name="Normale 2 5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3" style:display-name="Normale 2 5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4" style:display-name="Normale 2 5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5" style:display-name="Normale 2 5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6" style:display-name="Normale 2 5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7" style:display-name="Normale 2 5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8" style:display-name="Normale 2 5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79" style:display-name="Normale 2 5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" style:display-name="Normale 2 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0" style:display-name="Normale 2 5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1" style:display-name="Normale 2 5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2" style:display-name="Normale 2 5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3" style:display-name="Normale 2 5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4" style:display-name="Normale 2 5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5" style:display-name="Normale 2 5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6" style:display-name="Normale 2 5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7" style:display-name="Normale 2 5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8" style:display-name="Normale 2 5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89" style:display-name="Normale 2 5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" style:display-name="Normale 2 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0" style:display-name="Normale 2 5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1" style:display-name="Normale 2 5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2" style:display-name="Normale 2 5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3" style:display-name="Normale 2 5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4" style:display-name="Normale 2 5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5" style:display-name="Normale 2 5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6" style:display-name="Normale 2 5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7" style:display-name="Normale 2 5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8" style:display-name="Normale 2 5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_32_99" style:display-name="Normale 2 5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" style:display-name="Normale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" style:display-name="Normale 2 6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0" style:display-name="Normale 2 6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1" style:display-name="Normale 2 6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2" style:display-name="Normale 2 6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3" style:display-name="Normale 2 6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4" style:display-name="Normale 2 6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5" style:display-name="Normale 2 6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6" style:display-name="Normale 2 6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7" style:display-name="Normale 2 6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8" style:display-name="Normale 2 6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09" style:display-name="Normale 2 6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" style:display-name="Normale 2 6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0" style:display-name="Normale 2 6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1" style:display-name="Normale 2 6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2" style:display-name="Normale 2 6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3" style:display-name="Normale 2 6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4" style:display-name="Normale 2 6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5" style:display-name="Normale 2 6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6" style:display-name="Normale 2 6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7" style:display-name="Normale 2 6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8" style:display-name="Normale 2 6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19" style:display-name="Normale 2 6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" style:display-name="Normale 2 6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0" style:display-name="Normale 2 6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1" style:display-name="Normale 2 6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2" style:display-name="Normale 2 6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3" style:display-name="Normale 2 6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4" style:display-name="Normale 2 6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5" style:display-name="Normale 2 6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6" style:display-name="Normale 2 6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7" style:display-name="Normale 2 6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8" style:display-name="Normale 2 6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29" style:display-name="Normale 2 6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" style:display-name="Normale 2 6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0" style:display-name="Normale 2 6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1" style:display-name="Normale 2 6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2" style:display-name="Normale 2 6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3" style:display-name="Normale 2 6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4" style:display-name="Normale 2 6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5" style:display-name="Normale 2 6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6" style:display-name="Normale 2 6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7" style:display-name="Normale 2 6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8" style:display-name="Normale 2 6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39" style:display-name="Normale 2 6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" style:display-name="Normale 2 6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0" style:display-name="Normale 2 6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1" style:display-name="Normale 2 6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42" style:display-name="Normale 2 6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5" style:display-name="Normale 2 6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6" style:display-name="Normale 2 6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7" style:display-name="Normale 2 6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8" style:display-name="Normale 2 6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19" style:display-name="Normale 2 6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" style:display-name="Normale 2 6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0" style:display-name="Normale 2 6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1" style:display-name="Normale 2 6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2" style:display-name="Normale 2 6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3" style:display-name="Normale 2 6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4" style:display-name="Normale 2 6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5" style:display-name="Normale 2 6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6" style:display-name="Normale 2 6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7" style:display-name="Normale 2 6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8" style:display-name="Normale 2 6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29" style:display-name="Normale 2 6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" style:display-name="Normale 2 6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0" style:display-name="Normale 2 6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1" style:display-name="Normale 2 6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2" style:display-name="Normale 2 6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3" style:display-name="Normale 2 6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4" style:display-name="Normale 2 6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5" style:display-name="Normale 2 6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6" style:display-name="Normale 2 6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7" style:display-name="Normale 2 6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8" style:display-name="Normale 2 6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39" style:display-name="Normale 2 6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" style:display-name="Normale 2 6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0" style:display-name="Normale 2 6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1" style:display-name="Normale 2 6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2" style:display-name="Normale 2 6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3" style:display-name="Normale 2 6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4" style:display-name="Normale 2 6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5" style:display-name="Normale 2 6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6" style:display-name="Normale 2 6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7" style:display-name="Normale 2 6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8" style:display-name="Normale 2 6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49" style:display-name="Normale 2 6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" style:display-name="Normale 2 6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0" style:display-name="Normale 2 6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1" style:display-name="Normale 2 6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2" style:display-name="Normale 2 6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3" style:display-name="Normale 2 6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4" style:display-name="Normale 2 6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5" style:display-name="Normale 2 6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6" style:display-name="Normale 2 6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7" style:display-name="Normale 2 6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8" style:display-name="Normale 2 6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59" style:display-name="Normale 2 6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" style:display-name="Normale 2 6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0" style:display-name="Normale 2 6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1" style:display-name="Normale 2 6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2" style:display-name="Normale 2 6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3" style:display-name="Normale 2 6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4" style:display-name="Normale 2 6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5" style:display-name="Normale 2 6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6" style:display-name="Normale 2 6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7" style:display-name="Normale 2 6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8" style:display-name="Normale 2 6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69" style:display-name="Normale 2 6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" style:display-name="Normale 2 6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0" style:display-name="Normale 2 6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1" style:display-name="Normale 2 6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2" style:display-name="Normale 2 6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3" style:display-name="Normale 2 6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4" style:display-name="Normale 2 6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5" style:display-name="Normale 2 6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6" style:display-name="Normale 2 6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7" style:display-name="Normale 2 6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8" style:display-name="Normale 2 6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79" style:display-name="Normale 2 6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" style:display-name="Normale 2 6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0" style:display-name="Normale 2 6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1" style:display-name="Normale 2 6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2" style:display-name="Normale 2 6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3" style:display-name="Normale 2 6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4" style:display-name="Normale 2 6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5" style:display-name="Normale 2 6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6" style:display-name="Normale 2 6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7" style:display-name="Normale 2 6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8" style:display-name="Normale 2 6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89" style:display-name="Normale 2 6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" style:display-name="Normale 2 6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0" style:display-name="Normale 2 6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1" style:display-name="Normale 2 6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2" style:display-name="Normale 2 6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3" style:display-name="Normale 2 6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4" style:display-name="Normale 2 6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5" style:display-name="Normale 2 6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6" style:display-name="Normale 2 6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7" style:display-name="Normale 2 6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8" style:display-name="Normale 2 6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_32_99" style:display-name="Normale 2 6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" style:display-name="Normale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" style:display-name="Normale 2 7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0" style:display-name="Normale 2 7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1" style:display-name="Normale 2 7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2" style:display-name="Normale 2 7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3" style:display-name="Normale 2 7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4" style:display-name="Normale 2 7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5" style:display-name="Normale 2 7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6" style:display-name="Normale 2 7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7" style:display-name="Normale 2 7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8" style:display-name="Normale 2 7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09" style:display-name="Normale 2 7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" style:display-name="Normale 2 7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0" style:display-name="Normale 2 7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1" style:display-name="Normale 2 7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2" style:display-name="Normale 2 7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3" style:display-name="Normale 2 7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4" style:display-name="Normale 2 7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5" style:display-name="Normale 2 7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6" style:display-name="Normale 2 7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7" style:display-name="Normale 2 7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8" style:display-name="Normale 2 7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19" style:display-name="Normale 2 7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" style:display-name="Normale 2 7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0" style:display-name="Normale 2 7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1" style:display-name="Normale 2 7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2" style:display-name="Normale 2 7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3" style:display-name="Normale 2 7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4" style:display-name="Normale 2 7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5" style:display-name="Normale 2 7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6" style:display-name="Normale 2 7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7" style:display-name="Normale 2 7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8" style:display-name="Normale 2 7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29" style:display-name="Normale 2 7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" style:display-name="Normale 2 7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0" style:display-name="Normale 2 7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1" style:display-name="Normale 2 7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2" style:display-name="Normale 2 7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3" style:display-name="Normale 2 7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4" style:display-name="Normale 2 7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5" style:display-name="Normale 2 7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6" style:display-name="Normale 2 7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7" style:display-name="Normale 2 7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8" style:display-name="Normale 2 7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39" style:display-name="Normale 2 7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" style:display-name="Normale 2 7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0" style:display-name="Normale 2 7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1" style:display-name="Normale 2 7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42" style:display-name="Normale 2 7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5" style:display-name="Normale 2 7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6" style:display-name="Normale 2 7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7" style:display-name="Normale 2 7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8" style:display-name="Normale 2 7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19" style:display-name="Normale 2 7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" style:display-name="Normale 2 7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0" style:display-name="Normale 2 7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1" style:display-name="Normale 2 7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2" style:display-name="Normale 2 7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3" style:display-name="Normale 2 7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4" style:display-name="Normale 2 7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5" style:display-name="Normale 2 7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6" style:display-name="Normale 2 7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7" style:display-name="Normale 2 7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8" style:display-name="Normale 2 7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29" style:display-name="Normale 2 7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" style:display-name="Normale 2 7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0" style:display-name="Normale 2 7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1" style:display-name="Normale 2 7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2" style:display-name="Normale 2 7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3" style:display-name="Normale 2 7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4" style:display-name="Normale 2 7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5" style:display-name="Normale 2 7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6" style:display-name="Normale 2 7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7" style:display-name="Normale 2 7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8" style:display-name="Normale 2 7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39" style:display-name="Normale 2 7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" style:display-name="Normale 2 7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0" style:display-name="Normale 2 7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1" style:display-name="Normale 2 7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2" style:display-name="Normale 2 7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3" style:display-name="Normale 2 7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4" style:display-name="Normale 2 7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5" style:display-name="Normale 2 7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6" style:display-name="Normale 2 7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7" style:display-name="Normale 2 7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8" style:display-name="Normale 2 7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49" style:display-name="Normale 2 7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" style:display-name="Normale 2 7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0" style:display-name="Normale 2 7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1" style:display-name="Normale 2 7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2" style:display-name="Normale 2 7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3" style:display-name="Normale 2 7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4" style:display-name="Normale 2 7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5" style:display-name="Normale 2 7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6" style:display-name="Normale 2 7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7" style:display-name="Normale 2 7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8" style:display-name="Normale 2 7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59" style:display-name="Normale 2 7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" style:display-name="Normale 2 7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0" style:display-name="Normale 2 7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1" style:display-name="Normale 2 7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2" style:display-name="Normale 2 7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3" style:display-name="Normale 2 7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4" style:display-name="Normale 2 7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5" style:display-name="Normale 2 7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6" style:display-name="Normale 2 7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7" style:display-name="Normale 2 7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8" style:display-name="Normale 2 7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69" style:display-name="Normale 2 7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" style:display-name="Normale 2 7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0" style:display-name="Normale 2 7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1" style:display-name="Normale 2 7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2" style:display-name="Normale 2 7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3" style:display-name="Normale 2 7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4" style:display-name="Normale 2 7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5" style:display-name="Normale 2 7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6" style:display-name="Normale 2 7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7" style:display-name="Normale 2 7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8" style:display-name="Normale 2 7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79" style:display-name="Normale 2 7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" style:display-name="Normale 2 7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0" style:display-name="Normale 2 7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1" style:display-name="Normale 2 7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2" style:display-name="Normale 2 7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3" style:display-name="Normale 2 7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4" style:display-name="Normale 2 7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5" style:display-name="Normale 2 7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6" style:display-name="Normale 2 7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7" style:display-name="Normale 2 7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8" style:display-name="Normale 2 7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89" style:display-name="Normale 2 7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" style:display-name="Normale 2 7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0" style:display-name="Normale 2 7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1" style:display-name="Normale 2 7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2" style:display-name="Normale 2 7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3" style:display-name="Normale 2 7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4" style:display-name="Normale 2 7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5" style:display-name="Normale 2 7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6" style:display-name="Normale 2 7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7" style:display-name="Normale 2 7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8" style:display-name="Normale 2 7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_32_99" style:display-name="Normale 2 7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" style:display-name="Normale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" style:display-name="Normale 2 8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0" style:display-name="Normale 2 8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1" style:display-name="Normale 2 8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2" style:display-name="Normale 2 8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3" style:display-name="Normale 2 8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4" style:display-name="Normale 2 8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5" style:display-name="Normale 2 8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6" style:display-name="Normale 2 8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7" style:display-name="Normale 2 8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8" style:display-name="Normale 2 8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09" style:display-name="Normale 2 8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" style:display-name="Normale 2 8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0" style:display-name="Normale 2 8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1" style:display-name="Normale 2 8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2" style:display-name="Normale 2 8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3" style:display-name="Normale 2 8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4" style:display-name="Normale 2 8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5" style:display-name="Normale 2 8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6" style:display-name="Normale 2 8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7" style:display-name="Normale 2 8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8" style:display-name="Normale 2 8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19" style:display-name="Normale 2 8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" style:display-name="Normale 2 8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0" style:display-name="Normale 2 8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1" style:display-name="Normale 2 8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2" style:display-name="Normale 2 8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3" style:display-name="Normale 2 8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4" style:display-name="Normale 2 8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5" style:display-name="Normale 2 8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6" style:display-name="Normale 2 8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7" style:display-name="Normale 2 8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8" style:display-name="Normale 2 8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29" style:display-name="Normale 2 8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" style:display-name="Normale 2 8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0" style:display-name="Normale 2 8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1" style:display-name="Normale 2 8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2" style:display-name="Normale 2 8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3" style:display-name="Normale 2 8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4" style:display-name="Normale 2 8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5" style:display-name="Normale 2 8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6" style:display-name="Normale 2 8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7" style:display-name="Normale 2 8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8" style:display-name="Normale 2 8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39" style:display-name="Normale 2 8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" style:display-name="Normale 2 8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0" style:display-name="Normale 2 8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1" style:display-name="Normale 2 8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42" style:display-name="Normale 2 8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5" style:display-name="Normale 2 8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6" style:display-name="Normale 2 8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7" style:display-name="Normale 2 8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8" style:display-name="Normale 2 8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19" style:display-name="Normale 2 8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" style:display-name="Normale 2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0" style:display-name="Normale 2 8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1" style:display-name="Normale 2 8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2" style:display-name="Normale 2 8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3" style:display-name="Normale 2 8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4" style:display-name="Normale 2 8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5" style:display-name="Normale 2 8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6" style:display-name="Normale 2 8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7" style:display-name="Normale 2 8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8" style:display-name="Normale 2 8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29" style:display-name="Normale 2 8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" style:display-name="Normale 2 8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0" style:display-name="Normale 2 8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1" style:display-name="Normale 2 8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2" style:display-name="Normale 2 8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3" style:display-name="Normale 2 8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4" style:display-name="Normale 2 8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5" style:display-name="Normale 2 8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6" style:display-name="Normale 2 8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7" style:display-name="Normale 2 8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8" style:display-name="Normale 2 8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39" style:display-name="Normale 2 8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" style:display-name="Normale 2 8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0" style:display-name="Normale 2 8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1" style:display-name="Normale 2 8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2" style:display-name="Normale 2 8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3" style:display-name="Normale 2 8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4" style:display-name="Normale 2 8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5" style:display-name="Normale 2 8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6" style:display-name="Normale 2 8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7" style:display-name="Normale 2 8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8" style:display-name="Normale 2 8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49" style:display-name="Normale 2 8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" style:display-name="Normale 2 8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0" style:display-name="Normale 2 8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1" style:display-name="Normale 2 8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2" style:display-name="Normale 2 8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3" style:display-name="Normale 2 8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4" style:display-name="Normale 2 8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5" style:display-name="Normale 2 8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6" style:display-name="Normale 2 8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7" style:display-name="Normale 2 8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8" style:display-name="Normale 2 8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59" style:display-name="Normale 2 8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" style:display-name="Normale 2 8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0" style:display-name="Normale 2 8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1" style:display-name="Normale 2 8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2" style:display-name="Normale 2 8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3" style:display-name="Normale 2 8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4" style:display-name="Normale 2 8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5" style:display-name="Normale 2 8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6" style:display-name="Normale 2 8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7" style:display-name="Normale 2 8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8" style:display-name="Normale 2 8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69" style:display-name="Normale 2 8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" style:display-name="Normale 2 8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0" style:display-name="Normale 2 8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1" style:display-name="Normale 2 8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2" style:display-name="Normale 2 8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3" style:display-name="Normale 2 8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4" style:display-name="Normale 2 8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5" style:display-name="Normale 2 8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6" style:display-name="Normale 2 8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7" style:display-name="Normale 2 8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8" style:display-name="Normale 2 8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79" style:display-name="Normale 2 8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" style:display-name="Normale 2 8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0" style:display-name="Normale 2 8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1" style:display-name="Normale 2 8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2" style:display-name="Normale 2 8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3" style:display-name="Normale 2 8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4" style:display-name="Normale 2 8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5" style:display-name="Normale 2 8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6" style:display-name="Normale 2 8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7" style:display-name="Normale 2 8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8" style:display-name="Normale 2 8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89" style:display-name="Normale 2 8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" style:display-name="Normale 2 8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0" style:display-name="Normale 2 8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1" style:display-name="Normale 2 8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2" style:display-name="Normale 2 8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3" style:display-name="Normale 2 8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4" style:display-name="Normale 2 8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5" style:display-name="Normale 2 8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6" style:display-name="Normale 2 8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7" style:display-name="Normale 2 8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8" style:display-name="Normale 2 8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_32_99" style:display-name="Normale 2 8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" style:display-name="Normale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" style:display-name="Normale 2 9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0" style:display-name="Normale 2 9 10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1" style:display-name="Normale 2 9 1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2" style:display-name="Normale 2 9 10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3" style:display-name="Normale 2 9 10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4" style:display-name="Normale 2 9 10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5" style:display-name="Normale 2 9 10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6" style:display-name="Normale 2 9 10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7" style:display-name="Normale 2 9 10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8" style:display-name="Normale 2 9 10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09" style:display-name="Normale 2 9 10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" style:display-name="Normale 2 9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0" style:display-name="Normale 2 9 1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1" style:display-name="Normale 2 9 1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2" style:display-name="Normale 2 9 1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3" style:display-name="Normale 2 9 1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4" style:display-name="Normale 2 9 1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5" style:display-name="Normale 2 9 1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6" style:display-name="Normale 2 9 1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7" style:display-name="Normale 2 9 1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8" style:display-name="Normale 2 9 1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19" style:display-name="Normale 2 9 1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" style:display-name="Normale 2 9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0" style:display-name="Normale 2 9 1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1" style:display-name="Normale 2 9 1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2" style:display-name="Normale 2 9 1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3" style:display-name="Normale 2 9 1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4" style:display-name="Normale 2 9 1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5" style:display-name="Normale 2 9 1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6" style:display-name="Normale 2 9 1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7" style:display-name="Normale 2 9 1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8" style:display-name="Normale 2 9 1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29" style:display-name="Normale 2 9 1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" style:display-name="Normale 2 9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0" style:display-name="Normale 2 9 1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1" style:display-name="Normale 2 9 1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2" style:display-name="Normale 2 9 1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3" style:display-name="Normale 2 9 1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4" style:display-name="Normale 2 9 1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5" style:display-name="Normale 2 9 1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6" style:display-name="Normale 2 9 1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7" style:display-name="Normale 2 9 1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8" style:display-name="Normale 2 9 1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39" style:display-name="Normale 2 9 1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" style:display-name="Normale 2 9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0" style:display-name="Normale 2 9 1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1" style:display-name="Normale 2 9 1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42" style:display-name="Normale 2 9 1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5" style:display-name="Normale 2 9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6" style:display-name="Normale 2 9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7" style:display-name="Normale 2 9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8" style:display-name="Normale 2 9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19" style:display-name="Normale 2 9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" style:display-name="Normale 2 9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0" style:display-name="Normale 2 9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1" style:display-name="Normale 2 9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2" style:display-name="Normale 2 9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3" style:display-name="Normale 2 9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4" style:display-name="Normale 2 9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5" style:display-name="Normale 2 9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6" style:display-name="Normale 2 9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7" style:display-name="Normale 2 9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8" style:display-name="Normale 2 9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29" style:display-name="Normale 2 9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" style:display-name="Normale 2 9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0" style:display-name="Normale 2 9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1" style:display-name="Normale 2 9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2" style:display-name="Normale 2 9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3" style:display-name="Normale 2 9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4" style:display-name="Normale 2 9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5" style:display-name="Normale 2 9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6" style:display-name="Normale 2 9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7" style:display-name="Normale 2 9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8" style:display-name="Normale 2 9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39" style:display-name="Normale 2 9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" style:display-name="Normale 2 9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0" style:display-name="Normale 2 9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1" style:display-name="Normale 2 9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2" style:display-name="Normale 2 9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3" style:display-name="Normale 2 9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4" style:display-name="Normale 2 9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5" style:display-name="Normale 2 9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6" style:display-name="Normale 2 9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7" style:display-name="Normale 2 9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8" style:display-name="Normale 2 9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49" style:display-name="Normale 2 9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" style:display-name="Normale 2 9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0" style:display-name="Normale 2 9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1" style:display-name="Normale 2 9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2" style:display-name="Normale 2 9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3" style:display-name="Normale 2 9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4" style:display-name="Normale 2 9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5" style:display-name="Normale 2 9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6" style:display-name="Normale 2 9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7" style:display-name="Normale 2 9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8" style:display-name="Normale 2 9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59" style:display-name="Normale 2 9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" style:display-name="Normale 2 9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0" style:display-name="Normale 2 9 6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1" style:display-name="Normale 2 9 6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2" style:display-name="Normale 2 9 6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3" style:display-name="Normale 2 9 6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4" style:display-name="Normale 2 9 6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5" style:display-name="Normale 2 9 6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6" style:display-name="Normale 2 9 6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7" style:display-name="Normale 2 9 6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8" style:display-name="Normale 2 9 6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69" style:display-name="Normale 2 9 6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" style:display-name="Normale 2 9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0" style:display-name="Normale 2 9 7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1" style:display-name="Normale 2 9 7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2" style:display-name="Normale 2 9 7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3" style:display-name="Normale 2 9 7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4" style:display-name="Normale 2 9 7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5" style:display-name="Normale 2 9 7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6" style:display-name="Normale 2 9 7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7" style:display-name="Normale 2 9 7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8" style:display-name="Normale 2 9 7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79" style:display-name="Normale 2 9 7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" style:display-name="Normale 2 9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0" style:display-name="Normale 2 9 8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1" style:display-name="Normale 2 9 8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2" style:display-name="Normale 2 9 8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3" style:display-name="Normale 2 9 8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4" style:display-name="Normale 2 9 8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5" style:display-name="Normale 2 9 8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6" style:display-name="Normale 2 9 8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7" style:display-name="Normale 2 9 8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8" style:display-name="Normale 2 9 8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89" style:display-name="Normale 2 9 8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" style:display-name="Normale 2 9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0" style:display-name="Normale 2 9 9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1" style:display-name="Normale 2 9 9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2" style:display-name="Normale 2 9 9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3" style:display-name="Normale 2 9 9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4" style:display-name="Normale 2 9 9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5" style:display-name="Normale 2 9 9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6" style:display-name="Normale 2 9 9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7" style:display-name="Normale 2 9 9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8" style:display-name="Normale 2 9 9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_32_99" style:display-name="Normale 2 9 9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0" style:display-name="Normale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1" style:display-name="Normale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2" style:display-name="Normale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3" style:display-name="Normale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4" style:display-name="Normale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5" style:display-name="Normale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6" style:display-name="Normale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7" style:display-name="Normale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8" style:display-name="Normale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9" style:display-name="Normale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" style:display-name="Normale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0" style:display-name="Normale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1" style:display-name="Normale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2" style:display-name="Normale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3" style:display-name="Normale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4" style:display-name="Normale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5" style:display-name="Normale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6" style:display-name="Normale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7" style:display-name="Normale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8" style:display-name="Normale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19" style:display-name="Normale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" style:display-name="Normale 3 2" style:family="table-cell" style:data-style-name="N0">
      <style:table-cell-properties style:vertical-align="automatic" fo:background-color="transparent"/>
    </style:style>
    <style:style style:name="Normale_32_3_32_2_32_2" style:display-name="Normale 3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" style:display-name="Normale 3 2 2 2" style:family="table-cell" style:data-style-name="N0">
      <style:table-cell-properties style:vertical-align="automatic" fo:background-color="transparent"/>
    </style:style>
    <style:style style:name="Normale_32_3_32_20" style:display-name="Normale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1" style:display-name="Normale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2" style:display-name="Normale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3" style:display-name="Normale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4" style:display-name="Normale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5" style:display-name="Normale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6" style:display-name="Normale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7" style:display-name="Normale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8" style:display-name="Normale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9" style:display-name="Normale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" style:display-name="Normale 3 3" style:family="table-cell" style:data-style-name="N0">
      <style:table-cell-properties style:vertical-align="automatic" fo:background-color="transparent"/>
    </style:style>
    <style:style style:name="Normale_32_3_32_30" style:display-name="Normale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1" style:display-name="Normale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2" style:display-name="Normale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3" style:display-name="Normale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4" style:display-name="Normale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5" style:display-name="Normale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6" style:display-name="Normale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7" style:display-name="Normale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8" style:display-name="Normale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39" style:display-name="Normale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" style:display-name="Normale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0" style:display-name="Normale 3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1" style:display-name="Normale 3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2" style:display-name="Normale 3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3" style:display-name="Normale 3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4" style:display-name="Normale 3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5" style:display-name="Normale 3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6" style:display-name="Normale 3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7" style:display-name="Normale 3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8" style:display-name="Normale 3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19" style:display-name="Normale 3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" style:display-name="Normale 3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0" style:display-name="Normale 3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1" style:display-name="Normale 3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2" style:display-name="Normale 3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3" style:display-name="Normale 3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4" style:display-name="Normale 3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5" style:display-name="Normale 3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6" style:display-name="Normale 3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7" style:display-name="Normale 3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8" style:display-name="Normale 3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9" style:display-name="Normale 3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" style:display-name="Normale 3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0" style:display-name="Normale 3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1" style:display-name="Normale 3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2" style:display-name="Normale 3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3" style:display-name="Normale 3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4" style:display-name="Normale 3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5" style:display-name="Normale 3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6" style:display-name="Normale 3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7" style:display-name="Normale 3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8" style:display-name="Normale 3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9" style:display-name="Normale 3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" style:display-name="Normale 3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0" style:display-name="Normale 3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1" style:display-name="Normale 3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2" style:display-name="Normale 3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3" style:display-name="Normale 3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4" style:display-name="Normale 3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5" style:display-name="Normale 3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6" style:display-name="Normale 3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7" style:display-name="Normale 3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8" style:display-name="Normale 3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49" style:display-name="Normale 3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" style:display-name="Normale 3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0" style:display-name="Normale 3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1" style:display-name="Normale 3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2" style:display-name="Normale 3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3" style:display-name="Normale 3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54" style:display-name="Normale 3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6" style:display-name="Normale 3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7" style:display-name="Normale 3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8" style:display-name="Normale 3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9" style:display-name="Normale 3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0" style:display-name="Normale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1" style:display-name="Normale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2" style:display-name="Normale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3" style:display-name="Normale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4" style:display-name="Normale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5" style:display-name="Normale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6" style:display-name="Normale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7" style:display-name="Normale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8" style:display-name="Normale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9" style:display-name="Normale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" style:display-name="Normale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0" style:display-name="Normale 3 5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1" style:display-name="Normale 3 5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2" style:display-name="Normale 3 5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3" style:display-name="Normale 3 5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4" style:display-name="Normale 3 5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5" style:display-name="Normale 3 5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6" style:display-name="Normale 3 5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7" style:display-name="Normale 3 5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8" style:display-name="Normale 3 5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19" style:display-name="Normale 3 5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" style:display-name="Normale 3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0" style:display-name="Normale 3 5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1" style:display-name="Normale 3 5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2" style:display-name="Normale 3 5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3" style:display-name="Normale 3 5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4" style:display-name="Normale 3 5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5" style:display-name="Normale 3 5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6" style:display-name="Normale 3 5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7" style:display-name="Normale 3 5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8" style:display-name="Normale 3 5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9" style:display-name="Normale 3 5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" style:display-name="Normale 3 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0" style:display-name="Normale 3 5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1" style:display-name="Normale 3 5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2" style:display-name="Normale 3 5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3" style:display-name="Normale 3 5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4" style:display-name="Normale 3 5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5" style:display-name="Normale 3 5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6" style:display-name="Normale 3 5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7" style:display-name="Normale 3 5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8" style:display-name="Normale 3 5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9" style:display-name="Normale 3 5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" style:display-name="Normale 3 5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0" style:display-name="Normale 3 5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1" style:display-name="Normale 3 5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2" style:display-name="Normale 3 5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3" style:display-name="Normale 3 5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4" style:display-name="Normale 3 5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5" style:display-name="Normale 3 5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6" style:display-name="Normale 3 5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7" style:display-name="Normale 3 5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8" style:display-name="Normale 3 5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49" style:display-name="Normale 3 5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" style:display-name="Normale 3 5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0" style:display-name="Normale 3 5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1" style:display-name="Normale 3 5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2" style:display-name="Normale 3 5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3" style:display-name="Normale 3 5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54" style:display-name="Normale 3 5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6" style:display-name="Normale 3 5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7" style:display-name="Normale 3 5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8" style:display-name="Normale 3 5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9" style:display-name="Normale 3 5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0" style:display-name="Normale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1" style:display-name="Normale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2" style:display-name="Normale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3" style:display-name="Normale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4" style:display-name="Normale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5" style:display-name="Normale 3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6" style:display-name="Normale 3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7" style:display-name="Normale 3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8" style:display-name="Normale 3 5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9" style:display-name="Normale 3 5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" style:display-name="Normale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" style:display-name="Normale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8" style:display-name="Normale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9" style:display-name="Normale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0" style:display-name="Normale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1" style:display-name="Normale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2" style:display-name="Normale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3" style:display-name="Normale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4" style:display-name="Normale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5" style:display-name="Normale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6" style:display-name="Normale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7" style:display-name="Normale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8" style:display-name="Normale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" style:display-name="Normale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0" style:display-name="Normale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1" style:display-name="Normale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2" style:display-name="Normale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3" style:display-name="Normale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4" style:display-name="Normale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5" style:display-name="Normale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6" style:display-name="Normale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7" style:display-name="Normale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8" style:display-name="Normale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19" style:display-name="Normale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" style:display-name="Normale 4 2" style:family="table-cell" style:data-style-name="N0">
      <style:table-cell-properties style:vertical-align="automatic" fo:background-color="transparent"/>
    </style:style>
    <style:style style:name="Normale_32_4_32_20" style:display-name="Normale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1" style:display-name="Normale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2" style:display-name="Normale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3" style:display-name="Normale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4" style:display-name="Normale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5" style:display-name="Normale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6" style:display-name="Normale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7" style:display-name="Normale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8" style:display-name="Normale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9" style:display-name="Normale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" style:display-name="Normale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0" style:display-name="Normale 4 3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1" style:display-name="Normale 4 3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2" style:display-name="Normale 4 3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3" style:display-name="Normale 4 3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4" style:display-name="Normale 4 3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5" style:display-name="Normale 4 3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6" style:display-name="Normale 4 3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7" style:display-name="Normale 4 3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8" style:display-name="Normale 4 3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19" style:display-name="Normale 4 3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" style:display-name="Normale 4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0" style:display-name="Normale 4 3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1" style:display-name="Normale 4 3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2" style:display-name="Normale 4 3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3" style:display-name="Normale 4 3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4" style:display-name="Normale 4 3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5" style:display-name="Normale 4 3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6" style:display-name="Normale 4 3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7" style:display-name="Normale 4 3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8" style:display-name="Normale 4 3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9" style:display-name="Normale 4 3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" style:display-name="Normale 4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0" style:display-name="Normale 4 3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1" style:display-name="Normale 4 3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2" style:display-name="Normale 4 3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3" style:display-name="Normale 4 3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4" style:display-name="Normale 4 3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5" style:display-name="Normale 4 3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6" style:display-name="Normale 4 3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7" style:display-name="Normale 4 3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8" style:display-name="Normale 4 3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9" style:display-name="Normale 4 3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" style:display-name="Normale 4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0" style:display-name="Normale 4 3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1" style:display-name="Normale 4 3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2" style:display-name="Normale 4 3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3" style:display-name="Normale 4 3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4" style:display-name="Normale 4 3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5" style:display-name="Normale 4 3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6" style:display-name="Normale 4 3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7" style:display-name="Normale 4 3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8" style:display-name="Normale 4 3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49" style:display-name="Normale 4 3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" style:display-name="Normale 4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0" style:display-name="Normale 4 3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1" style:display-name="Normale 4 3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2" style:display-name="Normale 4 3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3" style:display-name="Normale 4 3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54" style:display-name="Normale 4 3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6" style:display-name="Normale 4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7" style:display-name="Normale 4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8" style:display-name="Normale 4 3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9" style:display-name="Normale 4 3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0" style:display-name="Normale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1" style:display-name="Normale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2" style:display-name="Normale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3" style:display-name="Normale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4" style:display-name="Normale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5" style:display-name="Normale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6" style:display-name="Normale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7" style:display-name="Normale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8" style:display-name="Normale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9" style:display-name="Normale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" style:display-name="Normale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0" style:display-name="Normale 4 4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1" style:display-name="Normale 4 4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2" style:display-name="Normale 4 4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3" style:display-name="Normale 4 4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4" style:display-name="Normale 4 4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5" style:display-name="Normale 4 4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6" style:display-name="Normale 4 4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7" style:display-name="Normale 4 4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8" style:display-name="Normale 4 4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19" style:display-name="Normale 4 4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" style:display-name="Normale 4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0" style:display-name="Normale 4 4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1" style:display-name="Normale 4 4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2" style:display-name="Normale 4 4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3" style:display-name="Normale 4 4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4" style:display-name="Normale 4 4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5" style:display-name="Normale 4 4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6" style:display-name="Normale 4 4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7" style:display-name="Normale 4 4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8" style:display-name="Normale 4 4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9" style:display-name="Normale 4 4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" style:display-name="Normale 4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0" style:display-name="Normale 4 4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1" style:display-name="Normale 4 4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2" style:display-name="Normale 4 4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3" style:display-name="Normale 4 4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4" style:display-name="Normale 4 4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5" style:display-name="Normale 4 4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6" style:display-name="Normale 4 4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7" style:display-name="Normale 4 4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8" style:display-name="Normale 4 4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9" style:display-name="Normale 4 4 3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" style:display-name="Normale 4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0" style:display-name="Normale 4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1" style:display-name="Normale 4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2" style:display-name="Normale 4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3" style:display-name="Normale 4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4" style:display-name="Normale 4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5" style:display-name="Normale 4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6" style:display-name="Normale 4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7" style:display-name="Normale 4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8" style:display-name="Normale 4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49" style:display-name="Normale 4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" style:display-name="Normale 4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0" style:display-name="Normale 4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1" style:display-name="Normale 4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2" style:display-name="Normale 4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3" style:display-name="Normale 4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54" style:display-name="Normale 4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6" style:display-name="Normale 4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7" style:display-name="Normale 4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8" style:display-name="Normale 4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9" style:display-name="Normale 4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0" style:display-name="Normale 4 4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1" style:display-name="Normale 4 4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2" style:display-name="Normale 4 4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3" style:display-name="Normale 4 4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4" style:display-name="Normale 4 4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5" style:display-name="Normale 4 4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6" style:display-name="Normale 4 4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7" style:display-name="Normale 4 4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8" style:display-name="Normale 4 4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9" style:display-name="Normale 4 4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" style:display-name="Normale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0" style:display-name="Normale 4 5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1" style:display-name="Normale 4 5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2" style:display-name="Normale 4 5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3" style:display-name="Normale 4 5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4" style:display-name="Normale 4 5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5" style:display-name="Normale 4 5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6" style:display-name="Normale 4 5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7" style:display-name="Normale 4 5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" style:display-name="Normale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7" style:display-name="Normale 4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8" style:display-name="Normale 4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9" style:display-name="Normale 4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" style:display-name="Normale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" style:display-name="Normale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" style:display-name="Normale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8_32_2" style:display-name="Normale 8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" style:display-name="Normale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a_32_2" style:display-name="Nota 2" style:family="table-cell" style:data-style-name="N0">
      <style:table-cell-properties fo:border="thin solid #C0C0C0" fo:background-color="#FFFFCC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Output_32_2" style:display-name="Output 2" style:family="table-cell" style:data-style-name="N0">
      <style:table-cell-properties fo:border="thin solid #333333" fo:background-color="#FFFFFF"/>
      <style:text-properties fo:color="#333333" fo:font-size="12pt" style:font-size-asian="12pt" style:font-size-complex="12pt" fo:font-weight="bold" style:font-weight-asian="bold" style:font-weight-complex="bold"/>
    </style:style>
    <style:style style:name="Senza_32_nome1" style:display-name="Senza nome1" style:family="table-cell" style:data-style-name="N0">
      <style:table-cell-properties fo:background-color="#CC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Senza_32_nome2" style:display-name="Senza nome2" style:family="table-cell" style:data-style-name="N0">
      <style:table-cell-properties fo:background-color="#CCCC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Senza_32_nome3" style:display-name="Senza nome3" style:family="table-cell" style:data-style-name="N0">
      <style:table-cell-properties fo:background-color="#CC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Testo_32_avviso_32_2" style:display-name="Testo avviso 2" style:family="table-cell" style:data-style-name="N0">
      <style:text-properties fo:color="#FF0000" fo:font-size="12pt" style:font-size-asian="12pt" style:font-size-complex="12pt"/>
    </style:style>
    <style:style style:name="Testo_32_descrittivo_32_2" style:display-name="Testo descrittivo 2" style:family="table-cell" style:data-style-name="N0">
      <style:text-properties fo:color="#808080" fo:font-size="12pt" style:font-size-asian="12pt" style:font-size-complex="12pt" fo:font-style="italic" style:font-style-asian="italic" style:font-style-complex="italic"/>
    </style:style>
    <style:style style:name="Titolo_32_1_32_2" style:display-name="Titolo 1 2" style:family="table-cell" style:data-style-name="N0">
      <style:table-cell-properties fo:border-top="none" fo:border-bottom="thick solid #33CCCC" fo:border-left="none" fo:border-right="none"/>
      <style:text-properties fo:color="#333399" fo:font-size="15pt" style:font-size-asian="15pt" style:font-size-complex="15pt" fo:font-weight="bold" style:font-weight-asian="bold" style:font-weight-complex="bold"/>
    </style:style>
    <style:style style:name="Titolo_32_2_32_2" style:display-name="Titolo 2 2" style:family="table-cell" style:data-style-name="N0">
      <style:table-cell-properties fo:border-top="none" fo:border-bottom="thick solid #C0C0C0" fo:border-left="none" fo:border-right="none"/>
      <style:text-properties fo:color="#333399" fo:font-size="13pt" style:font-size-asian="13pt" style:font-size-complex="13pt" fo:font-weight="bold" style:font-weight-asian="bold" style:font-weight-complex="bold"/>
    </style:style>
    <style:style style:name="Titolo_32_3_32_2" style:display-name="Titolo 3 2" style:family="table-cell" style:data-style-name="N0">
      <style:table-cell-properties fo:border-top="none" fo:border-bottom="2pt solid #33CCCC" fo:border-left="none" fo:border-right="none"/>
      <style:text-properties fo:color="#333399" fo:font-weight="bold" style:font-weight-asian="bold" style:font-weight-complex="bold"/>
    </style:style>
    <style:style style:name="Titolo_32_4_32_2" style:display-name="Titolo 4 2" style:family="table-cell" style:data-style-name="N0">
      <style:text-properties fo:color="#333399" fo:font-weight="bold" style:font-weight-asian="bold" style:font-weight-complex="bold"/>
    </style:style>
    <style:style style:name="Titolo_32_5" style:display-name="Titolo 5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e_32_2" style:display-name="Totale 2" style:family="table-cell" style:data-style-name="N0">
      <style:table-cell-properties fo:border-top="thin solid #33CCCC" fo:border-bottom="thin double #33CCCC" fo:border-left="none" fo:border-right="none"/>
      <style:text-properties fo:color="#000000" fo:font-size="12pt" style:font-size-asian="12pt" style:font-size-complex="12pt" fo:font-weight="bold" style:font-weight-asian="bold" style:font-weight-complex="bold"/>
    </style:style>
    <style:style style:name="Valido" style:family="table-cell" style:data-style-name="N0">
      <style:table-cell-properties fo:background-color="#CCFFCC"/>
      <style:text-properties fo:color="#008000" fo:font-size="12pt" style:font-size-asian="12pt" style:font-size-complex="12pt"/>
    </style:style>
    <style:style style:name="cf1" style:family="table-cell">
      <style:table-cell-properties fo:background-color="#FF0000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22in" fo:margin-bottom="0.18in" fo:margin-left="0.6in" fo:margin-right="0.236220472440945in" style:print-orientation="landscape" style:print-page-order="ttb" style:first-page-number="continue" style:scale-to="70%" style:table-centering="none" style:print="objects charts drawings"/>
      <style:header-style>
        <style:header-footer-properties fo:min-height="0.53in" fo:margin-left="0.6in" fo:margin-right="0.236220472440945in" fo:margin-bottom="0in"/>
      </style:header-style>
      <style:footer-style>
        <style:header-footer-properties fo:min-height="0.06in" fo:margin-left="0.6in" fo:margin-right="0.23622047244094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.farina</meta:initial-creator>
    <dc:creator>Federiconi Stefano</dc:creator>
    <meta:creation-date>2016-03-01T09:57:31Z</meta:creation-date>
    <dc:date>2017-12-20T13:31:38Z</dc:date>
    <meta:print-date>2017-12-12T13:49:20Z</meta:print-date>
  </office:meta>
</office:document-meta>
</file>